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ffcc" draw:opacity="50%" draw:textarea-horizontal-align="justify" draw:textarea-vertical-align="middle" draw:auto-grow-height="false" fo:min-height="13.727cm" fo:min-width="39.519cm" draw:shadow-offset-x="0.203cm" draw:shadow-offset-y="0.203cm" draw:shadow-opacity="50%"/>
    </style:style>
    <style:style style:name="gr2"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3" style:family="graphic" style:parent-style-name="standard">
      <style:graphic-properties draw:fill-color="#ff8080" draw:opacity="50%" draw:textarea-horizontal-align="justify" draw:textarea-vertical-align="middle" draw:auto-grow-height="false" fo:min-height="13.466cm" fo:min-width="19.573cm" draw:shadow-offset-x="0.203cm" draw:shadow-offset-y="0.203cm" draw:shadow-opacity="50%"/>
    </style:style>
    <style:style style:name="gr4" style:family="graphic" style:parent-style-name="standard">
      <style:graphic-properties draw:fill-color="#99cc99" draw:opacity="50%" draw:textarea-horizontal-align="justify" draw:textarea-vertical-align="middle" draw:auto-grow-height="false" fo:min-height="13.466cm" fo:min-width="19.439cm" draw:shadow-offset-x="0.203cm" draw:shadow-offset-y="0.203cm" draw:shadow-opacity="50%"/>
    </style:style>
    <style:style style:name="gr5" style:family="graphic" style:parent-style-name="standard" style:list-style-name="L1">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svg:stroke-width="0.04cm" svg:stroke-color="#ffffff" draw:marker-start-width="0.26cm" draw:marker-start-center="false"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width="0.26cm" draw:marker-start-center="false"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width="0.26cm" draw:marker-start-center="false"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width="0.26cm" draw:marker-start-center="false"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width="0.26cm" draw:marker-start-center="false"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width="0.26cm" draw:marker-start-center="false"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width="0.26cm" draw:marker-start-center="false"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width="0.26cm" draw:marker-start-center="false"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 style:family="graphic" style:parent-style-name="standard" style:list-style-name="L1">
      <style:graphic-properties draw:stroke="solid" svg:stroke-width="0.04cm" svg:stroke-color="#ffffff" draw:marker-start-width="0.26cm" draw:marker-start-center="false"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7" style:family="graphic" style:parent-style-name="standard" style:list-style-name="L1">
      <style:graphic-properties draw:stroke="solid" svg:stroke-width="0.04cm" svg:stroke-color="#000000" draw:marker-start-width="0.26cm" draw:marker-start-center="false"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9"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min-height="0cm" fo:min-width="0cm" fo:padding-top="0.15cm" fo:padding-bottom="0.15cm" fo:padding-left="0.275cm" fo:padding-right="0.275cm"/>
    </style:style>
    <style:style style:name="gr40"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17cm" fo:min-width="0.183cm" fo:padding-top="0.125cm" fo:padding-bottom="0.125cm" fo:padding-left="0.25cm" fo:padding-right="0.25cm" draw:shadow="hidden" draw:shadow-offset-x="0.3cm" draw:shadow-offset-y="0.3cm" draw:shadow-color="#808080"/>
    </style:style>
    <style:style style:name="gr41"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65cm" fo:min-width="0.133cm" fo:padding-top="0.125cm" fo:padding-bottom="0.125cm" fo:padding-left="0.25cm" fo:padding-right="0.25cm" draw:shadow="hidden" draw:shadow-offset-x="0.3cm" draw:shadow-offset-y="0.3cm" draw:shadow-color="#808080"/>
    </style:style>
    <style:style style:name="gr43"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4"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5"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7cm" fo:padding-top="0.125cm" fo:padding-bottom="0.125cm" fo:padding-left="0.25cm" fo:padding-right="0.25cm" draw:shadow="hidden" draw:shadow-offset-x="0.3cm" draw:shadow-offset-y="0.3cm" draw:shadow-color="#808080"/>
    </style:style>
    <style:style style:name="gr4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7"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8"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4cm" fo:padding-top="0.125cm" fo:padding-bottom="0.125cm" fo:padding-left="0.25cm" fo:padding-right="0.25cm" draw:shadow="hidden" draw:shadow-offset-x="0.3cm" draw:shadow-offset-y="0.3cm" draw:shadow-color="#808080"/>
    </style:style>
    <style:style style:name="gr49"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0"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51"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2" style:family="graphic" style:parent-style-name="standard" style:list-style-name="L2">
      <style:graphic-properties draw:stroke="solid" svg:stroke-width="0cm" svg:stroke-color="#cccccc" draw:marker-start-width="0.2cm" draw:marker-start-center="false" draw:marker-end-width="0.2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3"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4"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5"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6"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7"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8" style:family="graphic" style:parent-style-name="standard" style:list-style-name="L2">
      <style:graphic-properties draw:stroke="none" svg:stroke-width="0cm" svg:stroke-color="#666666" draw:marker-start-width="0.3cm" draw:marker-start-center="false"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59" style:family="graphic" style:parent-style-name="standard" style:list-style-name="L2">
      <style:graphic-properties draw:stroke="none" svg:stroke-width="0cm" svg:stroke-color="#666666" draw:marker-start-width="0.3cm" draw:marker-start-center="false"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60" style:family="graphic" style:parent-style-name="standard" style:list-style-name="L2">
      <style:graphic-properties draw:stroke="solid" svg:stroke-width="0cm" svg:stroke-color="#808000" draw:marker-start-width="0.3cm" draw:marker-start-center="false"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style>
    <style:style style:name="gr61"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62"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63"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64"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65"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6"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7"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8"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9"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70"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71"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72"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73"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74"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75"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76"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none" svg:stroke-color="#000000" draw:fill="none" draw:fill-color="#ffffff" fo:min-height="0.637cm"/>
    </style:style>
    <style:style style:name="gr78"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17cm" fo:min-width="0.183cm" fo:padding-top="0.125cm" fo:padding-bottom="0.125cm" fo:padding-left="0.25cm" fo:padding-right="0.25cm" draw:shadow="hidden" draw:shadow-offset-x="0.3cm" draw:shadow-offset-y="0.3cm" draw:shadow-color="#808080"/>
    </style:style>
    <style:style style:name="gr79"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80"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65cm" fo:min-width="0.133cm" fo:padding-top="0.125cm" fo:padding-bottom="0.125cm" fo:padding-left="0.25cm" fo:padding-right="0.25cm" draw:shadow="hidden" draw:shadow-offset-x="0.3cm" draw:shadow-offset-y="0.3cm" draw:shadow-color="#808080"/>
    </style:style>
    <style:style style:name="gr81"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2"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3"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7cm" fo:padding-top="0.125cm" fo:padding-bottom="0.125cm" fo:padding-left="0.25cm" fo:padding-right="0.25cm" draw:shadow="hidden" draw:shadow-offset-x="0.3cm" draw:shadow-offset-y="0.3cm" draw:shadow-color="#808080"/>
    </style:style>
    <style:style style:name="gr84"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5"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6"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4cm" fo:padding-top="0.125cm" fo:padding-bottom="0.125cm" fo:padding-left="0.25cm" fo:padding-right="0.25cm" draw:shadow="hidden" draw:shadow-offset-x="0.3cm" draw:shadow-offset-y="0.3cm" draw:shadow-color="#808080"/>
    </style:style>
    <style:style style:name="gr87"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8"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9"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90" style:family="graphic" style:parent-style-name="standard" style:list-style-name="L2">
      <style:graphic-properties draw:stroke="solid" svg:stroke-width="0cm" svg:stroke-color="#cccccc" draw:marker-start-width="0.2cm" draw:marker-start-center="false" draw:marker-end-width="0.2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91"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92"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93"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94"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95"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96" style:family="graphic" style:parent-style-name="standard" style:list-style-name="L2">
      <style:graphic-properties draw:stroke="none" svg:stroke-width="0cm" svg:stroke-color="#666666" draw:marker-start-width="0.3cm" draw:marker-start-center="false"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97" style:family="graphic" style:parent-style-name="standard" style:list-style-name="L2">
      <style:graphic-properties draw:stroke="none" svg:stroke-width="0cm" svg:stroke-color="#666666" draw:marker-start-width="0.3cm" draw:marker-start-center="false"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98" style:family="graphic" style:parent-style-name="standard" style:list-style-name="L2">
      <style:graphic-properties draw:stroke="solid" svg:stroke-width="0cm" svg:stroke-color="#808000" draw:marker-start-width="0.3cm" draw:marker-start-center="false"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style>
    <style:style style:name="gr99"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100"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101"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102"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103"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04"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05"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06"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07"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08"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09"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10"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11"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112"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13"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14"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15" style:family="graphic" style:parent-style-name="objectwithoutfill">
      <style:graphic-properties draw:fill="none" draw:textarea-vertical-align="middle"/>
    </style:style>
    <style:style style:name="gr116" style:family="graphic" style:parent-style-name="standard">
      <style:graphic-properties draw:stroke="none" svg:stroke-color="#000000" draw:fill="solid" draw:fill-color="#dddddd" fo:min-height="0.319cm"/>
    </style:style>
    <style:style style:name="gr117"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22cm" fo:min-width="0.185cm" fo:padding-top="0.125cm" fo:padding-bottom="0.125cm" fo:padding-left="0.25cm" fo:padding-right="0.25cm" draw:shadow="hidden" draw:shadow-offset-x="0.3cm" draw:shadow-offset-y="0.3cm" draw:shadow-color="#808080"/>
    </style:style>
    <style:style style:name="gr118"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119"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71cm" fo:min-width="0.136cm" fo:padding-top="0.125cm" fo:padding-bottom="0.125cm" fo:padding-left="0.25cm" fo:padding-right="0.25cm" draw:shadow="hidden" draw:shadow-offset-x="0.3cm" draw:shadow-offset-y="0.3cm" draw:shadow-color="#808080"/>
    </style:style>
    <style:style style:name="gr120"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21"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22"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9cm" fo:padding-top="0.125cm" fo:padding-bottom="0.125cm" fo:padding-left="0.25cm" fo:padding-right="0.25cm" draw:shadow="hidden" draw:shadow-offset-x="0.3cm" draw:shadow-offset-y="0.3cm" draw:shadow-color="#808080"/>
    </style:style>
    <style:style style:name="gr123"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24"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25"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6cm" fo:padding-top="0.125cm" fo:padding-bottom="0.125cm" fo:padding-left="0.25cm" fo:padding-right="0.25cm" draw:shadow="hidden" draw:shadow-offset-x="0.3cm" draw:shadow-offset-y="0.3cm" draw:shadow-color="#808080"/>
    </style:style>
    <style:style style:name="gr12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27"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28"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9" style:family="graphic" style:parent-style-name="standard" style:list-style-name="L2">
      <style:graphic-properties draw:stroke="solid" svg:stroke-width="0cm" svg:stroke-color="#cccccc" draw:marker-start-width="0.3cm" draw:marker-start-center="false" draw:marker-end-width="0.3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30"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31"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32"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133"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134"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35"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3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37"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38"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39"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40"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style>
    <style:style style:name="gr141"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style>
    <style:style style:name="gr142" style:family="graphic" style:parent-style-name="standard">
      <style:graphic-properties draw:stroke="none" svg:stroke-color="#000000" draw:fill="none" draw:fill-color="#ffffff" fo:min-height="0.319cm"/>
    </style:style>
    <style:style style:name="gr143"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22cm" fo:min-width="0.185cm" fo:padding-top="0.125cm" fo:padding-bottom="0.125cm" fo:padding-left="0.25cm" fo:padding-right="0.25cm" draw:shadow="hidden" draw:shadow-offset-x="0.3cm" draw:shadow-offset-y="0.3cm" draw:shadow-color="#808080"/>
    </style:style>
    <style:style style:name="gr144"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145"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71cm" fo:min-width="0.136cm" fo:padding-top="0.125cm" fo:padding-bottom="0.125cm" fo:padding-left="0.25cm" fo:padding-right="0.25cm" draw:shadow="hidden" draw:shadow-offset-x="0.3cm" draw:shadow-offset-y="0.3cm" draw:shadow-color="#808080"/>
    </style:style>
    <style:style style:name="gr146"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47"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48"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9cm" fo:padding-top="0.125cm" fo:padding-bottom="0.125cm" fo:padding-left="0.25cm" fo:padding-right="0.25cm" draw:shadow="hidden" draw:shadow-offset-x="0.3cm" draw:shadow-offset-y="0.3cm" draw:shadow-color="#808080"/>
    </style:style>
    <style:style style:name="gr149"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50"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51"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6cm" fo:padding-top="0.125cm" fo:padding-bottom="0.125cm" fo:padding-left="0.25cm" fo:padding-right="0.25cm" draw:shadow="hidden" draw:shadow-offset-x="0.3cm" draw:shadow-offset-y="0.3cm" draw:shadow-color="#808080"/>
    </style:style>
    <style:style style:name="gr15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53"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54"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55" style:family="graphic" style:parent-style-name="standard" style:list-style-name="L2">
      <style:graphic-properties draw:stroke="solid" svg:stroke-width="0cm" svg:stroke-color="#cccccc" draw:marker-start-width="0.3cm" draw:marker-start-center="false" draw:marker-end-width="0.3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56"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57"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58"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159"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160"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61"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6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63"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64"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65"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66"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style>
    <style:style style:name="gr167"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style>
    <style:style style:name="gr168"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17cm" fo:min-width="0.183cm" fo:padding-top="0.125cm" fo:padding-bottom="0.125cm" fo:padding-left="0.25cm" fo:padding-right="0.25cm" draw:shadow="hidden" draw:shadow-offset-x="0.3cm" draw:shadow-offset-y="0.3cm" draw:shadow-color="#808080"/>
    </style:style>
    <style:style style:name="gr169"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170"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65cm" fo:min-width="0.133cm" fo:padding-top="0.125cm" fo:padding-bottom="0.125cm" fo:padding-left="0.25cm" fo:padding-right="0.25cm" draw:shadow="hidden" draw:shadow-offset-x="0.3cm" draw:shadow-offset-y="0.3cm" draw:shadow-color="#808080"/>
    </style:style>
    <style:style style:name="gr171"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72"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73"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7cm" fo:padding-top="0.125cm" fo:padding-bottom="0.125cm" fo:padding-left="0.25cm" fo:padding-right="0.25cm" draw:shadow="hidden" draw:shadow-offset-x="0.3cm" draw:shadow-offset-y="0.3cm" draw:shadow-color="#808080"/>
    </style:style>
    <style:style style:name="gr174"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75"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76"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4cm" fo:padding-top="0.125cm" fo:padding-bottom="0.125cm" fo:padding-left="0.25cm" fo:padding-right="0.25cm" draw:shadow="hidden" draw:shadow-offset-x="0.3cm" draw:shadow-offset-y="0.3cm" draw:shadow-color="#808080"/>
    </style:style>
    <style:style style:name="gr177"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78"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79"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0" style:family="graphic" style:parent-style-name="standard" style:list-style-name="L2">
      <style:graphic-properties draw:stroke="solid" svg:stroke-width="0cm" svg:stroke-color="#cccccc" draw:marker-start-width="0.2cm" draw:marker-start-center="false" draw:marker-end-width="0.2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81"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82"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83"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84"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85"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86" style:family="graphic" style:parent-style-name="standard" style:list-style-name="L2">
      <style:graphic-properties draw:stroke="none" svg:stroke-width="0cm" svg:stroke-color="#666666" draw:marker-start-width="0.3cm" draw:marker-start-center="false"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187" style:family="graphic" style:parent-style-name="standard" style:list-style-name="L2">
      <style:graphic-properties draw:stroke="none" svg:stroke-width="0cm" svg:stroke-color="#666666" draw:marker-start-width="0.3cm" draw:marker-start-center="false"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188" style:family="graphic" style:parent-style-name="standard" style:list-style-name="L2">
      <style:graphic-properties draw:stroke="solid" svg:stroke-width="0cm" svg:stroke-color="#808000" draw:marker-start-width="0.3cm" draw:marker-start-center="false"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style>
    <style:style style:name="gr189"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190"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191"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192"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193"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94"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95"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96"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97"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98"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99"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00"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01"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202"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03"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04"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05"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941cm" fo:min-width="0.261cm" fo:padding-top="0.125cm" fo:padding-bottom="0.125cm" fo:padding-left="0.25cm" fo:padding-right="0.25cm" draw:shadow="hidden" draw:shadow-offset-x="0.3cm" draw:shadow-offset-y="0.3cm" draw:shadow-color="#808080"/>
    </style:style>
    <style:style style:name="gr206"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207"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932cm" fo:min-width="0.206cm" fo:padding-top="0.125cm" fo:padding-bottom="0.125cm" fo:padding-left="0.25cm" fo:padding-right="0.25cm" draw:shadow="hidden" draw:shadow-offset-x="0.3cm" draw:shadow-offset-y="0.3cm" draw:shadow-color="#808080"/>
    </style:style>
    <style:style style:name="gr208"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008cm" fo:padding-top="0.125cm" fo:padding-bottom="0.125cm" fo:padding-left="0.25cm" fo:padding-right="0.25cm" draw:shadow="hidden" draw:shadow-offset-x="0.3cm" draw:shadow-offset-y="0.3cm" draw:shadow-color="#808080"/>
    </style:style>
    <style:style style:name="gr209"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10"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8cm" fo:padding-top="0.125cm" fo:padding-bottom="0.125cm" fo:padding-left="0.25cm" fo:padding-right="0.25cm" draw:shadow="hidden" draw:shadow-offset-x="0.3cm" draw:shadow-offset-y="0.3cm" draw:shadow-color="#808080"/>
    </style:style>
    <style:style style:name="gr211"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008cm" fo:padding-top="0.125cm" fo:padding-bottom="0.125cm" fo:padding-left="0.25cm" fo:padding-right="0.25cm" draw:shadow="hidden" draw:shadow-offset-x="0.3cm" draw:shadow-offset-y="0.3cm" draw:shadow-color="#808080"/>
    </style:style>
    <style:style style:name="gr21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13"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88cm" fo:padding-top="0.125cm" fo:padding-bottom="0.125cm" fo:padding-left="0.25cm" fo:padding-right="0.25cm" draw:shadow="hidden" draw:shadow-offset-x="0.3cm" draw:shadow-offset-y="0.3cm" draw:shadow-color="#808080"/>
    </style:style>
    <style:style style:name="gr214"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15"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16"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7" style:family="graphic" style:parent-style-name="standard" style:list-style-name="L2">
      <style:graphic-properties draw:stroke="solid" svg:stroke-width="0cm" svg:stroke-color="#cccccc" draw:marker-start-width="0.3cm" draw:marker-start-center="false" draw:marker-end-width="0.3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18"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19"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20"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221"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22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23"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24"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225"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226"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27"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28"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style>
    <style:style style:name="gr229"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style>
    <style:style style:name="gr230" style:family="graphic" style:parent-style-name="standard">
      <style:graphic-properties draw:stroke="none" svg:stroke-color="#000000" draw:fill="none" draw:fill-color="#ffffff" fo:min-height="1.045cm"/>
    </style:style>
    <style:style style:name="gr231" style:family="graphic" style:parent-style-name="standard">
      <style:graphic-properties draw:stroke="none" svg:stroke-color="#000000" draw:fill="solid" draw:fill-color="#dddddd" fo:min-height="0.385cm"/>
    </style:style>
    <style:style style:name="gr232" style:family="graphic" style:parent-style-name="standard" style:list-style-name="L2">
      <style:graphic-properties draw:stroke="solid" svg:stroke-width="0cm" svg:stroke-color="#808080" draw:marker-start-width="0.3cm" draw:marker-start-center="false" draw:marker-end-width="0.3cm" draw:marker-end-center="false" draw:fill="solid" draw:fill-color="#cccccc" draw:textarea-horizontal-align="justify" draw:textarea-vertical-align="middle" draw:auto-grow-height="false" fo:min-height="0cm" fo:min-width="0.547cm" fo:padding-top="0.125cm" fo:padding-bottom="0.125cm" fo:padding-left="0.25cm" fo:padding-right="0.25cm" draw:shadow="hidden" draw:shadow-offset-x="0.3cm" draw:shadow-offset-y="0.3cm" draw:shadow-color="#808080"/>
    </style:style>
    <style:style style:name="gr233"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081cm" fo:padding-top="0.125cm" fo:padding-bottom="0.125cm" fo:padding-left="0.25cm" fo:padding-right="0.25cm" draw:shadow="hidden" draw:shadow-offset-x="0.3cm" draw:shadow-offset-y="0.3cm" draw:shadow-color="#808080"/>
    </style:style>
    <style:style style:name="gr234"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248cm" fo:padding-top="0.125cm" fo:padding-bottom="0.125cm" fo:padding-left="0.25cm" fo:padding-right="0.25cm" draw:shadow="hidden" draw:shadow-offset-x="0.3cm" draw:shadow-offset-y="0.3cm" draw:shadow-color="#808080"/>
    </style:style>
    <style:style style:name="gr235"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36"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37" style:family="graphic" style:parent-style-name="standard" style:list-style-name="L2">
      <style:graphic-properties draw:stroke="solid" svg:stroke-width="0cm" svg:stroke-color="#80808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38"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39" style:family="graphic" style:parent-style-name="standard" style:list-style-name="L2">
      <style:graphic-properties draw:stroke="none" svg:stroke-width="0cm" svg:stroke-color="#666666"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40" style:family="graphic" style:parent-style-name="standard" style:list-style-name="L2">
      <style:graphic-properties draw:stroke="none" svg:stroke-width="0cm" svg:stroke-color="#666666"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41" style:family="graphic" style:parent-style-name="standard" style:list-style-name="L2">
      <style:graphic-properties draw:stroke="solid" svg:stroke-width="0cm" svg:stroke-color="#808080" draw:marker-start-width="0.3cm" draw:marker-start-center="false" draw:marker-end-width="0.3cm" draw:marker-end-center="false" draw:fill="solid" draw:fill-color="#cccccc" draw:textarea-horizontal-align="justify" draw:textarea-vertical-align="middle" draw:auto-grow-height="false" fo:min-height="0.724cm" fo:min-width="0.789cm" fo:padding-top="0.125cm" fo:padding-bottom="0.125cm" fo:padding-left="0.25cm" fo:padding-right="0.25cm" draw:shadow="hidden" draw:shadow-offset-x="0.3cm" draw:shadow-offset-y="0.3cm" draw:shadow-color="#808080"/>
    </style:style>
    <style:style style:name="gr242" style:family="graphic" style:parent-style-name="standard" style:list-style-name="L2">
      <style:graphic-properties draw:stroke="solid" svg:stroke-width="0cm" svg:stroke-color="#666666" draw:marker-start-width="0.3cm" draw:marker-start-center="false" draw:marker-end-width="0.3cm" draw:marker-end-center="false" draw:fill="solid" draw:fill-color="#ccffff" draw:textarea-horizontal-align="justify" draw:textarea-vertical-align="middle" draw:auto-grow-height="false" fo:min-height="0.546cm" fo:min-width="0.724cm" fo:padding-top="0.125cm" fo:padding-bottom="0.125cm" fo:padding-left="0.25cm" fo:padding-right="0.25cm" draw:shadow="hidden" draw:shadow-offset-x="0.3cm" draw:shadow-offset-y="0.3cm" draw:shadow-color="#808080"/>
    </style:style>
    <style:style style:name="gr243" style:family="graphic" style:parent-style-name="standard" style:list-style-name="L2">
      <style:graphic-properties draw:stroke="none" svg:stroke-width="0cm" svg:stroke-color="#666666" draw:marker-start-width="0.3cm" draw:marker-start-center="false" draw:marker-end-width="0.3cm" draw:marker-end-center="false" draw:fill="solid" draw:fill-color="#ffffff" draw:opacity-name="Transparency_20_7" draw:textarea-horizontal-align="center" draw:textarea-vertical-align="middle" fo:padding-top="0.125cm" fo:padding-bottom="0.125cm" fo:padding-left="0.25cm" fo:padding-right="0.25cm" draw:shadow="hidden" draw:shadow-offset-x="0.3cm" draw:shadow-offset-y="0.3cm" draw:shadow-color="#808080"/>
    </style:style>
    <style:style style:name="gr244" style:family="graphic" style:parent-style-name="standard" style:list-style-name="L2">
      <style:graphic-properties draw:stroke="none" svg:stroke-width="0cm" svg:stroke-color="#666666" draw:marker-start-width="0.3cm" draw:marker-start-center="false" draw:marker-end-width="0.3cm" draw:marker-end-center="false" draw:fill="solid" draw:fill-color="#4c4c4c" draw:textarea-horizontal-align="justify" draw:textarea-vertical-align="middle" draw:auto-grow-height="false" fo:min-height="0cm" fo:min-width="0.788cm" fo:padding-top="0.125cm" fo:padding-bottom="0.125cm" fo:padding-left="0.25cm" fo:padding-right="0.25cm" draw:shadow="hidden" draw:shadow-offset-x="0.3cm" draw:shadow-offset-y="0.3cm" draw:shadow-color="#808080"/>
    </style:style>
    <style:style style:name="gr245" style:family="graphic" style:parent-style-name="standard" style:list-style-name="L2">
      <style:graphic-properties draw:stroke="none" svg:stroke-width="0cm" svg:stroke-color="#666666" draw:marker-start-width="0.3cm" draw:marker-start-center="false" draw:marker-end-width="0.3cm" draw:marker-end-center="false" draw:fill="solid" draw:fill-color="#4c4c4c" draw:textarea-horizontal-align="justify" draw:textarea-vertical-align="middle" draw:auto-grow-height="false" fo:min-height="0.537cm" fo:min-width="0cm" fo:padding-top="0.125cm" fo:padding-bottom="0.125cm" fo:padding-left="0.25cm" fo:padding-right="0.25cm" draw:shadow="hidden" draw:shadow-offset-x="0.3cm" draw:shadow-offset-y="0.3cm" draw:shadow-color="#808080"/>
    </style:style>
    <style:style style:name="gr246" style:family="graphic" style:parent-style-name="standard" style:list-style-name="L2">
      <style:graphic-properties draw:stroke="none" svg:stroke-width="0cm" svg:stroke-color="#666666" draw:marker-start-width="0.3cm" draw:marker-start-center="false" draw:marker-end-width="0.3cm" draw:marker-end-center="false" draw:fill="solid" draw:fill-color="#4c4c4c" draw:textarea-horizontal-align="justify" draw:textarea-vertical-align="middle" draw:auto-grow-height="false" fo:min-height="0.522cm" fo:min-width="0cm" fo:padding-top="0.125cm" fo:padding-bottom="0.125cm" fo:padding-left="0.25cm" fo:padding-right="0.25cm" draw:shadow="hidden" draw:shadow-offset-x="0.3cm" draw:shadow-offset-y="0.3cm" draw:shadow-color="#808080"/>
    </style:style>
    <style:style style:name="gr247" style:family="graphic" style:parent-style-name="standard" style:list-style-name="L2">
      <style:graphic-properties draw:stroke="none" svg:stroke-width="0cm" svg:stroke-color="#666666" draw:marker-start-width="0.3cm" draw:marker-start-center="false" draw:marker-end-width="0.3cm" draw:marker-end-center="false" draw:fill="solid" draw:fill-color="#4c4c4c" draw:textarea-horizontal-align="justify" draw:textarea-vertical-align="middle" draw:auto-grow-height="false" fo:min-height="0cm" fo:min-width="0.788cm" fo:padding-top="0.125cm" fo:padding-bottom="0.125cm" fo:padding-left="0.25cm" fo:padding-right="0.25cm" draw:shadow="hidden" draw:shadow-offset-x="0.3cm" draw:shadow-offset-y="0.3cm" draw:shadow-color="#808080"/>
    </style:style>
    <style:style style:name="gr248" style:family="graphic" style:parent-style-name="standard" style:list-style-name="L2">
      <style:graphic-properties draw:stroke="none" svg:stroke-width="0cm" svg:stroke-color="#000000" draw:marker-start-width="0.3cm" draw:marker-start-center="false" draw:marker-end-width="0.3cm" draw:marker-end-center="false" draw:fill="solid" draw:fill-color="#6666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49" style:family="graphic" style:parent-style-name="standard">
      <style:graphic-properties draw:stroke="none" svg:stroke-color="#000000" draw:fill="none" draw:fill-color="#ffffff" fo:min-height="0.314cm"/>
    </style:style>
    <style:style style:name="gr250" style:family="graphic" style:parent-style-name="standard" style:list-style-name="L2">
      <style:graphic-properties draw:stroke="solid" svg:stroke-width="0cm" svg:stroke-color="#808080" draw:marker-start-width="0.3cm" draw:marker-start-center="false" draw:marker-end-width="0.3cm" draw:marker-end-center="false" draw:fill="solid" draw:fill-color="#cccccc" draw:textarea-horizontal-align="justify" draw:textarea-vertical-align="middle" draw:auto-grow-height="false" fo:min-height="0cm" fo:min-width="0.547cm" fo:padding-top="0.125cm" fo:padding-bottom="0.125cm" fo:padding-left="0.25cm" fo:padding-right="0.25cm" draw:shadow="hidden" draw:shadow-offset-x="0.3cm" draw:shadow-offset-y="0.3cm" draw:shadow-color="#808080"/>
    </style:style>
    <style:style style:name="gr251"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081cm" fo:padding-top="0.125cm" fo:padding-bottom="0.125cm" fo:padding-left="0.25cm" fo:padding-right="0.25cm" draw:shadow="hidden" draw:shadow-offset-x="0.3cm" draw:shadow-offset-y="0.3cm" draw:shadow-color="#808080"/>
    </style:style>
    <style:style style:name="gr252"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248cm" fo:padding-top="0.125cm" fo:padding-bottom="0.125cm" fo:padding-left="0.25cm" fo:padding-right="0.25cm" draw:shadow="hidden" draw:shadow-offset-x="0.3cm" draw:shadow-offset-y="0.3cm" draw:shadow-color="#808080"/>
    </style:style>
    <style:style style:name="gr253"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54"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55" style:family="graphic" style:parent-style-name="standard" style:list-style-name="L2">
      <style:graphic-properties draw:stroke="solid" svg:stroke-width="0cm" svg:stroke-color="#80808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56"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57" style:family="graphic" style:parent-style-name="standard" style:list-style-name="L2">
      <style:graphic-properties draw:stroke="none" svg:stroke-width="0cm" svg:stroke-color="#666666"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58" style:family="graphic" style:parent-style-name="standard" style:list-style-name="L2">
      <style:graphic-properties draw:stroke="none" svg:stroke-width="0cm" svg:stroke-color="#666666"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59" style:family="graphic" style:parent-style-name="standard" style:list-style-name="L2">
      <style:graphic-properties draw:stroke="solid" svg:stroke-width="0cm" svg:stroke-color="#808080" draw:marker-start-width="0.3cm" draw:marker-start-center="false" draw:marker-end-width="0.3cm" draw:marker-end-center="false" draw:fill="solid" draw:fill-color="#cccccc" draw:textarea-horizontal-align="justify" draw:textarea-vertical-align="middle" draw:auto-grow-height="false" fo:min-height="0.724cm" fo:min-width="0.789cm" fo:padding-top="0.125cm" fo:padding-bottom="0.125cm" fo:padding-left="0.25cm" fo:padding-right="0.25cm" draw:shadow="hidden" draw:shadow-offset-x="0.3cm" draw:shadow-offset-y="0.3cm" draw:shadow-color="#808080"/>
    </style:style>
    <style:style style:name="gr260" style:family="graphic" style:parent-style-name="standard" style:list-style-name="L2">
      <style:graphic-properties draw:stroke="solid" svg:stroke-width="0cm" svg:stroke-color="#666666" draw:marker-start-width="0.3cm" draw:marker-start-center="false" draw:marker-end-width="0.3cm" draw:marker-end-center="false" draw:fill="solid" draw:fill-color="#ccffff" draw:textarea-horizontal-align="justify" draw:textarea-vertical-align="middle" draw:auto-grow-height="false" fo:min-height="0.546cm" fo:min-width="0.724cm" fo:padding-top="0.125cm" fo:padding-bottom="0.125cm" fo:padding-left="0.25cm" fo:padding-right="0.25cm" draw:shadow="hidden" draw:shadow-offset-x="0.3cm" draw:shadow-offset-y="0.3cm" draw:shadow-color="#808080"/>
    </style:style>
    <style:style style:name="gr261" style:family="graphic" style:parent-style-name="standard" style:list-style-name="L2">
      <style:graphic-properties draw:stroke="none" svg:stroke-width="0cm" svg:stroke-color="#666666" draw:marker-start-width="0.3cm" draw:marker-start-center="false" draw:marker-end-width="0.3cm" draw:marker-end-center="false" draw:fill="solid" draw:fill-color="#ffffff" draw:opacity-name="Transparency_20_7" draw:textarea-horizontal-align="center" draw:textarea-vertical-align="middle" fo:padding-top="0.125cm" fo:padding-bottom="0.125cm" fo:padding-left="0.25cm" fo:padding-right="0.25cm" draw:shadow="hidden" draw:shadow-offset-x="0.3cm" draw:shadow-offset-y="0.3cm" draw:shadow-color="#808080"/>
    </style:style>
    <style:style style:name="gr262" style:family="graphic" style:parent-style-name="standard" style:list-style-name="L2">
      <style:graphic-properties draw:stroke="none" svg:stroke-width="0cm" svg:stroke-color="#666666" draw:marker-start-width="0.3cm" draw:marker-start-center="false" draw:marker-end-width="0.3cm" draw:marker-end-center="false" draw:fill="solid" draw:fill-color="#4c4c4c" draw:textarea-horizontal-align="justify" draw:textarea-vertical-align="middle" draw:auto-grow-height="false" fo:min-height="0cm" fo:min-width="0.788cm" fo:padding-top="0.125cm" fo:padding-bottom="0.125cm" fo:padding-left="0.25cm" fo:padding-right="0.25cm" draw:shadow="hidden" draw:shadow-offset-x="0.3cm" draw:shadow-offset-y="0.3cm" draw:shadow-color="#808080"/>
    </style:style>
    <style:style style:name="gr263" style:family="graphic" style:parent-style-name="standard" style:list-style-name="L2">
      <style:graphic-properties draw:stroke="none" svg:stroke-width="0cm" svg:stroke-color="#666666" draw:marker-start-width="0.3cm" draw:marker-start-center="false" draw:marker-end-width="0.3cm" draw:marker-end-center="false" draw:fill="solid" draw:fill-color="#4c4c4c" draw:textarea-horizontal-align="justify" draw:textarea-vertical-align="middle" draw:auto-grow-height="false" fo:min-height="0.537cm" fo:min-width="0cm" fo:padding-top="0.125cm" fo:padding-bottom="0.125cm" fo:padding-left="0.25cm" fo:padding-right="0.25cm" draw:shadow="hidden" draw:shadow-offset-x="0.3cm" draw:shadow-offset-y="0.3cm" draw:shadow-color="#808080"/>
    </style:style>
    <style:style style:name="gr264" style:family="graphic" style:parent-style-name="standard" style:list-style-name="L2">
      <style:graphic-properties draw:stroke="none" svg:stroke-width="0cm" svg:stroke-color="#666666" draw:marker-start-width="0.3cm" draw:marker-start-center="false" draw:marker-end-width="0.3cm" draw:marker-end-center="false" draw:fill="solid" draw:fill-color="#4c4c4c" draw:textarea-horizontal-align="justify" draw:textarea-vertical-align="middle" draw:auto-grow-height="false" fo:min-height="0.522cm" fo:min-width="0cm" fo:padding-top="0.125cm" fo:padding-bottom="0.125cm" fo:padding-left="0.25cm" fo:padding-right="0.25cm" draw:shadow="hidden" draw:shadow-offset-x="0.3cm" draw:shadow-offset-y="0.3cm" draw:shadow-color="#808080"/>
    </style:style>
    <style:style style:name="gr265" style:family="graphic" style:parent-style-name="standard" style:list-style-name="L2">
      <style:graphic-properties draw:stroke="none" svg:stroke-width="0cm" svg:stroke-color="#666666" draw:marker-start-width="0.3cm" draw:marker-start-center="false" draw:marker-end-width="0.3cm" draw:marker-end-center="false" draw:fill="solid" draw:fill-color="#4c4c4c" draw:textarea-horizontal-align="justify" draw:textarea-vertical-align="middle" draw:auto-grow-height="false" fo:min-height="0cm" fo:min-width="0.788cm" fo:padding-top="0.125cm" fo:padding-bottom="0.125cm" fo:padding-left="0.25cm" fo:padding-right="0.25cm" draw:shadow="hidden" draw:shadow-offset-x="0.3cm" draw:shadow-offset-y="0.3cm" draw:shadow-color="#808080"/>
    </style:style>
    <style:style style:name="gr266" style:family="graphic" style:parent-style-name="standard" style:list-style-name="L2">
      <style:graphic-properties draw:stroke="none" svg:stroke-width="0cm" svg:stroke-color="#000000" draw:marker-start-width="0.3cm" draw:marker-start-center="false" draw:marker-end-width="0.3cm" draw:marker-end-center="false" draw:fill="solid" draw:fill-color="#6666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67" style:family="graphic" style:parent-style-name="standard">
      <style:graphic-properties draw:stroke="none" svg:stroke-color="#000000" draw:fill="none" draw:fill-color="#ffffff" fo:min-height="0.385cm"/>
    </style:style>
    <style:style style:name="gr268" style:family="graphic" style:parent-style-name="standard" style:list-style-name="L2">
      <style:graphic-properties draw:stroke="none" svg:stroke-width="0cm" svg:stroke-color="#666666" draw:marker-start-width="0.3cm" draw:marker-start-center="false" draw:marker-end-width="0.3cm" draw:marker-end-center="false" draw:fill="solid" draw:fill-color="#666666" draw:textarea-horizontal-align="justify" draw:textarea-vertical-align="middle" draw:auto-grow-height="false" fo:min-height="0cm" fo:min-width="0.645cm" fo:padding-top="0.125cm" fo:padding-bottom="0.125cm" fo:padding-left="0.25cm" fo:padding-right="0.25cm" draw:shadow="hidden" draw:shadow-offset-x="0.3cm" draw:shadow-offset-y="0.3cm" draw:shadow-color="#808080"/>
    </style:style>
    <style:style style:name="gr269" style:family="graphic" style:parent-style-name="standard" style:list-style-name="L2">
      <style:graphic-properties draw:stroke="none" svg:stroke-width="0cm" svg:stroke-color="#666666" draw:marker-start-width="0.3cm" draw:marker-start-center="false" draw:marker-end-width="0.3cm" draw:marker-end-center="false" draw:fill="solid" draw:fill-color="#808080" draw:textarea-horizontal-align="justify" draw:textarea-vertical-align="middle" draw:auto-grow-height="false" fo:min-height="0.12cm" fo:min-width="0.459cm" fo:padding-top="0.125cm" fo:padding-bottom="0.125cm" fo:padding-left="0.25cm" fo:padding-right="0.25cm" draw:shadow="hidden" draw:shadow-offset-x="0.3cm" draw:shadow-offset-y="0.3cm" draw:shadow-color="#808080"/>
    </style:style>
    <style:style style:name="gr270"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577cm" fo:padding-top="0.125cm" fo:padding-bottom="0.125cm" fo:padding-left="0.25cm" fo:padding-right="0.25cm" draw:shadow="hidden" draw:shadow-offset-x="0.3cm" draw:shadow-offset-y="0.3cm" draw:shadow-color="#808080"/>
    </style:style>
    <style:style style:name="gr271" style:family="graphic" style:parent-style-name="standard" style:list-style-name="L2">
      <style:graphic-properties draw:stroke="none" svg:stroke-width="0cm" svg:stroke-color="#666666" draw:marker-start-width="0.3cm" draw:marker-start-center="false" draw:marker-end-width="0.3cm" draw:marker-end-center="false" draw:fill="solid" draw:fill-color="#6666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72" style:family="graphic" style:parent-style-name="standard" style:list-style-name="L2">
      <style:graphic-properties draw:stroke="solid" svg:stroke-width="0cm" svg:stroke-color="#666666" draw:marker-start-width="0.3cm" draw:marker-start-center="false" draw:marker-end-width="0.3cm" draw:marker-end-center="false" draw:fill="solid" draw:fill-color="#ccffff" draw:textarea-horizontal-align="justify" draw:textarea-vertical-align="middle" draw:auto-grow-height="false" fo:min-height="0.077cm" fo:min-width="0.179cm" fo:padding-top="0.125cm" fo:padding-bottom="0.125cm" fo:padding-left="0.25cm" fo:padding-right="0.25cm" draw:shadow="hidden" draw:shadow-offset-x="0.3cm" draw:shadow-offset-y="0.3cm" draw:shadow-color="#808080"/>
    </style:style>
    <style:style style:name="gr273" style:family="graphic" style:parent-style-name="standard" style:list-style-name="L2">
      <style:graphic-properties draw:stroke="none" svg:stroke-width="0cm" svg:stroke-color="#666666" draw:marker-start-width="0.3cm" draw:marker-start-center="false" draw:marker-end-width="0.3cm" draw:marker-end-center="false" draw:fill="solid" draw:fill-color="#ffffff" draw:opacity-name="Transparency_20_7" draw:textarea-horizontal-align="center" draw:textarea-vertical-align="middle" fo:padding-top="0.125cm" fo:padding-bottom="0.125cm" fo:padding-left="0.25cm" fo:padding-right="0.25cm" draw:shadow="hidden" draw:shadow-offset-x="0.3cm" draw:shadow-offset-y="0.3cm" draw:shadow-color="#808080"/>
    </style:style>
    <style:style style:name="gr274" style:family="graphic" style:parent-style-name="standard" style:list-style-name="L2">
      <style:graphic-properties draw:stroke="none" svg:stroke-width="0cm" svg:stroke-color="#666666"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75" style:family="graphic" style:parent-style-name="standard" style:list-style-name="L2">
      <style:graphic-properties draw:stroke="none" svg:stroke-width="0cm" svg:stroke-color="#666666" draw:marker-start-width="0.3cm" draw:marker-start-center="false" draw:marker-end-width="0.3cm" draw:marker-end-center="false" draw:fill="solid" draw:fill-color="#666666" draw:textarea-horizontal-align="justify" draw:textarea-vertical-align="middle" draw:auto-grow-height="false" fo:min-height="0cm" fo:min-width="0.645cm" fo:padding-top="0.125cm" fo:padding-bottom="0.125cm" fo:padding-left="0.25cm" fo:padding-right="0.25cm" draw:shadow="hidden" draw:shadow-offset-x="0.3cm" draw:shadow-offset-y="0.3cm" draw:shadow-color="#808080"/>
    </style:style>
    <style:style style:name="gr276" style:family="graphic" style:parent-style-name="standard" style:list-style-name="L2">
      <style:graphic-properties draw:stroke="none" svg:stroke-width="0cm" svg:stroke-color="#666666" draw:marker-start-width="0.3cm" draw:marker-start-center="false" draw:marker-end-width="0.3cm" draw:marker-end-center="false" draw:fill="solid" draw:fill-color="#808080" draw:textarea-horizontal-align="justify" draw:textarea-vertical-align="middle" draw:auto-grow-height="false" fo:min-height="0.12cm" fo:min-width="0.459cm" fo:padding-top="0.125cm" fo:padding-bottom="0.125cm" fo:padding-left="0.25cm" fo:padding-right="0.25cm" draw:shadow="hidden" draw:shadow-offset-x="0.3cm" draw:shadow-offset-y="0.3cm" draw:shadow-color="#808080"/>
    </style:style>
    <style:style style:name="gr277"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577cm" fo:padding-top="0.125cm" fo:padding-bottom="0.125cm" fo:padding-left="0.25cm" fo:padding-right="0.25cm" draw:shadow="hidden" draw:shadow-offset-x="0.3cm" draw:shadow-offset-y="0.3cm" draw:shadow-color="#808080"/>
    </style:style>
    <style:style style:name="gr278" style:family="graphic" style:parent-style-name="standard" style:list-style-name="L2">
      <style:graphic-properties draw:stroke="none" svg:stroke-width="0cm" svg:stroke-color="#666666" draw:marker-start-width="0.3cm" draw:marker-start-center="false" draw:marker-end-width="0.3cm" draw:marker-end-center="false" draw:fill="solid" draw:fill-color="#6666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79" style:family="graphic" style:parent-style-name="standard" style:list-style-name="L2">
      <style:graphic-properties draw:stroke="solid" svg:stroke-width="0cm" svg:stroke-color="#666666" draw:marker-start-width="0.3cm" draw:marker-start-center="false" draw:marker-end-width="0.3cm" draw:marker-end-center="false" draw:fill="solid" draw:fill-color="#ccffff" draw:textarea-horizontal-align="justify" draw:textarea-vertical-align="middle" draw:auto-grow-height="false" fo:min-height="0.077cm" fo:min-width="0.179cm" fo:padding-top="0.125cm" fo:padding-bottom="0.125cm" fo:padding-left="0.25cm" fo:padding-right="0.25cm" draw:shadow="hidden" draw:shadow-offset-x="0.3cm" draw:shadow-offset-y="0.3cm" draw:shadow-color="#808080"/>
    </style:style>
    <style:style style:name="gr280" style:family="graphic" style:parent-style-name="standard" style:list-style-name="L2">
      <style:graphic-properties draw:stroke="none" svg:stroke-width="0cm" svg:stroke-color="#666666" draw:marker-start-width="0.3cm" draw:marker-start-center="false" draw:marker-end-width="0.3cm" draw:marker-end-center="false" draw:fill="solid" draw:fill-color="#ffffff" draw:opacity-name="Transparency_20_7" draw:textarea-horizontal-align="center" draw:textarea-vertical-align="middle" fo:padding-top="0.125cm" fo:padding-bottom="0.125cm" fo:padding-left="0.25cm" fo:padding-right="0.25cm" draw:shadow="hidden" draw:shadow-offset-x="0.3cm" draw:shadow-offset-y="0.3cm" draw:shadow-color="#808080"/>
    </style:style>
    <style:style style:name="gr281" style:family="graphic" style:parent-style-name="standard" style:list-style-name="L2">
      <style:graphic-properties draw:stroke="none" svg:stroke-width="0cm" svg:stroke-color="#666666"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82" style:family="graphic" style:parent-style-name="standard">
      <style:graphic-properties draw:fill="solid" draw:fill-color="#fcc79b" draw:textarea-horizontal-align="justify" draw:textarea-vertical-align="middle" draw:auto-grow-height="false" fo:min-height="4.576cm" fo:min-width="12.708cm"/>
    </style:style>
    <style:style style:name="gr283"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22cm" fo:min-width="0.185cm" fo:padding-top="0.125cm" fo:padding-bottom="0.125cm" fo:padding-left="0.25cm" fo:padding-right="0.25cm" draw:shadow="hidden" draw:shadow-offset-x="0.3cm" draw:shadow-offset-y="0.3cm" draw:shadow-color="#808080"/>
    </style:style>
    <style:style style:name="gr284"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285"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7cm" fo:min-width="0.135cm" fo:padding-top="0.125cm" fo:padding-bottom="0.125cm" fo:padding-left="0.25cm" fo:padding-right="0.25cm" draw:shadow="hidden" draw:shadow-offset-x="0.3cm" draw:shadow-offset-y="0.3cm" draw:shadow-color="#808080"/>
    </style:style>
    <style:style style:name="gr286"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87"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88"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8cm" fo:padding-top="0.125cm" fo:padding-bottom="0.125cm" fo:padding-left="0.25cm" fo:padding-right="0.25cm" draw:shadow="hidden" draw:shadow-offset-x="0.3cm" draw:shadow-offset-y="0.3cm" draw:shadow-color="#808080"/>
    </style:style>
    <style:style style:name="gr289"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90"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91"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6cm" fo:padding-top="0.125cm" fo:padding-bottom="0.125cm" fo:padding-left="0.25cm" fo:padding-right="0.25cm" draw:shadow="hidden" draw:shadow-offset-x="0.3cm" draw:shadow-offset-y="0.3cm" draw:shadow-color="#808080"/>
    </style:style>
    <style:style style:name="gr29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93"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94"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95" style:family="graphic" style:parent-style-name="standard" style:list-style-name="L2">
      <style:graphic-properties draw:stroke="solid" svg:stroke-width="0cm" svg:stroke-color="#cccccc" draw:marker-start-width="0.3cm" draw:marker-start-center="false" draw:marker-end-width="0.3cm" draw:marker-end-center="false" draw:fill="solid" draw:fill-color="#4c4c4c" draw:textarea-horizontal-align="justify" draw:textarea-vertical-align="middle" draw:auto-grow-height="false" fo:min-height="0.321cm" fo:min-width="0cm" fo:padding-top="0.125cm" fo:padding-bottom="0.125cm" fo:padding-left="0.25cm" fo:padding-right="0.25cm" draw:shadow="hidden" draw:shadow-offset-x="0.3cm" draw:shadow-offset-y="0.3cm" draw:shadow-color="#808080"/>
    </style:style>
    <style:style style:name="gr296"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97"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98"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99"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00"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01"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02"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03"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04"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05"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0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07"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08"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09"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10"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11"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1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13"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14"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15"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16"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22cm" fo:min-width="0.185cm" fo:padding-top="0.125cm" fo:padding-bottom="0.125cm" fo:padding-left="0.25cm" fo:padding-right="0.25cm" draw:shadow="hidden" draw:shadow-offset-x="0.3cm" draw:shadow-offset-y="0.3cm" draw:shadow-color="#808080"/>
    </style:style>
    <style:style style:name="gr317"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318"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7cm" fo:min-width="0.135cm" fo:padding-top="0.125cm" fo:padding-bottom="0.125cm" fo:padding-left="0.25cm" fo:padding-right="0.25cm" draw:shadow="hidden" draw:shadow-offset-x="0.3cm" draw:shadow-offset-y="0.3cm" draw:shadow-color="#808080"/>
    </style:style>
    <style:style style:name="gr319"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20"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21"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8cm" fo:padding-top="0.125cm" fo:padding-bottom="0.125cm" fo:padding-left="0.25cm" fo:padding-right="0.25cm" draw:shadow="hidden" draw:shadow-offset-x="0.3cm" draw:shadow-offset-y="0.3cm" draw:shadow-color="#808080"/>
    </style:style>
    <style:style style:name="gr32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23"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24"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6cm" fo:padding-top="0.125cm" fo:padding-bottom="0.125cm" fo:padding-left="0.25cm" fo:padding-right="0.25cm" draw:shadow="hidden" draw:shadow-offset-x="0.3cm" draw:shadow-offset-y="0.3cm" draw:shadow-color="#808080"/>
    </style:style>
    <style:style style:name="gr325"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26"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327"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28" style:family="graphic" style:parent-style-name="standard" style:list-style-name="L2">
      <style:graphic-properties draw:stroke="solid" svg:stroke-width="0cm" svg:stroke-color="#cccccc" draw:marker-start-width="0.3cm" draw:marker-start-center="false" draw:marker-end-width="0.3cm" draw:marker-end-center="false" draw:fill="solid" draw:fill-color="#4c4c4c" draw:textarea-horizontal-align="justify" draw:textarea-vertical-align="middle" draw:auto-grow-height="false" fo:min-height="0.321cm" fo:min-width="0cm" fo:padding-top="0.125cm" fo:padding-bottom="0.125cm" fo:padding-left="0.25cm" fo:padding-right="0.25cm" draw:shadow="hidden" draw:shadow-offset-x="0.3cm" draw:shadow-offset-y="0.3cm" draw:shadow-color="#808080"/>
    </style:style>
    <style:style style:name="gr329"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30"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31"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32"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33"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34"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35"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36"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37"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38"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39"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40"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41"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4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43"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44"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45"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4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47"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48"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49" style:family="graphic" style:parent-style-name="objectwithoutfill">
      <style:graphic-properties draw:fill="none" draw:fill-color="#729fcf" draw:textarea-vertical-align="middle"/>
    </style:style>
    <style:style style:name="gr350"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22cm" fo:min-width="0.185cm" fo:padding-top="0.125cm" fo:padding-bottom="0.125cm" fo:padding-left="0.25cm" fo:padding-right="0.25cm" draw:shadow="hidden" draw:shadow-offset-x="0.3cm" draw:shadow-offset-y="0.3cm" draw:shadow-color="#808080"/>
    </style:style>
    <style:style style:name="gr351"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35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7cm" fo:min-width="0.135cm" fo:padding-top="0.125cm" fo:padding-bottom="0.125cm" fo:padding-left="0.25cm" fo:padding-right="0.25cm" draw:shadow="hidden" draw:shadow-offset-x="0.3cm" draw:shadow-offset-y="0.3cm" draw:shadow-color="#808080"/>
    </style:style>
    <style:style style:name="gr353"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54"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55"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8cm" fo:padding-top="0.125cm" fo:padding-bottom="0.125cm" fo:padding-left="0.25cm" fo:padding-right="0.25cm" draw:shadow="hidden" draw:shadow-offset-x="0.3cm" draw:shadow-offset-y="0.3cm" draw:shadow-color="#808080"/>
    </style:style>
    <style:style style:name="gr35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57"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58"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6cm" fo:padding-top="0.125cm" fo:padding-bottom="0.125cm" fo:padding-left="0.25cm" fo:padding-right="0.25cm" draw:shadow="hidden" draw:shadow-offset-x="0.3cm" draw:shadow-offset-y="0.3cm" draw:shadow-color="#808080"/>
    </style:style>
    <style:style style:name="gr359"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60"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361"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62" style:family="graphic" style:parent-style-name="standard" style:list-style-name="L2">
      <style:graphic-properties draw:stroke="none" svg:stroke-width="0cm" svg:stroke-color="#000000" draw:marker-start-width="0.3cm" draw:marker-start-center="false" draw:marker-end-width="0.3cm" draw:marker-end-center="false" draw:fill="solid" draw:fill-color="#0066cc" draw:textarea-horizontal-align="justify" draw:textarea-vertical-align="middle" draw:auto-grow-height="false" fo:min-height="0.068cm" fo:min-width="0cm" fo:padding-top="0.125cm" fo:padding-bottom="0.125cm" fo:padding-left="0.25cm" fo:padding-right="0.25cm" draw:shadow="hidden" draw:shadow-offset-x="0.3cm" draw:shadow-offset-y="0.3cm" draw:shadow-color="#808080"/>
    </style:style>
    <style:style style:name="gr363"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64"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65"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66"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67"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68"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69"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70"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71"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72"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73"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74"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75"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76"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073cm" fo:min-width="0cm" fo:padding-top="0.125cm" fo:padding-bottom="0.125cm" fo:padding-left="0.25cm" fo:padding-right="0.25cm" draw:shadow="hidden" draw:shadow-offset-x="0.3cm" draw:shadow-offset-y="0.3cm" draw:shadow-color="#808080"/>
    </style:style>
    <style:style style:name="gr377"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22cm" fo:min-width="0.185cm" fo:padding-top="0.125cm" fo:padding-bottom="0.125cm" fo:padding-left="0.25cm" fo:padding-right="0.25cm" draw:shadow="hidden" draw:shadow-offset-x="0.3cm" draw:shadow-offset-y="0.3cm" draw:shadow-color="#808080"/>
    </style:style>
    <style:style style:name="gr378"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379"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7cm" fo:min-width="0.135cm" fo:padding-top="0.125cm" fo:padding-bottom="0.125cm" fo:padding-left="0.25cm" fo:padding-right="0.25cm" draw:shadow="hidden" draw:shadow-offset-x="0.3cm" draw:shadow-offset-y="0.3cm" draw:shadow-color="#808080"/>
    </style:style>
    <style:style style:name="gr380"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81"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82"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8cm" fo:padding-top="0.125cm" fo:padding-bottom="0.125cm" fo:padding-left="0.25cm" fo:padding-right="0.25cm" draw:shadow="hidden" draw:shadow-offset-x="0.3cm" draw:shadow-offset-y="0.3cm" draw:shadow-color="#808080"/>
    </style:style>
    <style:style style:name="gr383"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84"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85"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6cm" fo:padding-top="0.125cm" fo:padding-bottom="0.125cm" fo:padding-left="0.25cm" fo:padding-right="0.25cm" draw:shadow="hidden" draw:shadow-offset-x="0.3cm" draw:shadow-offset-y="0.3cm" draw:shadow-color="#808080"/>
    </style:style>
    <style:style style:name="gr38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87"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388"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89" style:family="graphic" style:parent-style-name="standard" style:list-style-name="L2">
      <style:graphic-properties draw:stroke="none" svg:stroke-width="0cm" svg:stroke-color="#000000" draw:marker-start-width="0.3cm" draw:marker-start-center="false" draw:marker-end-width="0.3cm" draw:marker-end-center="false" draw:fill="solid" draw:fill-color="#0066cc" draw:textarea-horizontal-align="justify" draw:textarea-vertical-align="middle" draw:auto-grow-height="false" fo:min-height="0.068cm" fo:min-width="0cm" fo:padding-top="0.125cm" fo:padding-bottom="0.125cm" fo:padding-left="0.25cm" fo:padding-right="0.25cm" draw:shadow="hidden" draw:shadow-offset-x="0.3cm" draw:shadow-offset-y="0.3cm" draw:shadow-color="#808080"/>
    </style:style>
    <style:style style:name="gr390"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91"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92"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93"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94"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95"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96"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97"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98"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399"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400"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401"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402" style:family="graphic" style:parent-style-name="standard" style:list-style-name="L2">
      <style:graphic-properties draw:stroke="none" svg:stroke-width="0cm" svg:stroke-color="#000000" draw:marker-start-width="0.3cm" draw:marker-start-center="false"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style>
    <style:style style:name="gr403"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073cm" fo:min-width="0cm" fo:padding-top="0.125cm" fo:padding-bottom="0.125cm" fo:padding-left="0.25cm" fo:padding-right="0.25cm" draw:shadow="hidden" draw:shadow-offset-x="0.3cm" draw:shadow-offset-y="0.3cm" draw:shadow-color="#808080"/>
    </style:style>
    <style:style style:name="gr404"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22cm" fo:min-width="0.185cm" fo:padding-top="0.125cm" fo:padding-bottom="0.125cm" fo:padding-left="0.25cm" fo:padding-right="0.25cm" draw:shadow="hidden" draw:shadow-offset-x="0.3cm" draw:shadow-offset-y="0.3cm" draw:shadow-color="#808080"/>
    </style:style>
    <style:style style:name="gr405"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40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7cm" fo:min-width="0.135cm" fo:padding-top="0.125cm" fo:padding-bottom="0.125cm" fo:padding-left="0.25cm" fo:padding-right="0.25cm" draw:shadow="hidden" draw:shadow-offset-x="0.3cm" draw:shadow-offset-y="0.3cm" draw:shadow-color="#808080"/>
    </style:style>
    <style:style style:name="gr407"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08"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09"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8cm" fo:padding-top="0.125cm" fo:padding-bottom="0.125cm" fo:padding-left="0.25cm" fo:padding-right="0.25cm" draw:shadow="hidden" draw:shadow-offset-x="0.3cm" draw:shadow-offset-y="0.3cm" draw:shadow-color="#808080"/>
    </style:style>
    <style:style style:name="gr410"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11"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12"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6cm" fo:padding-top="0.125cm" fo:padding-bottom="0.125cm" fo:padding-left="0.25cm" fo:padding-right="0.25cm" draw:shadow="hidden" draw:shadow-offset-x="0.3cm" draw:shadow-offset-y="0.3cm" draw:shadow-color="#808080"/>
    </style:style>
    <style:style style:name="gr413"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14"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15"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16" style:family="graphic" style:parent-style-name="standard" style:list-style-name="L2">
      <style:graphic-properties draw:stroke="solid" svg:stroke-width="0cm" svg:stroke-color="#cccccc" draw:marker-start-width="0.3cm" draw:marker-start-center="false" draw:marker-end-width="0.3cm" draw:marker-end-center="false" draw:fill="solid" draw:fill-color="#4c4c4c" draw:textarea-horizontal-align="justify" draw:textarea-vertical-align="middle" draw:auto-grow-height="false" fo:min-height="0.321cm" fo:min-width="0cm" fo:padding-top="0.125cm" fo:padding-bottom="0.125cm" fo:padding-left="0.25cm" fo:padding-right="0.25cm" draw:shadow="hidden" draw:shadow-offset-x="0.3cm" draw:shadow-offset-y="0.3cm" draw:shadow-color="#808080"/>
    </style:style>
    <style:style style:name="gr417"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18"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19"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20"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21"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22"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23"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24"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25"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2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27"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28"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29"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30"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31"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3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33"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34"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35"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36" style:family="graphic" style:parent-style-name="standard" style:list-style-name="L2">
      <style:graphic-properties draw:stroke="none" svg:stroke-width="0cm" svg:stroke-color="#000000" draw:marker-start-width="0.3cm" draw:marker-start-center="false" draw:marker-end-width="0.3cm" draw:marker-end-center="false" draw:fill="solid" draw:fill-color="#ccccc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37" style:family="graphic" style:parent-style-name="objectwithoutfill">
      <style:graphic-properties svg:stroke-width="0.051cm" svg:stroke-color="#003d73" draw:marker-start-width="0.355cm" draw:marker-end="Arrow" draw:marker-end-width="0.355cm" draw:fill="none" draw:fill-color="#729fcf" draw:textarea-vertical-align="middle" fo:padding-top="0.15cm" fo:padding-bottom="0.15cm" fo:padding-left="0.275cm" fo:padding-right="0.275cm" draw:shadow-offset-x="0.203cm" draw:shadow-offset-y="0.203cm"/>
    </style:style>
    <style:style style:name="gr438" style:family="graphic" style:parent-style-name="standard">
      <style:graphic-properties draw:stroke="none" svg:stroke-color="#000000" draw:fill="none" draw:fill-color="#ffffff" draw:textarea-horizontal-align="left" draw:auto-grow-height="true" draw:auto-grow-width="true" fo:min-height="0.637cm" fo:min-width="3.905cm"/>
    </style:style>
    <style:style style:name="gr439" style:family="graphic" style:parent-style-name="standard">
      <style:graphic-properties draw:stroke="none" svg:stroke-color="#3465a4" draw:fill="none" draw:fill-color="#ff3333" draw:textarea-horizontal-align="left" draw:auto-grow-height="true" draw:auto-grow-width="false" fo:min-height="0.704cm" fo:min-width="0.239cm"/>
    </style:style>
    <style:style style:name="gr440" style:family="graphic" style:parent-style-name="standard">
      <style:graphic-properties draw:stroke="none" svg:stroke-color="#000000" draw:fill="none" draw:fill-color="#ffffff" draw:textarea-horizontal-align="left" draw:auto-grow-height="true" draw:auto-grow-width="true" fo:min-height="0.627cm" fo:min-width="3.905cm"/>
    </style:style>
    <style:style style:name="gr441" style:family="graphic" style:parent-style-name="standard">
      <style:graphic-properties draw:stroke="none" svg:stroke-color="#000000" draw:fill="none" draw:fill-color="#ffffff" draw:textarea-horizontal-align="left" draw:auto-grow-height="true" draw:auto-grow-width="true" fo:min-height="0.319cm" fo:min-width="3.905cm"/>
    </style:style>
    <style:style style:name="gr442"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17cm" fo:min-width="0.183cm" fo:padding-top="0.125cm" fo:padding-bottom="0.125cm" fo:padding-left="0.25cm" fo:padding-right="0.25cm" draw:shadow="hidden" draw:shadow-offset-x="0.3cm" draw:shadow-offset-y="0.3cm" draw:shadow-color="#808080"/>
    </style:style>
    <style:style style:name="gr443"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444"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65cm" fo:min-width="0.133cm" fo:padding-top="0.125cm" fo:padding-bottom="0.125cm" fo:padding-left="0.25cm" fo:padding-right="0.25cm" draw:shadow="hidden" draw:shadow-offset-x="0.3cm" draw:shadow-offset-y="0.3cm" draw:shadow-color="#808080"/>
    </style:style>
    <style:style style:name="gr445"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46"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47"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7cm" fo:padding-top="0.125cm" fo:padding-bottom="0.125cm" fo:padding-left="0.25cm" fo:padding-right="0.25cm" draw:shadow="hidden" draw:shadow-offset-x="0.3cm" draw:shadow-offset-y="0.3cm" draw:shadow-color="#808080"/>
    </style:style>
    <style:style style:name="gr448"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49"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50"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4cm" fo:padding-top="0.125cm" fo:padding-bottom="0.125cm" fo:padding-left="0.25cm" fo:padding-right="0.25cm" draw:shadow="hidden" draw:shadow-offset-x="0.3cm" draw:shadow-offset-y="0.3cm" draw:shadow-color="#808080"/>
    </style:style>
    <style:style style:name="gr451"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52"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53"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54" style:family="graphic" style:parent-style-name="standard" style:list-style-name="L2">
      <style:graphic-properties draw:stroke="solid" svg:stroke-width="0cm" svg:stroke-color="#cccccc" draw:marker-start-width="0.2cm" draw:marker-start-center="false" draw:marker-end-width="0.2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55"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56"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57"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58"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59"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60" style:family="graphic" style:parent-style-name="standard" style:list-style-name="L2">
      <style:graphic-properties draw:stroke="none" svg:stroke-width="0cm" svg:stroke-color="#666666" draw:marker-start-width="0.3cm" draw:marker-start-center="false"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461" style:family="graphic" style:parent-style-name="standard" style:list-style-name="L2">
      <style:graphic-properties draw:stroke="none" svg:stroke-width="0cm" svg:stroke-color="#666666" draw:marker-start-width="0.3cm" draw:marker-start-center="false"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462" style:family="graphic" style:parent-style-name="standard" style:list-style-name="L2">
      <style:graphic-properties draw:stroke="solid" svg:stroke-width="0cm" svg:stroke-color="#808000" draw:marker-start-width="0.3cm" draw:marker-start-center="false"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style>
    <style:style style:name="gr463"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464"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465"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466"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467"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68"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69"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70"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71"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72"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73"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74"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75"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476"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77"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78"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79"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17cm" fo:min-width="0.183cm" fo:padding-top="0.125cm" fo:padding-bottom="0.125cm" fo:padding-left="0.25cm" fo:padding-right="0.25cm" draw:shadow="hidden" draw:shadow-offset-x="0.3cm" draw:shadow-offset-y="0.3cm" draw:shadow-color="#808080"/>
    </style:style>
    <style:style style:name="gr480"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481"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65cm" fo:min-width="0.133cm" fo:padding-top="0.125cm" fo:padding-bottom="0.125cm" fo:padding-left="0.25cm" fo:padding-right="0.25cm" draw:shadow="hidden" draw:shadow-offset-x="0.3cm" draw:shadow-offset-y="0.3cm" draw:shadow-color="#808080"/>
    </style:style>
    <style:style style:name="gr482"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83"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84"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7cm" fo:padding-top="0.125cm" fo:padding-bottom="0.125cm" fo:padding-left="0.25cm" fo:padding-right="0.25cm" draw:shadow="hidden" draw:shadow-offset-x="0.3cm" draw:shadow-offset-y="0.3cm" draw:shadow-color="#808080"/>
    </style:style>
    <style:style style:name="gr485"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8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87"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4cm" fo:padding-top="0.125cm" fo:padding-bottom="0.125cm" fo:padding-left="0.25cm" fo:padding-right="0.25cm" draw:shadow="hidden" draw:shadow-offset-x="0.3cm" draw:shadow-offset-y="0.3cm" draw:shadow-color="#808080"/>
    </style:style>
    <style:style style:name="gr488"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89"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90"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91" style:family="graphic" style:parent-style-name="standard" style:list-style-name="L2">
      <style:graphic-properties draw:stroke="solid" svg:stroke-width="0cm" svg:stroke-color="#cccccc" draw:marker-start-width="0.2cm" draw:marker-start-center="false" draw:marker-end-width="0.2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92"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93"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94"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95"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96" style:family="graphic" style:parent-style-name="standard" style:list-style-name="L2">
      <style:graphic-properties draw:stroke="solid" svg:stroke-width="0cm" svg:stroke-color="#cccccc" draw:marker-start-width="0.2cm" draw:marker-start-center="false" draw:marker-end-width="0.2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97" style:family="graphic" style:parent-style-name="standard" style:list-style-name="L2">
      <style:graphic-properties draw:stroke="none" svg:stroke-width="0cm" svg:stroke-color="#666666" draw:marker-start-width="0.3cm" draw:marker-start-center="false"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498" style:family="graphic" style:parent-style-name="standard" style:list-style-name="L2">
      <style:graphic-properties draw:stroke="none" svg:stroke-width="0cm" svg:stroke-color="#666666" draw:marker-start-width="0.3cm" draw:marker-start-center="false"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499" style:family="graphic" style:parent-style-name="standard" style:list-style-name="L2">
      <style:graphic-properties draw:stroke="solid" svg:stroke-width="0cm" svg:stroke-color="#808000" draw:marker-start-width="0.3cm" draw:marker-start-center="false"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style>
    <style:style style:name="gr500"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501"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502"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503"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504"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05"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06"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07"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08"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09"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10"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11" style:family="graphic" style:parent-style-name="standard" style:list-style-name="L2">
      <style:graphic-properties draw:stroke="none" svg:stroke-width="0cm" svg:stroke-color="#666666" draw:marker-start-width="0.3cm" draw:marker-start-center="false" draw:marker-end-width="0.3cm" draw:marker-end-center="false" draw:fill="solid" draw:fill-color="#5c852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12" style:family="graphic" style:parent-style-name="standard" style:list-style-name="L2">
      <style:graphic-properties draw:stroke="none" svg:stroke-width="0cm" svg:stroke-color="#000000" draw:marker-start-width="0.3cm" draw:marker-start-center="false" draw:marker-end-width="0.3cm" draw:marker-end-center="false" draw:fill="solid" draw:fill-color="#808000" draw:textarea-horizontal-align="center" draw:textarea-vertical-align="middle" fo:padding-top="0.125cm" fo:padding-bottom="0.125cm" fo:padding-left="0.25cm" fo:padding-right="0.25cm" draw:shadow="hidden" draw:shadow-offset-x="0.3cm" draw:shadow-offset-y="0.3cm" draw:shadow-color="#808080"/>
    </style:style>
    <style:style style:name="gr513"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14"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15" style:family="graphic" style:parent-style-name="standard" style:list-style-name="L2">
      <style:graphic-properties draw:stroke="none" svg:stroke-width="0cm" svg:stroke-color="#000000" draw:marker-start-width="0.3cm" draw:marker-start-center="false"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16" style:family="graphic" style:parent-style-name="standard">
      <style:graphic-properties draw:stroke="none" svg:stroke-color="#000000" draw:fill="none" draw:fill-color="#ffffff" draw:textarea-horizontal-align="left" draw:auto-grow-height="true" draw:auto-grow-width="true" fo:min-height="0.319cm" fo:min-width="3.109cm"/>
    </style:style>
    <style:style style:name="gr517" style:family="graphic" style:parent-style-name="objectwithoutfill">
      <style:graphic-properties svg:stroke-width="0.051cm" svg:stroke-color="#ce181e" draw:marker-start-width="0.355cm" draw:marker-end="Arrow" draw:marker-end-width="0.355cm" draw:fill="none" draw:fill-color="#729fcf" draw:textarea-vertical-align="middle" fo:padding-top="0.15cm" fo:padding-bottom="0.15cm" fo:padding-left="0.275cm" fo:padding-right="0.275cm" draw:shadow-offset-x="0.203cm" draw:shadow-offset-y="0.203cm"/>
    </style:style>
    <style:style style:name="gr518" style:family="graphic" style:parent-style-name="standard">
      <style:graphic-properties draw:stroke="none" svg:stroke-color="#000000" draw:fill="none" draw:fill-color="#ffffff" draw:textarea-horizontal-align="left" draw:auto-grow-height="true" draw:auto-grow-width="true" fo:min-height="0.319cm" fo:min-width="3.998cm"/>
    </style:style>
    <style:style style:name="gr519" style:family="graphic" style:parent-style-name="standard">
      <style:graphic-properties draw:fill-color="#e3d200" draw:textarea-horizontal-align="justify" draw:textarea-vertical-align="middle" draw:auto-grow-height="false" fo:min-height="5.084cm" fo:min-width="6.993cm"/>
    </style:style>
    <style:style style:name="gr520"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22cm" fo:min-width="0.185cm" fo:padding-top="0.125cm" fo:padding-bottom="0.125cm" fo:padding-left="0.25cm" fo:padding-right="0.25cm" draw:shadow="hidden" draw:shadow-offset-x="0.3cm" draw:shadow-offset-y="0.3cm" draw:shadow-color="#808080"/>
    </style:style>
    <style:style style:name="gr521"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522"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7cm" fo:min-width="0.135cm" fo:padding-top="0.125cm" fo:padding-bottom="0.125cm" fo:padding-left="0.25cm" fo:padding-right="0.25cm" draw:shadow="hidden" draw:shadow-offset-x="0.3cm" draw:shadow-offset-y="0.3cm" draw:shadow-color="#808080"/>
    </style:style>
    <style:style style:name="gr523"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24"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25"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8cm" fo:padding-top="0.125cm" fo:padding-bottom="0.125cm" fo:padding-left="0.25cm" fo:padding-right="0.25cm" draw:shadow="hidden" draw:shadow-offset-x="0.3cm" draw:shadow-offset-y="0.3cm" draw:shadow-color="#808080"/>
    </style:style>
    <style:style style:name="gr52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27"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28"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6cm" fo:padding-top="0.125cm" fo:padding-bottom="0.125cm" fo:padding-left="0.25cm" fo:padding-right="0.25cm" draw:shadow="hidden" draw:shadow-offset-x="0.3cm" draw:shadow-offset-y="0.3cm" draw:shadow-color="#808080"/>
    </style:style>
    <style:style style:name="gr529"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30"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531"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32" style:family="graphic" style:parent-style-name="standard" style:list-style-name="L2">
      <style:graphic-properties draw:stroke="solid" draw:stroke-dash="Ultrafine_20_Dotted_20__28_var_29_" svg:stroke-width="0cm" svg:stroke-color="#cccccc" draw:marker-start-width="0.3cm" draw:marker-start-center="false" draw:marker-end-width="0.3cm" draw:marker-end-center="false" draw:fill="solid" draw:fill-color="#4c4c4c" draw:textarea-horizontal-align="justify" draw:textarea-vertical-align="middle" draw:auto-grow-height="false" fo:min-height="0.065cm" fo:min-width="0cm" fo:padding-top="0.125cm" fo:padding-bottom="0.125cm" fo:padding-left="0.25cm" fo:padding-right="0.25cm" draw:shadow="hidden" draw:shadow-offset-x="0.3cm" draw:shadow-offset-y="0.3cm" draw:shadow-color="#808080"/>
    </style:style>
    <style:style style:name="gr533" style:family="graphic" style:parent-style-name="standard" style:list-style-name="L2">
      <style:graphic-properties draw:stroke="solid" svg:stroke-width="0cm" svg:stroke-color="#cccccc" draw:marker-start-width="0.3cm" draw:marker-start-center="false" draw:marker-end-width="0.3cm" draw:marker-end-center="false" draw:fill="solid" draw:fill-color="#999999" draw:textarea-horizontal-align="justify" draw:textarea-vertical-align="middle" draw:auto-grow-height="false" fo:min-height="0.093cm" fo:min-width="0cm" fo:padding-top="0.125cm" fo:padding-bottom="0.125cm" fo:padding-left="0.25cm" fo:padding-right="0.25cm" draw:shadow="hidden" draw:shadow-offset-x="0.3cm" draw:shadow-offset-y="0.3cm" draw:shadow-color="#808080"/>
    </style:style>
    <style:style style:name="gr534" style:family="graphic" style:parent-style-name="standard" style:list-style-name="L2">
      <style:graphic-properties draw:stroke="none" svg:stroke-width="0cm" svg:stroke-color="#000000" draw:marker-start-width="0.3cm" draw:marker-start-center="false" draw:marker-end-width="0.3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35" style:family="graphic" style:parent-style-name="standard" style:list-style-name="L2">
      <style:graphic-properties draw:stroke="none" svg:stroke-width="0cm" svg:stroke-color="#000000" draw:marker-start-width="0.3cm" draw:marker-start-center="false" draw:marker-end-width="0.3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36"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37"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38"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39"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40"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41"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42"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43"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44"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1.122cm" fo:min-width="0.185cm" fo:padding-top="0.125cm" fo:padding-bottom="0.125cm" fo:padding-left="0.25cm" fo:padding-right="0.25cm" draw:shadow="hidden" draw:shadow-offset-x="0.3cm" draw:shadow-offset-y="0.3cm" draw:shadow-color="#808080"/>
    </style:style>
    <style:style style:name="gr545"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546"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1.07cm" fo:min-width="0.135cm" fo:padding-top="0.125cm" fo:padding-bottom="0.125cm" fo:padding-left="0.25cm" fo:padding-right="0.25cm" draw:shadow="hidden" draw:shadow-offset-x="0.3cm" draw:shadow-offset-y="0.3cm" draw:shadow-color="#808080"/>
    </style:style>
    <style:style style:name="gr547"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48" style:family="graphic" style:parent-style-name="standard" style:list-style-name="L2">
      <style:graphic-properties draw:stroke="none" svg:stroke-width="0cm" svg:stroke-color="#000000" draw:marker-start-width="0.3cm" draw:marker-start-center="false"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49"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18cm" fo:padding-top="0.125cm" fo:padding-bottom="0.125cm" fo:padding-left="0.25cm" fo:padding-right="0.25cm" draw:shadow="hidden" draw:shadow-offset-x="0.3cm" draw:shadow-offset-y="0.3cm" draw:shadow-color="#808080"/>
    </style:style>
    <style:style style:name="gr550"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51"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52" style:family="graphic" style:parent-style-name="standard" style:list-style-name="L2">
      <style:graphic-properties draw:stroke="none" svg:stroke-width="0cm" svg:stroke-color="#000000" draw:marker-start-width="0.3cm" draw:marker-start-center="false" draw:marker-end-width="0.3cm" draw:marker-end-center="false" draw:fill="solid" draw:fill-color="#808080" draw:textarea-horizontal-align="justify" draw:textarea-vertical-align="middle" draw:auto-grow-height="false" fo:min-height="0cm" fo:min-width="0.026cm" fo:padding-top="0.125cm" fo:padding-bottom="0.125cm" fo:padding-left="0.25cm" fo:padding-right="0.25cm" draw:shadow="hidden" draw:shadow-offset-x="0.3cm" draw:shadow-offset-y="0.3cm" draw:shadow-color="#808080"/>
    </style:style>
    <style:style style:name="gr553" style:family="graphic" style:parent-style-name="standard" style:list-style-name="L2">
      <style:graphic-properties draw:stroke="none" svg:stroke-width="0cm" svg:stroke-color="#000000" draw:marker-start-width="0.3cm" draw:marker-start-center="false" draw:marker-end-width="0.3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54" style:family="graphic" style:parent-style-name="standard" style:list-style-name="L2">
      <style:graphic-properties draw:stroke="solid" svg:stroke-width="0cm" svg:stroke-color="#666666" draw:marker-start-width="0.35cm" draw:marker-start-center="false" draw:marker-end-width="0.3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555" style:family="graphic" style:parent-style-name="standard" style:list-style-name="L2">
      <style:graphic-properties draw:stroke="none" svg:stroke-width="0cm" svg:stroke-color="#000000" draw:marker-start-width="0.3cm" draw:marker-start-center="false" draw:marker-end-width="0.3cm" draw:marker-end-center="false" draw:fill="solid" draw:fill-color="#58fa5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56" style:family="graphic" style:parent-style-name="standard" style:list-style-name="L2">
      <style:graphic-properties draw:stroke="solid" draw:stroke-dash="Ultrafine_20_Dotted_20__28_var_29_" svg:stroke-width="0cm" svg:stroke-color="#cccccc" draw:marker-start-width="0.3cm" draw:marker-start-center="false" draw:marker-end-width="0.3cm" draw:marker-end-center="false" draw:fill="solid" draw:fill-color="#4c4c4c" draw:textarea-horizontal-align="justify" draw:textarea-vertical-align="middle" draw:auto-grow-height="false" fo:min-height="0.065cm" fo:min-width="0cm" fo:padding-top="0.125cm" fo:padding-bottom="0.125cm" fo:padding-left="0.25cm" fo:padding-right="0.25cm" draw:shadow="hidden" draw:shadow-offset-x="0.3cm" draw:shadow-offset-y="0.3cm" draw:shadow-color="#808080"/>
    </style:style>
    <style:style style:name="gr557" style:family="graphic" style:parent-style-name="standard" style:list-style-name="L2">
      <style:graphic-properties draw:stroke="solid" svg:stroke-width="0cm" svg:stroke-color="#cccccc" draw:marker-start-width="0.3cm" draw:marker-start-center="false" draw:marker-end-width="0.3cm" draw:marker-end-center="false" draw:fill="solid" draw:fill-color="#999999" draw:textarea-horizontal-align="justify" draw:textarea-vertical-align="middle" draw:auto-grow-height="false" fo:min-height="0.093cm" fo:min-width="0cm" fo:padding-top="0.125cm" fo:padding-bottom="0.125cm" fo:padding-left="0.25cm" fo:padding-right="0.25cm" draw:shadow="hidden" draw:shadow-offset-x="0.3cm" draw:shadow-offset-y="0.3cm" draw:shadow-color="#808080"/>
    </style:style>
    <style:style style:name="gr558" style:family="graphic" style:parent-style-name="standard" style:list-style-name="L2">
      <style:graphic-properties draw:stroke="none" svg:stroke-width="0cm" svg:stroke-color="#000000" draw:marker-start-width="0.3cm" draw:marker-start-center="false" draw:marker-end-width="0.3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59" style:family="graphic" style:parent-style-name="standard" style:list-style-name="L2">
      <style:graphic-properties draw:stroke="none" svg:stroke-width="0cm" svg:stroke-color="#000000" draw:marker-start-width="0.3cm" draw:marker-start-center="false" draw:marker-end-width="0.3cm" draw:marker-end-center="false" draw:fill="solid" draw:fill-color="#4c4c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60"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61"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62"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63"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64"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65"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66"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67" style:family="graphic" style:parent-style-name="standard" style:list-style-name="L2">
      <style:graphic-properties draw:stroke="none" svg:stroke-width="0cm" svg:stroke-color="#000000" draw:marker-start-width="0.3cm" draw:marker-start-center="false"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68" style:family="graphic" style:parent-style-name="objectwithoutfill">
      <style:graphic-properties draw:stroke="dash" draw:stroke-dash="Dashed_20__28_var_29_" svg:stroke-width="0.152cm" svg:stroke-color="#006c3b" draw:marker-start-width="0.66cm" draw:marker-end="Arrow" draw:marker-end-width="0.356cm" draw:fill="none" draw:textarea-vertical-align="middle" fo:padding-top="0.201cm" fo:padding-bottom="0.201cm" fo:padding-left="0.326cm" fo:padding-right="0.326cm"/>
    </style:style>
    <style:style style:name="gr56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color="#ffffcc" draw:opacity="50%"/>
      <style:paragraph-properties fo:text-align="center"/>
    </style:style>
    <style:style style:name="P2" style:family="paragraph">
      <loext:graphic-properties draw:fill="none"/>
      <style:paragraph-properties fo:text-align="center"/>
    </style:style>
    <style:style style:name="P3" style:family="paragraph">
      <loext:graphic-properties draw:fill-color="#ff8080" draw:opacity="50%"/>
      <style:paragraph-properties fo:text-align="center"/>
    </style:style>
    <style:style style:name="P4" style:family="paragraph">
      <loext:graphic-properties draw:fill-color="#99cc99" draw:opacity="50%"/>
      <style:paragraph-properties fo:text-align="center"/>
    </style:style>
    <style:style style:name="P5"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style>
    <style:style style:name="P12" style:family="paragraph">
      <loext:graphic-properties draw:fill="solid" draw:fill-color="#ffffff"/>
      <style:paragraph-properties fo:text-align="center"/>
    </style:style>
    <style:style style:name="P13" style:family="paragraph">
      <loext:graphic-properties draw:fill="solid" draw:fill-color="#b3b3b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58fa5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4c4c4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808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5c852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b847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ffffff"/>
      <style:text-properties fo:font-size="8pt"/>
    </style:style>
    <style:style style:name="P24" style:family="paragraph">
      <loext:graphic-properties draw:fill="none" draw:fill-color="#ffffff"/>
      <style:text-properties fo:font-size="8pt" fo:font-weight="bold" style:font-weight-asian="bold" style:font-weight-complex="bold"/>
    </style:style>
    <style:style style:name="P25" style:family="paragraph">
      <loext:graphic-properties draw:fill="solid" draw:fill-color="#dddddd"/>
      <style:text-properties fo:color="#000000" fo:font-size="8pt" fo:font-weight="bold" style:font-size-asian="18pt" style:font-weight-asian="bold" style:font-size-complex="18pt" style:font-weight-complex="bold"/>
    </style:style>
    <style:style style:name="P26"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text-properties fo:font-size="8pt" fo:font-weight="bold"/>
    </style:style>
    <style:style style:name="P29" style:family="paragraph">
      <style:paragraph-properties fo:text-align="center"/>
    </style:style>
    <style:style style:name="P30" style:family="paragraph">
      <loext:graphic-properties draw:fill="none" draw:fill-color="#ffffff"/>
      <style:paragraph-properties fo:text-align="center"/>
      <style:text-properties fo:font-size="9pt" fo:font-weight="bold" style:font-weight-asian="bold" style:font-weight-complex="bold"/>
    </style:style>
    <style:style style:name="P31" style:family="paragraph">
      <loext:graphic-properties draw:fill="solid" draw:fill-color="#cc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ffffff" draw:opacity-name="Transparency_20_7"/>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fcc79b"/>
      <style:paragraph-properties fo:text-align="center"/>
    </style:style>
    <style:style style:name="P35" style:family="paragraph">
      <style:paragraph-properties fo:margin-left="0cm" fo:margin-right="0cm" fo:margin-top="0cm" fo:margin-bottom="0cm" fo:line-height="100%" fo:text-align="center" fo:text-indent="0cm"/>
    </style:style>
    <style:style style:name="P36" style:family="paragraph">
      <loext:graphic-properties draw:fill="solid" draw:fill-color="#4c4c4c"/>
      <style:paragraph-properties fo:margin-left="0cm" fo:margin-right="0cm" fo:margin-top="0cm" fo:margin-bottom="0cm" fo:line-height="100%" fo:text-align="center" fo:text-indent="0cm"/>
      <style:text-properties fo:font-variant="normal" fo:text-transform="none" fo:color="#4c4c4c" style:text-outline="false" style:text-line-through-style="none" style:text-line-through-type="none" style:font-name="Arial" fo:font-size="2pt" fo:font-style="normal" fo:text-shadow="none" style:text-underline-style="none" fo:font-weight="normal" style:letter-kerning="true" style:font-name-asian="SimSun" style:font-size-asian="2pt" style:font-style-asian="normal" style:font-weight-asian="normal" style:font-name-complex="Tahoma" style:font-size-complex="2pt" style:font-style-complex="normal" style:font-weight-complex="normal" style:text-emphasize="none" style:font-relief="none" style:text-overline-style="none" style:text-overline-color="font-color"/>
    </style:style>
    <style:style style:name="P37" style:family="paragraph">
      <loext:graphic-properties draw:fill="none" draw:fill-color="#729fcf"/>
      <style:paragraph-properties fo:text-align="center"/>
    </style:style>
    <style:style style:name="P38" style:family="paragraph">
      <loext:graphic-properties draw:fill="solid" draw:fill-color="#0066cc"/>
      <style:paragraph-properties fo:margin-left="0cm" fo:margin-right="0cm" fo:margin-top="0cm" fo:margin-bottom="0cm" fo:line-height="100%" fo:text-align="center" fo:text-indent="0cm"/>
      <style:text-properties fo:font-variant="normal" fo:text-transform="none" fo:color="#0066cc" style:text-outline="false" style:text-line-through-style="none" style:text-line-through-type="none" style:font-name="Arial" fo:font-size="2pt" fo:font-style="normal" fo:text-shadow="none" style:text-underline-style="none" fo:font-weight="normal" style:letter-kerning="true" style:font-name-asian="SimSun" style:font-size-asian="2pt" style:font-style-asian="normal" style:font-weight-asian="normal" style:font-name-complex="Tahoma" style:font-size-complex="2pt" style:font-style-complex="normal" style:font-weight-complex="normal" style:text-emphasize="none" style:font-relief="none" style:text-overline-style="none" style:text-overline-color="font-color"/>
    </style:style>
    <style:style style:name="P39" style:family="paragraph">
      <loext:graphic-properties draw:fill="solid" draw:fill-color="#00ae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0" style:family="paragraph">
      <style:paragraph-properties fo:text-align="center"/>
      <style:text-properties fo:color="#003d73"/>
    </style:style>
    <style:style style:name="P41" style:family="paragraph">
      <loext:graphic-properties draw:fill="none" draw:fill-color="#ffffff"/>
      <style:paragraph-properties fo:text-align="center"/>
      <style:text-properties fo:color="#003d73" fo:font-size="8pt" fo:font-weight="bold" style:font-size-asian="18pt" style:font-size-complex="18pt"/>
    </style:style>
    <style:style style:name="P42" style:family="paragraph">
      <loext:graphic-properties draw:fill="none" draw:fill-color="#ff3333"/>
      <style:text-properties fo:color="#00508f" fo:font-size="12pt" fo:font-weight="bold" style:font-size-asian="12pt" style:font-weight-asian="bold" style:font-size-complex="12pt" style:font-weight-complex="bold"/>
    </style:style>
    <style:style style:name="P43" style:family="paragraph">
      <style:text-properties fo:color="#003d73"/>
    </style:style>
    <style:style style:name="P44" style:family="paragraph">
      <loext:graphic-properties draw:fill="none" draw:fill-color="#ffffff"/>
      <style:text-properties fo:color="#003d73" fo:font-size="8pt" fo:font-weight="bold" style:font-size-asian="18pt" style:font-size-complex="18pt"/>
    </style:style>
    <style:style style:name="P45" style:family="paragraph">
      <loext:graphic-properties draw:fill="none" draw:fill-color="#ff3333"/>
      <style:text-properties fo:color="#003d73" fo:font-size="12pt" fo:font-weight="bold" style:font-size-asian="12pt" style:font-weight-asian="bold" style:font-size-complex="12pt" style:font-weight-complex="bold"/>
    </style:style>
    <style:style style:name="P46" style:family="paragraph">
      <loext:graphic-properties draw:fill="none" draw:fill-color="#ffffff"/>
      <style:text-properties fo:font-size="8pt" fo:font-weight="bold" style:font-size-asian="18pt" style:font-size-complex="18pt"/>
    </style:style>
    <style:style style:name="P47" style:family="paragraph">
      <style:text-properties fo:color="#ce181e"/>
    </style:style>
    <style:style style:name="P48" style:family="paragraph">
      <style:paragraph-properties fo:text-align="center"/>
      <style:text-properties fo:color="#ce181e"/>
    </style:style>
    <style:style style:name="P49" style:family="paragraph">
      <loext:graphic-properties draw:fill="none" draw:fill-color="#ffffff"/>
      <style:text-properties fo:color="#ce181e" fo:font-size="8pt" fo:font-weight="bold" style:font-size-asian="18pt" style:font-size-complex="18pt"/>
    </style:style>
    <style:style style:name="P50" style:family="paragraph">
      <loext:graphic-properties draw:fill="none" draw:fill-color="#ff3333"/>
      <style:text-properties fo:color="#ce181e" fo:font-size="12pt" fo:font-weight="bold" style:font-size-asian="12pt" style:font-weight-asian="bold" style:font-size-complex="12pt" style:font-weight-complex="bold"/>
    </style:style>
    <style:style style:name="P51" style:family="paragraph">
      <loext:graphic-properties draw:fill-color="#e3d200"/>
      <style:paragraph-properties fo:text-align="center"/>
    </style:style>
    <style:style style:name="P52" style:family="paragraph">
      <loext:graphic-properties draw:fill="none" draw:fill-color="#ffffff"/>
      <style:text-properties fo:font-size="12pt" fo:font-weight="bold" style:font-size-asian="12pt" style:font-weight-asian="bold" style:font-size-complex="12pt" style:font-weight-complex="bold"/>
    </style:style>
    <style:style style:name="P53" style:family="paragraph">
      <style:text-properties fo:color="#006c3b" fo:font-size="14pt" fo:font-weight="bold" style:font-size-asian="14pt" style:font-weight-asian="bold" style:font-size-complex="14pt" style:font-weight-complex="bold"/>
    </style:style>
    <style:style style:name="P54" style:family="paragraph">
      <loext:graphic-properties draw:fill="none" draw:fill-color="#ffffff"/>
      <style:text-properties fo:color="#006c3b" fo:font-size="14pt" fo:font-weight="bold" style:font-size-asian="14pt" style:font-weight-asian="bold" style:font-size-complex="14pt" style:font-weight-complex="bold"/>
    </style:style>
    <style:style style:name="T1" style:family="text">
      <style:text-properties fo:font-variant="normal" fo:text-transform="none" fo:color="#00000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Times New Roman" style:font-size-complex="8pt" style:font-style-complex="normal" style:font-weight-complex="normal" style:text-emphasize="none" style:font-relief="none" style:text-overline-style="none" style:text-overline-color="font-color"/>
    </style:style>
    <style:style style:name="T2" style:family="text">
      <style:text-properties fo:font-size="8pt"/>
    </style:style>
    <style:style style:name="T3" style:family="text">
      <style:text-properties fo:font-variant="normal" fo:text-transform="none" fo:color="#000000" style:text-outline="false" style:text-line-through-style="none" style:text-line-through-type="none" style:font-name="Liberation Sans" fo:font-size="8pt" fo:font-style="normal" fo:text-shadow="none" style:text-underline-style="none" fo:font-weight="bold" style:letter-kerning="true" style:font-name-asian="Microsoft YaHei" style:font-size-asian="8pt" style:font-style-asian="normal" style:font-weight-asian="bold" style:font-name-complex="Times New Roman" style:font-size-complex="8pt" style:font-style-complex="normal" style:font-weight-complex="bold" style:text-emphasize="none" style:font-relief="none" style:text-overline-style="none" style:text-overline-color="font-color"/>
    </style:style>
    <style:style style:name="T4" style:family="text">
      <style:text-properties fo:font-size="8pt" fo:font-weight="bold" style:font-weight-asian="bold" style:font-weight-complex="bold"/>
    </style:style>
    <style:style style:name="T5" style:family="text">
      <style:text-properties fo:color="#000000" fo:font-size="8pt" fo:font-weight="bold" style:font-size-asian="18pt" style:font-weight-asian="bold" style:font-size-complex="18pt" style:font-weight-complex="bold"/>
    </style:style>
    <style:style style:name="T6" style:family="text">
      <style:text-properties fo:font-variant="normal" fo:text-transform="none" fo:color="#000000" style:text-outline="false" style:text-line-through-style="none" style:text-line-through-type="none" style:font-name="Liberation Sans" fo:font-size="8pt" fo:font-style="normal" fo:text-shadow="none" style:text-underline-style="none" fo:font-weight="bold" style:letter-kerning="true" style:font-name-asian="Microsoft YaHei" style:font-size-asian="8pt" style:font-style-asian="normal" style:font-weight-asian="normal" style:font-name-complex="Times New Roman" style:font-size-complex="8pt" style:font-style-complex="normal" style:font-weight-complex="normal" style:text-emphasize="none" style:font-relief="none" style:text-overline-style="none" style:text-overline-color="font-color"/>
    </style:style>
    <style:style style:name="T7" style:family="text">
      <style:text-properties fo:font-size="8pt" fo:font-weight="bold"/>
    </style:style>
    <style:style style:name="T8" style:family="text">
      <style:text-properties fo:font-size="9pt" fo:font-weight="bold" style:font-weight-asian="bold" style:font-weight-complex="bold"/>
    </style:style>
    <style:style style:name="T9" style:family="text">
      <style:text-properties fo:font-size="9pt" fo:font-weight="bold" style:font-size-asian="18pt" style:font-weight-asian="bold" style:font-size-complex="18pt" style:font-weight-complex="bold"/>
    </style:style>
    <style:style style:name="T10" style:family="text">
      <style:text-properties fo:color="#4c4c4c" style:text-outline="false" style:text-line-through-style="none" style:text-line-through-type="none" style:font-name="Arial" fo:font-size="2pt" fo:font-style="normal" fo:text-shadow="none" style:text-underline-style="none" fo:font-weight="normal" style:letter-kerning="true" style:font-name-asian="SimSun" style:font-size-asian="2pt" style:font-style-asian="normal" style:font-weight-asian="normal" style:font-name-complex="Tahoma" style:font-size-complex="2pt" style:font-style-complex="normal" style:font-weight-complex="normal" style:text-emphasize="none" style:font-relief="none" style:text-overline-style="none" style:text-overline-color="font-color"/>
    </style:style>
    <style:style style:name="T11" style:family="text">
      <style:text-properties fo:color="#0066cc" style:text-outline="false" style:text-line-through-style="none" style:text-line-through-type="none" style:font-name="Arial" fo:font-size="2pt" fo:font-style="normal" fo:text-shadow="none" style:text-underline-style="none" fo:font-weight="normal" style:letter-kerning="true" style:font-name-asian="SimSun" style:font-size-asian="2pt" style:font-style-asian="normal" style:font-weight-asian="normal" style:font-name-complex="Tahoma" style:font-size-complex="2pt" style:font-style-complex="normal" style:font-weight-complex="normal" style:text-emphasize="none" style:font-relief="none" style:text-overline-style="none" style:text-overline-color="font-color"/>
    </style:style>
    <style:style style:name="T12" style:family="text">
      <style:text-properties fo:color="#003d73" fo:font-size="8pt" fo:font-weight="bold" style:font-size-asian="18pt" style:font-size-complex="18pt"/>
    </style:style>
    <style:style style:name="T13" style:family="text">
      <style:text-properties fo:color="#00508f" fo:font-size="12pt" fo:font-weight="bold" style:font-size-asian="12pt" style:font-weight-asian="bold" style:font-size-complex="12pt" style:font-weight-complex="bold"/>
    </style:style>
    <style:style style:name="T14" style:family="text">
      <style:text-properties fo:color="#003d73" fo:font-size="12pt" fo:font-weight="bold" style:font-size-asian="12pt" style:font-weight-asian="bold" style:font-size-complex="12pt" style:font-weight-complex="bold"/>
    </style:style>
    <style:style style:name="T15" style:family="text">
      <style:text-properties fo:font-size="8pt" fo:font-weight="bold" style:font-size-asian="18pt" style:font-size-complex="18pt"/>
    </style:style>
    <style:style style:name="T16" style:family="text">
      <style:text-properties fo:color="#ce181e" fo:font-size="8pt" fo:font-weight="bold" style:font-size-asian="18pt" style:font-size-complex="18pt"/>
    </style:style>
    <style:style style:name="T17" style:family="text">
      <style:text-properties fo:color="#ce181e" fo:font-size="12pt" fo:font-weight="bold" style:font-size-asian="12pt" style:font-weight-asian="bold" style:font-size-complex="12pt" style:font-weight-complex="bold"/>
    </style:style>
    <style:style style:name="T18"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Times New Roman" style:font-size-complex="12pt" style:font-style-complex="normal" style:font-weight-complex="bold" style:text-emphasize="none" style:font-relief="none" style:text-overline-style="none" style:text-overline-color="font-color"/>
    </style:style>
    <style:style style:name="T19" style:family="text">
      <style:text-properties fo:color="#006c3b"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0.019cm" svg:height="13.977cm" svg:x="1cm" svg:y="14.716cm">
            <text:p/>
            <draw:enhanced-geometry svg:viewBox="0 0 21600 21600" draw:type="rectangle" draw:enhanced-path="M 0 0 L 21600 0 21600 21600 0 21600 0 0 Z N"/>
          </draw:custom-shape>
          <draw:line draw:style-name="gr2" draw:text-style-name="P2" draw:layer="layout" svg:x1="21.962cm" svg:y1="14.716cm" svg:x2="41.019cm" svg:y2="14.716cm">
            <text:p/>
          </draw:line>
          <draw:custom-shape draw:style-name="gr3" draw:text-style-name="P3" draw:layer="layout" svg:width="20.073cm" svg:height="13.716cm" svg:x="20.946cm" svg:y="1cm">
            <text:p/>
            <draw:enhanced-geometry svg:viewBox="0 0 21600 21600" draw:type="rectangle" draw:enhanced-path="M 0 0 L 21600 0 21600 21600 0 21600 0 0 Z N"/>
          </draw:custom-shape>
          <draw:custom-shape draw:style-name="gr4" draw:text-style-name="P4" draw:layer="layout" svg:width="19.939cm" svg:height="13.716cm" svg:x="1.007cm" svg:y="1cm">
            <text:p/>
            <draw:enhanced-geometry svg:viewBox="0 0 21600 21600" draw:type="rectangle" draw:enhanced-path="M 0 0 L 21600 0 21600 21600 0 21600 0 0 Z N"/>
          </draw:custom-shape>
          <draw:line draw:style-name="gr2" draw:text-style-name="P2" draw:layer="layout" svg:x1="20.946cm" svg:y1="13.446cm" svg:x2="20.946cm" svg:y2="1cm">
            <text:p/>
          </draw:line>
          <draw:line draw:style-name="gr2" draw:text-style-name="P2" draw:layer="layout" svg:x1="19.549cm" svg:y1="14.716cm" svg:x2="1.007cm" svg:y2="14.716cm">
            <text:p/>
          </draw:line>
          <draw:g>
            <draw:path draw:style-name="gr5" draw:text-style-name="P5" draw:layer="layout" svg:width="1.09cm" svg:height="0.979cm" svg:x="21.489cm" svg:y="14.935cm" svg:viewBox="0 0 1091 980" svg:d="M0 980c475 0 1091-280 1091-560s-18-420-364-420c0 300-727 579-727 980z">
              <text:p/>
            </draw:path>
            <draw:path draw:style-name="gr6" draw:text-style-name="P6" draw:layer="layout" svg:width="2.666cm" svg:height="1.68cm" svg:x="19.55cm" svg:y="14.305cm" svg:viewBox="0 0 2667 1681" svg:d="M2667 0c0 0 0 1121-1 840 2 491-575 841-1331 841s-1334-350-1335-841c1 1 0-350 0-840 0 490 606 840 1334 840s1333-350 1333-840z">
              <text:p/>
            </draw:path>
            <draw:path draw:style-name="gr7" draw:text-style-name="P7" draw:layer="layout" svg:width="2.665cm" svg:height="1.678cm" svg:x="19.549cm" svg:y="13.465cm" svg:viewBox="0 0 2666 1679" svg:d="M1333 0c756 0 1333 363 1333 839s-577 840-1333 840-1333-364-1333-840 577-839 1333-839z">
              <text:p/>
            </draw:path>
            <draw:polygon draw:style-name="gr8" draw:text-style-name="P8" draw:layer="layout" svg:width="0.727cm" svg:height="0.419cm" svg:x="21.004cm" svg:y="14.375cm" svg:viewBox="0 0 728 420" draw:points="364,0 243,70 728,350 606,420 121,140 0,210 0,0">
              <text:p/>
            </draw:polygon>
            <draw:polygon draw:style-name="gr9" draw:text-style-name="P8" draw:layer="layout" svg:width="0.726cm" svg:height="0.419cm" svg:x="20.034cm" svg:y="13.815cm" svg:viewBox="0 0 727 420" draw:points="606,280 727,210 727,420 363,420 484,350 0,70 121,0">
              <text:p/>
            </draw:polygon>
            <draw:polygon draw:style-name="gr10" draw:text-style-name="P8" draw:layer="layout" svg:width="0.727cm" svg:height="0.419cm" svg:x="20.034cm" svg:y="14.375cm" svg:viewBox="0 0 728 420" draw:points="121,280 607,0 728,70 242,350 363,420 0,420 0,210">
              <text:p/>
            </draw:polygon>
            <draw:polygon draw:style-name="gr11" draw:text-style-name="P8" draw:layer="layout" svg:width="0.726cm" svg:height="0.419cm" svg:x="21.004cm" svg:y="13.815cm" svg:viewBox="0 0 727 420" draw:points="484,70 363,0 727,0 727,210 606,140 121,420 0,350">
              <text:p/>
            </draw:polygon>
            <draw:path draw:style-name="gr12" draw:text-style-name="P7" draw:layer="layout" svg:width="2.665cm" svg:height="0.839cm" svg:x="19.549cm" svg:y="14.585cm" svg:viewBox="0 0 2666 840" svg:d="M2666 0c0 476-577 840-1333 840s-1333-364-1333-840">
              <text:p/>
            </draw:path>
            <draw:line draw:style-name="gr13" draw:text-style-name="P9" draw:layer="layout" svg:x1="19.67cm" svg:y1="14.655cm" svg:x2="19.67cm" svg:y2="14.935cm">
              <text:p/>
            </draw:line>
            <draw:line draw:style-name="gr14" draw:text-style-name="P9" draw:layer="layout" svg:x1="19.913cm" svg:y1="14.865cm" svg:x2="19.913cm" svg:y2="15.145cm">
              <text:p/>
            </draw:line>
            <draw:line draw:style-name="gr15" draw:text-style-name="P9" draw:layer="layout" svg:x1="20.276cm" svg:y1="15.075cm" svg:x2="20.276cm" svg:y2="15.355cm">
              <text:p/>
            </draw:line>
            <draw:line draw:style-name="gr16" draw:text-style-name="P9" draw:layer="layout" svg:x1="20.64cm" svg:y1="15.145cm" svg:x2="20.64cm" svg:y2="15.425cm">
              <text:p/>
            </draw:line>
            <draw:line draw:style-name="gr17" draw:text-style-name="P9" draw:layer="layout" svg:x1="21.125cm" svg:y1="15.145cm" svg:x2="21.125cm" svg:y2="15.425cm">
              <text:p/>
            </draw:line>
            <draw:line draw:style-name="gr18" draw:text-style-name="P9" draw:layer="layout" svg:x1="21.489cm" svg:y1="15.075cm" svg:x2="21.489cm" svg:y2="15.355cm">
              <text:p/>
            </draw:line>
            <draw:line draw:style-name="gr19" draw:text-style-name="P9" draw:layer="layout" svg:x1="21.853cm" svg:y1="14.865cm" svg:x2="21.853cm" svg:y2="15.145cm">
              <text:p/>
            </draw:line>
            <draw:line draw:style-name="gr20" draw:text-style-name="P9" draw:layer="layout" svg:x1="22.095cm" svg:y1="14.655cm" svg:x2="22.095cm" svg:y2="14.935cm">
              <text:p/>
            </draw:line>
            <draw:line draw:style-name="gr21" draw:text-style-name="P9" draw:layer="layout" svg:x1="20.883cm" svg:y1="15.425cm" svg:x2="20.883cm" svg:y2="15.705cm">
              <text:p/>
            </draw:line>
            <draw:line draw:style-name="gr22" draw:text-style-name="P9" draw:layer="layout" svg:x1="21.368cm" svg:y1="15.355cm" svg:x2="21.368cm" svg:y2="15.635cm">
              <text:p/>
            </draw:line>
            <draw:line draw:style-name="gr23" draw:text-style-name="P9" draw:layer="layout" svg:x1="21.731cm" svg:y1="15.215cm" svg:x2="21.731cm" svg:y2="15.495cm">
              <text:p/>
            </draw:line>
            <draw:line draw:style-name="gr24" draw:text-style-name="P9" draw:layer="layout" svg:x1="21.974cm" svg:y1="15.075cm" svg:x2="21.974cm" svg:y2="15.355cm">
              <text:p/>
            </draw:line>
            <draw:line draw:style-name="gr25" draw:text-style-name="P9" draw:layer="layout" svg:x1="20.398cm" svg:y1="15.355cm" svg:x2="20.398cm" svg:y2="15.635cm">
              <text:p/>
            </draw:line>
            <draw:line draw:style-name="gr26" draw:text-style-name="P9" draw:layer="layout" svg:x1="20.034cm" svg:y1="15.215cm" svg:x2="20.034cm" svg:y2="15.495cm">
              <text:p/>
            </draw:line>
            <draw:line draw:style-name="gr27" draw:text-style-name="P9" draw:layer="layout" svg:x1="19.791cm" svg:y1="15.075cm" svg:x2="19.791cm" svg:y2="15.355cm">
              <text:p/>
            </draw:line>
            <draw:path draw:style-name="gr28" draw:text-style-name="P7" draw:layer="layout" svg:width="2.665cm" svg:height="0.839cm" svg:x="19.549cm" svg:y="14.865cm" svg:viewBox="0 0 2666 840" svg:d="M2666 0c0 476-577 840-1333 840s-1333-364-1333-840">
              <text:p/>
            </draw:path>
            <draw:line draw:style-name="gr29" draw:text-style-name="P9" draw:layer="layout" svg:x1="19.67cm" svg:y1="15.215cm" svg:x2="19.67cm" svg:y2="15.495cm">
              <text:p/>
            </draw:line>
            <draw:line draw:style-name="gr30" draw:text-style-name="P9" draw:layer="layout" svg:x1="19.913cm" svg:y1="15.425cm" svg:x2="19.913cm" svg:y2="15.705cm">
              <text:p/>
            </draw:line>
            <draw:line draw:style-name="gr31" draw:text-style-name="P9" draw:layer="layout" svg:x1="20.276cm" svg:y1="15.635cm" svg:x2="20.276cm" svg:y2="15.915cm">
              <text:p/>
            </draw:line>
            <draw:line draw:style-name="gr32" draw:text-style-name="P9" draw:layer="layout" svg:x1="20.64cm" svg:y1="15.705cm" svg:x2="20.64cm" svg:y2="15.985cm">
              <text:p/>
            </draw:line>
            <draw:line draw:style-name="gr33" draw:text-style-name="P9" draw:layer="layout" svg:x1="21.125cm" svg:y1="15.705cm" svg:x2="21.125cm" svg:y2="15.985cm">
              <text:p/>
            </draw:line>
            <draw:line draw:style-name="gr34" draw:text-style-name="P9" draw:layer="layout" svg:x1="21.489cm" svg:y1="15.635cm" svg:x2="21.489cm" svg:y2="15.915cm">
              <text:p/>
            </draw:line>
            <draw:line draw:style-name="gr35" draw:text-style-name="P9" draw:layer="layout" svg:x1="21.853cm" svg:y1="15.425cm" svg:x2="21.853cm" svg:y2="15.705cm">
              <text:p/>
            </draw:line>
            <draw:line draw:style-name="gr36" draw:text-style-name="P9" draw:layer="layout" svg:x1="22.095cm" svg:y1="15.215cm" svg:x2="22.095cm" svg:y2="15.495cm">
              <text:p/>
            </draw:line>
            <draw:path draw:style-name="gr37" draw:text-style-name="P10" draw:layer="layout" svg:width="2.667cm" svg:height="2.519cm" svg:x="19.549cm" svg:y="13.465cm" svg:viewBox="0 0 2668 2520" svg:d="M1333 0c756 0 1335 364 1335 840l-1 840c0 490-606 840-1333 840s-1334-350-1334-840c0 0 1-840 0-841 0-476 577-839 1333-839z">
              <text:p/>
            </draw:path>
          </draw:g>
          <draw:frame draw:style-name="gr38" draw:text-style-name="P11" draw:layer="layout" svg:width="0.502cm" svg:height="1.187cm" svg:x="4.182cm" svg:y="2.905cm">
            <draw:text-box>
              <text:p/>
            </draw:text-box>
          </draw:frame>
        </draw:g>
        <draw:g>
          <draw:custom-shape draw:style-name="gr39" draw:text-style-name="P12" draw:layer="ADFS" svg:width="0.254cm" svg:height="0.254cm" svg:x="17.002cm" svg:y="24.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svg:title>SSL encrypted Server</svg:title>
                <svg:desc>www.draw-shapes.de</svg:desc>
                <draw:custom-shape draw:style-name="gr40" draw:text-style-name="P13" draw:layer="ADFS" svg:width="0.911cm" svg:height="1.594cm" svg:x="14.567cm" svg:y="22.336cm">
                  <draw:glue-point draw:id="10" svg:x="-1.25cm" svg:y="-5cm"/>
                  <draw:glue-point draw:id="11" svg:x="2.5cm" svg:y="-5cm"/>
                  <draw:glue-point draw:id="12" svg:x="3.75cm" svg:y="-5cm"/>
                  <draw:glue-point draw:id="13" svg:x="0cm" svg:y="-5cm"/>
                  <text:p/>
                  <draw:enhanced-geometry svg:viewBox="0 0 21600 21600"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41" draw:text-style-name="P14" draw:layer="ADFS" svg:width="0.683cm" svg:height="0.114cm" svg:x="14.567cm" svg:y="23.816cm">
                  <text:p/>
                </draw:rect>
                <draw:custom-shape draw:style-name="gr42" draw:text-style-name="P15" draw:layer="ADFS" svg:width="0.683cm" svg:height="1.365cm" svg:x="14.567cm" svg:y="22.565cm">
                  <draw:glue-point draw:id="4" svg:x="1.673cm" svg:y="5cm"/>
                  <draw:glue-point draw:id="5" svg:x="3.341cm" svg:y="5cm"/>
                  <draw:glue-point draw:id="6" svg:x="-1.663cm" svg:y="5cm"/>
                  <draw:glue-point draw:id="7" svg:x="-3.331cm" svg:y="5cm"/>
                  <text:p/>
                  <draw:enhanced-geometry svg:viewBox="0 0 21600 21600"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3" draw:layer="ADFS" svg:width="0.455cm" svg:height="0.08cm" svg:x="14.684cm" svg:y="22.716cm">
                  <text:p/>
                  <draw:enhanced-geometry svg:viewBox="0 0 21600 21600" draw:type="rectangle" draw:enhanced-path="M 0 0 L 21600 0 21600 21600 0 21600 0 0 Z N"/>
                </draw:custom-shape>
                <draw:custom-shape draw:style-name="gr44" draw:text-style-name="P13" draw:layer="ADFS" svg:width="0.113cm" svg:height="0.038cm" svg:x="15.026cm" svg:y="22.814cm">
                  <text:p/>
                  <draw:enhanced-geometry svg:viewBox="0 0 21600 21600" draw:type="rectangle" draw:enhanced-path="M 0 0 L 21600 0 21600 21600 0 21600 0 0 Z N"/>
                </draw:custom-shape>
                <draw:custom-shape draw:style-name="gr45" draw:text-style-name="P14" draw:layer="ADFS" svg:width="0.535cm" svg:height="0.19cm" svg:x="14.643cm" svg:y="22.6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5" draw:layer="ADFS" svg:width="0.455cm" svg:height="0.08cm" svg:x="14.684cm" svg:y="22.716cm">
                  <text:p/>
                  <draw:enhanced-geometry svg:viewBox="0 0 21600 21600" draw:type="rectangle" draw:enhanced-path="M 0 0 L 21600 0 21600 21600 0 21600 0 0 Z N"/>
                </draw:custom-shape>
                <draw:custom-shape draw:style-name="gr47" draw:text-style-name="P15" draw:layer="ADFS" svg:width="0.113cm" svg:height="0.038cm" svg:x="15.026cm" svg:y="22.814cm">
                  <text:p/>
                  <draw:enhanced-geometry svg:viewBox="0 0 21600 21600" draw:type="rectangle" draw:enhanced-path="M 0 0 L 21600 0 21600 21600 0 21600 0 0 Z N"/>
                </draw:custom-shape>
                <draw:custom-shape draw:style-name="gr48" draw:text-style-name="P14" draw:layer="ADFS" svg:width="0.534cm" svg:height="0.11cm" svg:x="14.646cm" svg:y="22.9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5" draw:layer="ADFS" svg:width="0.114cm" svg:height="0.038cm" svg:x="14.684cm" svg:y="22.945cm">
                  <text:p/>
                  <draw:enhanced-geometry svg:viewBox="0 0 21600 21600" draw:type="rectangle" draw:enhanced-path="M 0 0 L 21600 0 21600 21600 0 21600 0 0 Z N"/>
                </draw:custom-shape>
                <draw:line draw:style-name="gr50" draw:text-style-name="P16" draw:layer="ADFS" svg:x1="15.25cm" svg:y1="22.652cm" svg:x2="15.25cm" svg:y2="23.841cm">
                  <text:p/>
                </draw:line>
                <draw:path draw:style-name="gr51" draw:text-style-name="P17" draw:layer="ADFS" svg:width="0.052cm" svg:height="0.051cm" svg:x="15.082cm" svg:y="22.94cm" svg:viewBox="0 0 53 52" svg:d="M26 0c15 0 27 11 27 26 0 14-12 26-27 26s-26-12-26-26c0-15 11-26 26-26z">
                  <text:p/>
                </draw:path>
                <draw:g>
                  <draw:custom-shape draw:style-name="gr52" draw:text-style-name="P18" draw:layer="ADFS" svg:width="0.281cm" svg:height="0.252cm" svg:x="14.7cm" svg:y="23.436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13" draw:layer="ADFS" svg:width="0.193cm" svg:height="0.187cm" svg:x="14.744cm" svg:y="23.285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54" draw:text-style-name="P13" draw:layer="ADFS" svg:width="0.033cm" svg:height="0.079cm" svg:x="14.744cm" svg:y="23.377cm">
                    <text:p/>
                    <draw:enhanced-geometry svg:viewBox="0 0 21600 21600" draw:type="rectangle" draw:enhanced-path="M 0 0 L 21600 0 21600 21600 0 21600 0 0 Z N"/>
                  </draw:custom-shape>
                  <draw:custom-shape draw:style-name="gr55" draw:text-style-name="P13" draw:layer="ADFS" svg:width="0.033cm" svg:height="0.015cm" svg:x="14.744cm" svg:y="23.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3" draw:layer="ADFS" svg:width="0.033cm" svg:height="0.079cm" svg:x="14.904cm" svg:y="23.377cm">
                    <text:p/>
                    <draw:enhanced-geometry svg:viewBox="0 0 21600 21600" draw:type="rectangle" draw:enhanced-path="M 0 0 L 21600 0 21600 21600 0 21600 0 0 Z N"/>
                  </draw:custom-shape>
                  <draw:custom-shape draw:style-name="gr57" draw:text-style-name="P13" draw:layer="ADFS" svg:width="0.033cm" svg:height="0.015cm" svg:x="14.904cm" svg:y="23.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58" draw:text-style-name="P13" draw:layer="ADFS" svg:width="0.032cm" svg:height="0.095cm" svg:x="14.745cm" svg:y="23.362cm">
                    <text:p/>
                  </draw:rect>
                  <draw:rect draw:style-name="gr59" draw:text-style-name="P13" draw:layer="ADFS" svg:width="0.032cm" svg:height="0.095cm" svg:x="14.904cm" svg:y="23.362cm">
                    <text:p/>
                  </draw:rect>
                  <draw:g>
                    <draw:rect draw:style-name="gr60" draw:text-style-name="P19" draw:layer="ADFS" svg:width="0.316cm" svg:height="0.211cm" svg:x="14.82cm" svg:y="23.56cm">
                      <text:p/>
                    </draw:rect>
                    <draw:rect draw:style-name="gr61" draw:text-style-name="P20" draw:layer="ADFS" svg:width="0.132cm" svg:height="0.008cm" svg:x="14.908cm" svg:y="23.675cm">
                      <text:p/>
                    </draw:rect>
                    <draw:rect draw:style-name="gr62" draw:text-style-name="P20" draw:layer="ADFS" svg:width="0.15cm" svg:height="0.009cm" svg:x="14.899cm" svg:y="23.654cm">
                      <text:p/>
                    </draw:rect>
                    <draw:rect draw:style-name="gr63" draw:text-style-name="P20" draw:layer="ADFS" svg:width="0.15cm" svg:height="0.009cm" svg:x="14.899cm" svg:y="23.634cm">
                      <text:p/>
                    </draw:rect>
                    <draw:rect draw:style-name="gr64" draw:text-style-name="P20" draw:layer="ADFS" svg:width="0.132cm" svg:height="0.009cm" svg:x="14.908cm" svg:y="23.613cm">
                      <text:p/>
                    </draw:rect>
                    <draw:custom-shape draw:style-name="gr65" draw:text-style-name="P21" draw:layer="ADFS" svg:width="0.07cm" svg:height="0.07cm" svg:x="14.82cm" svg:y="23.701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66" draw:text-style-name="P21" draw:layer="ADFS" svg:width="0.071cm" svg:height="0.07cm" draw:transform="rotate (-1.5707963267949) translate (14.89cm 23.56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67" draw:text-style-name="P21" draw:layer="ADFS" svg:width="0.071cm" svg:height="0.07cm" draw:transform="rotate (-1.5707963267949) translate (15.136cm 23.56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custom-shape draw:style-name="gr68" draw:text-style-name="P21" draw:layer="ADFS" svg:width="0.316cm" svg:height="0.009cm" svg:x="14.82cm" svg:y="23.56cm">
                      <text:p/>
                      <draw:enhanced-geometry svg:viewBox="0 0 21600 21600" draw:mirror-horizontal="false" draw:mirror-vertical="false" draw:type="rectangle" draw:enhanced-path="M 0 0 L 21600 0 21600 21600 0 21600 0 0 Z N"/>
                    </draw:custom-shape>
                    <draw:custom-shape draw:style-name="gr69" draw:text-style-name="P21" draw:layer="ADFS" svg:width="0.316cm" svg:height="0.008cm" svg:x="14.82cm" svg:y="23.763cm">
                      <text:p/>
                      <draw:enhanced-geometry svg:viewBox="0 0 21600 21600" draw:mirror-horizontal="false" draw:mirror-vertical="false" draw:type="rectangle" draw:enhanced-path="M 0 0 L 21600 0 21600 21600 0 21600 0 0 Z N"/>
                    </draw:custom-shape>
                    <draw:custom-shape draw:style-name="gr70" draw:text-style-name="P21" draw:layer="ADFS" svg:width="0.011cm" svg:height="0.211cm" svg:x="14.818cm" svg:y="23.56cm">
                      <text:p/>
                      <draw:enhanced-geometry svg:viewBox="0 0 21600 21600" draw:mirror-horizontal="false" draw:mirror-vertical="false" draw:type="rectangle" draw:enhanced-path="M 0 0 L 21600 0 21600 21600 0 21600 0 0 Z N"/>
                    </draw:custom-shape>
                    <draw:custom-shape draw:style-name="gr71" draw:text-style-name="P21" draw:layer="ADFS" svg:width="0.008cm" svg:height="0.211cm" svg:x="15.128cm" svg:y="23.56cm">
                      <text:p/>
                      <draw:enhanced-geometry svg:viewBox="0 0 21600 21600" draw:mirror-horizontal="false" draw:mirror-vertical="false" draw:type="rectangle" draw:enhanced-path="M 0 0 L 21600 0 21600 21600 0 21600 0 0 Z N"/>
                    </draw:custom-shape>
                    <draw:custom-shape draw:style-name="gr72" draw:text-style-name="P21" draw:layer="ADFS" svg:width="0.07cm" svg:height="0.07cm" svg:x="15.06cm" svg:y="23.701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rect draw:style-name="gr73" draw:text-style-name="P20" draw:layer="ADFS" svg:width="0.062cm" svg:height="0.012cm" svg:x="14.908cm" svg:y="23.706cm">
                      <text:p/>
                    </draw:rect>
                    <draw:custom-shape draw:style-name="gr74" draw:text-style-name="P22" draw:layer="ADFS" svg:width="0.062cm" svg:height="0.062cm" svg:x="15.031cm" svg:y="23.6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22" draw:layer="ADFS" svg:width="0.044cm" svg:height="0.071cm" svg:x="15.031cm" svg:y="23.718cm">
                      <text:p/>
                      <draw:enhanced-geometry svg:viewBox="0 0 21600 21600" draw:mirror-horizontal="false" draw:mirror-vertical="false" draw:glue-points="?f6 0 10800 ?f8 ?f11 10800 ?f9 21600 10800 ?f10 ?f5 10800" draw:text-areas="?f3 ?f3 ?f4 ?f4" draw:type="parallelogram" draw:modifiers="11220.779220779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 draw:text-style-name="P22" draw:layer="ADFS" svg:width="0.044cm" svg:height="0.071cm" svg:x="15.055cm" svg:y="23.727cm">
                      <text:p/>
                      <draw:enhanced-geometry svg:viewBox="0 0 21600 21600" draw:mirror-horizontal="true" draw:mirror-vertical="false" draw:glue-points="?f6 0 10800 ?f8 ?f11 10800 ?f9 21600 10800 ?f10 ?f5 10800" draw:text-areas="?f3 ?f3 ?f4 ?f4" draw:type="parallelogram" draw:modifiers="11220.779220779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frame draw:style-name="gr77" draw:text-style-name="P23" draw:layer="ADFS" svg:width="3.683cm" svg:height="0.887cm" svg:x="13.192cm" svg:y="23.932cm">
                <draw:text-box>
                  <text:p><text:span text:style-name="T1">adfs1</text:span><text:span text:style-name="T2">.ext.company.com</text:span></text:p>
                </draw:text-box>
              </draw:frame>
            </draw:g>
            <draw:g>
              <draw:g>
                <svg:title>SSL encrypted Server</svg:title>
                <svg:desc>www.draw-shapes.de</svg:desc>
                <draw:custom-shape draw:style-name="gr78" draw:text-style-name="P13" draw:layer="ADFS" svg:width="0.911cm" svg:height="1.594cm" svg:x="14.567cm" svg:y="24.749cm">
                  <draw:glue-point draw:id="10" svg:x="-1.25cm" svg:y="-5cm"/>
                  <draw:glue-point draw:id="11" svg:x="2.5cm" svg:y="-5cm"/>
                  <draw:glue-point draw:id="12" svg:x="3.75cm" svg:y="-5cm"/>
                  <draw:glue-point draw:id="13" svg:x="0cm" svg:y="-5cm"/>
                  <text:p/>
                  <draw:enhanced-geometry svg:viewBox="0 0 21600 21600"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79" draw:text-style-name="P14" draw:layer="ADFS" svg:width="0.683cm" svg:height="0.114cm" svg:x="14.567cm" svg:y="26.229cm">
                  <text:p/>
                </draw:rect>
                <draw:custom-shape draw:style-name="gr80" draw:text-style-name="P15" draw:layer="ADFS" svg:width="0.683cm" svg:height="1.365cm" svg:x="14.567cm" svg:y="24.978cm">
                  <draw:glue-point draw:id="4" svg:x="1.673cm" svg:y="5cm"/>
                  <draw:glue-point draw:id="5" svg:x="3.341cm" svg:y="5cm"/>
                  <draw:glue-point draw:id="6" svg:x="-1.663cm" svg:y="5cm"/>
                  <draw:glue-point draw:id="7" svg:x="-3.331cm" svg:y="5cm"/>
                  <text:p/>
                  <draw:enhanced-geometry svg:viewBox="0 0 21600 21600"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3" draw:layer="ADFS" svg:width="0.455cm" svg:height="0.08cm" svg:x="14.684cm" svg:y="25.129cm">
                  <text:p/>
                  <draw:enhanced-geometry svg:viewBox="0 0 21600 21600" draw:type="rectangle" draw:enhanced-path="M 0 0 L 21600 0 21600 21600 0 21600 0 0 Z N"/>
                </draw:custom-shape>
                <draw:custom-shape draw:style-name="gr82" draw:text-style-name="P13" draw:layer="ADFS" svg:width="0.113cm" svg:height="0.038cm" svg:x="15.026cm" svg:y="25.227cm">
                  <text:p/>
                  <draw:enhanced-geometry svg:viewBox="0 0 21600 21600" draw:type="rectangle" draw:enhanced-path="M 0 0 L 21600 0 21600 21600 0 21600 0 0 Z N"/>
                </draw:custom-shape>
                <draw:custom-shape draw:style-name="gr83" draw:text-style-name="P14" draw:layer="ADFS" svg:width="0.535cm" svg:height="0.19cm" svg:x="14.643cm" svg:y="25.0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5" draw:layer="ADFS" svg:width="0.455cm" svg:height="0.08cm" svg:x="14.684cm" svg:y="25.129cm">
                  <text:p/>
                  <draw:enhanced-geometry svg:viewBox="0 0 21600 21600" draw:type="rectangle" draw:enhanced-path="M 0 0 L 21600 0 21600 21600 0 21600 0 0 Z N"/>
                </draw:custom-shape>
                <draw:custom-shape draw:style-name="gr85" draw:text-style-name="P15" draw:layer="ADFS" svg:width="0.113cm" svg:height="0.038cm" svg:x="15.026cm" svg:y="25.227cm">
                  <text:p/>
                  <draw:enhanced-geometry svg:viewBox="0 0 21600 21600" draw:type="rectangle" draw:enhanced-path="M 0 0 L 21600 0 21600 21600 0 21600 0 0 Z N"/>
                </draw:custom-shape>
                <draw:custom-shape draw:style-name="gr86" draw:text-style-name="P14" draw:layer="ADFS" svg:width="0.534cm" svg:height="0.11cm" svg:x="14.646cm" svg:y="25.3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5" draw:layer="ADFS" svg:width="0.114cm" svg:height="0.038cm" svg:x="14.684cm" svg:y="25.358cm">
                  <text:p/>
                  <draw:enhanced-geometry svg:viewBox="0 0 21600 21600" draw:type="rectangle" draw:enhanced-path="M 0 0 L 21600 0 21600 21600 0 21600 0 0 Z N"/>
                </draw:custom-shape>
                <draw:line draw:style-name="gr88" draw:text-style-name="P16" draw:layer="ADFS" svg:x1="15.25cm" svg:y1="25.065cm" svg:x2="15.25cm" svg:y2="26.254cm">
                  <text:p/>
                </draw:line>
                <draw:path draw:style-name="gr89" draw:text-style-name="P17" draw:layer="ADFS" svg:width="0.052cm" svg:height="0.051cm" svg:x="15.082cm" svg:y="25.353cm" svg:viewBox="0 0 53 52" svg:d="M26 0c15 0 27 11 27 26 0 14-12 26-27 26s-26-12-26-26c0-15 11-26 26-26z">
                  <text:p/>
                </draw:path>
                <draw:g>
                  <draw:custom-shape draw:style-name="gr90" draw:text-style-name="P18" draw:layer="ADFS" svg:width="0.281cm" svg:height="0.252cm" svg:x="14.7cm" svg:y="25.849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1" draw:text-style-name="P13" draw:layer="ADFS" svg:width="0.193cm" svg:height="0.187cm" svg:x="14.744cm" svg:y="25.698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2" draw:text-style-name="P13" draw:layer="ADFS" svg:width="0.033cm" svg:height="0.079cm" svg:x="14.744cm" svg:y="25.79cm">
                    <text:p/>
                    <draw:enhanced-geometry svg:viewBox="0 0 21600 21600" draw:type="rectangle" draw:enhanced-path="M 0 0 L 21600 0 21600 21600 0 21600 0 0 Z N"/>
                  </draw:custom-shape>
                  <draw:custom-shape draw:style-name="gr93" draw:text-style-name="P13" draw:layer="ADFS" svg:width="0.033cm" svg:height="0.015cm" svg:x="14.744cm" svg:y="2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3" draw:layer="ADFS" svg:width="0.033cm" svg:height="0.079cm" svg:x="14.904cm" svg:y="25.79cm">
                    <text:p/>
                    <draw:enhanced-geometry svg:viewBox="0 0 21600 21600" draw:type="rectangle" draw:enhanced-path="M 0 0 L 21600 0 21600 21600 0 21600 0 0 Z N"/>
                  </draw:custom-shape>
                  <draw:custom-shape draw:style-name="gr95" draw:text-style-name="P13" draw:layer="ADFS" svg:width="0.033cm" svg:height="0.015cm" svg:x="14.904cm" svg:y="2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96" draw:text-style-name="P13" draw:layer="ADFS" svg:width="0.032cm" svg:height="0.095cm" svg:x="14.745cm" svg:y="25.775cm">
                    <text:p/>
                  </draw:rect>
                  <draw:rect draw:style-name="gr97" draw:text-style-name="P13" draw:layer="ADFS" svg:width="0.032cm" svg:height="0.095cm" svg:x="14.904cm" svg:y="25.775cm">
                    <text:p/>
                  </draw:rect>
                  <draw:g>
                    <draw:rect draw:style-name="gr98" draw:text-style-name="P19" draw:layer="ADFS" svg:width="0.316cm" svg:height="0.211cm" svg:x="14.82cm" svg:y="25.973cm">
                      <text:p/>
                    </draw:rect>
                    <draw:rect draw:style-name="gr99" draw:text-style-name="P20" draw:layer="ADFS" svg:width="0.132cm" svg:height="0.008cm" svg:x="14.908cm" svg:y="26.088cm">
                      <text:p/>
                    </draw:rect>
                    <draw:rect draw:style-name="gr100" draw:text-style-name="P20" draw:layer="ADFS" svg:width="0.15cm" svg:height="0.009cm" svg:x="14.899cm" svg:y="26.067cm">
                      <text:p/>
                    </draw:rect>
                    <draw:rect draw:style-name="gr101" draw:text-style-name="P20" draw:layer="ADFS" svg:width="0.15cm" svg:height="0.009cm" svg:x="14.899cm" svg:y="26.047cm">
                      <text:p/>
                    </draw:rect>
                    <draw:rect draw:style-name="gr102" draw:text-style-name="P20" draw:layer="ADFS" svg:width="0.132cm" svg:height="0.009cm" svg:x="14.908cm" svg:y="26.026cm">
                      <text:p/>
                    </draw:rect>
                    <draw:custom-shape draw:style-name="gr103" draw:text-style-name="P21" draw:layer="ADFS" svg:width="0.07cm" svg:height="0.07cm" svg:x="14.82cm" svg:y="26.114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104" draw:text-style-name="P21" draw:layer="ADFS" svg:width="0.071cm" svg:height="0.07cm" draw:transform="rotate (-1.5707963267949) translate (14.89cm 25.97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105" draw:text-style-name="P21" draw:layer="ADFS" svg:width="0.071cm" svg:height="0.07cm" draw:transform="rotate (-1.5707963267949) translate (15.136cm 25.973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custom-shape draw:style-name="gr106" draw:text-style-name="P21" draw:layer="ADFS" svg:width="0.316cm" svg:height="0.009cm" svg:x="14.82cm" svg:y="25.973cm">
                      <text:p/>
                      <draw:enhanced-geometry svg:viewBox="0 0 21600 21600" draw:mirror-horizontal="false" draw:mirror-vertical="false" draw:type="rectangle" draw:enhanced-path="M 0 0 L 21600 0 21600 21600 0 21600 0 0 Z N"/>
                    </draw:custom-shape>
                    <draw:custom-shape draw:style-name="gr107" draw:text-style-name="P21" draw:layer="ADFS" svg:width="0.316cm" svg:height="0.008cm" svg:x="14.82cm" svg:y="26.176cm">
                      <text:p/>
                      <draw:enhanced-geometry svg:viewBox="0 0 21600 21600" draw:mirror-horizontal="false" draw:mirror-vertical="false" draw:type="rectangle" draw:enhanced-path="M 0 0 L 21600 0 21600 21600 0 21600 0 0 Z N"/>
                    </draw:custom-shape>
                    <draw:custom-shape draw:style-name="gr108" draw:text-style-name="P21" draw:layer="ADFS" svg:width="0.011cm" svg:height="0.211cm" svg:x="14.818cm" svg:y="25.973cm">
                      <text:p/>
                      <draw:enhanced-geometry svg:viewBox="0 0 21600 21600" draw:mirror-horizontal="false" draw:mirror-vertical="false" draw:type="rectangle" draw:enhanced-path="M 0 0 L 21600 0 21600 21600 0 21600 0 0 Z N"/>
                    </draw:custom-shape>
                    <draw:custom-shape draw:style-name="gr109" draw:text-style-name="P21" draw:layer="ADFS" svg:width="0.008cm" svg:height="0.211cm" svg:x="15.128cm" svg:y="25.973cm">
                      <text:p/>
                      <draw:enhanced-geometry svg:viewBox="0 0 21600 21600" draw:mirror-horizontal="false" draw:mirror-vertical="false" draw:type="rectangle" draw:enhanced-path="M 0 0 L 21600 0 21600 21600 0 21600 0 0 Z N"/>
                    </draw:custom-shape>
                    <draw:custom-shape draw:style-name="gr110" draw:text-style-name="P21" draw:layer="ADFS" svg:width="0.07cm" svg:height="0.07cm" svg:x="15.06cm" svg:y="26.114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rect draw:style-name="gr111" draw:text-style-name="P20" draw:layer="ADFS" svg:width="0.062cm" svg:height="0.012cm" svg:x="14.908cm" svg:y="26.119cm">
                      <text:p/>
                    </draw:rect>
                    <draw:custom-shape draw:style-name="gr112" draw:text-style-name="P22" draw:layer="ADFS" svg:width="0.062cm" svg:height="0.062cm" svg:x="15.031cm" svg:y="26.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22" draw:layer="ADFS" svg:width="0.044cm" svg:height="0.071cm" svg:x="15.031cm" svg:y="26.131cm">
                      <text:p/>
                      <draw:enhanced-geometry svg:viewBox="0 0 21600 21600" draw:mirror-horizontal="false" draw:mirror-vertical="false" draw:glue-points="?f6 0 10800 ?f8 ?f11 10800 ?f9 21600 10800 ?f10 ?f5 10800" draw:text-areas="?f3 ?f3 ?f4 ?f4" draw:type="parallelogram" draw:modifiers="11220.779220779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4" draw:text-style-name="P22" draw:layer="ADFS" svg:width="0.044cm" svg:height="0.071cm" svg:x="15.055cm" svg:y="26.14cm">
                      <text:p/>
                      <draw:enhanced-geometry svg:viewBox="0 0 21600 21600" draw:mirror-horizontal="true" draw:mirror-vertical="false" draw:glue-points="?f6 0 10800 ?f8 ?f11 10800 ?f9 21600 10800 ?f10 ?f5 10800" draw:text-areas="?f3 ?f3 ?f4 ?f4" draw:type="parallelogram" draw:modifiers="11220.779220779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frame draw:style-name="gr77" draw:text-style-name="P23" draw:layer="ADFS" svg:width="3.683cm" svg:height="0.887cm" svg:x="13.192cm" svg:y="26.275cm">
                <draw:text-box>
                  <text:p><text:span text:style-name="T1">adfs2</text:span><text:span text:style-name="T2">.ext.company.com</text:span></text:p>
                </draw:text-box>
              </draw:frame>
            </draw:g>
            <draw:polyline draw:style-name="gr115" draw:text-style-name="P2" draw:layer="ADFS" svg:width="1.65cm" svg:height="2.666cm" svg:x="15.478cm" svg:y="22.971cm" svg:viewBox="0 0 1651 2667" draw:points="0,0 1651,0 1651,2667 0,2667">
              <text:p/>
            </draw:polyline>
            <draw:frame draw:style-name="gr77" draw:text-style-name="P24" draw:layer="ADFS" svg:width="3.683cm" svg:height="0.887cm" svg:x="17.002cm" svg:y="24.241cm">
              <draw:text-box>
                <text:p><text:span text:style-name="T3">Load balanced VIP</text:span></text:p>
                <text:p><text:span text:style-name="T3">sts</text:span><text:span text:style-name="T4">.ext.company.com</text:span></text:p>
              </draw:text-box>
            </draw:frame>
            <draw:frame draw:style-name="gr116" draw:text-style-name="P25" draw:layer="ADFS" svg:width="2.667cm" svg:height="0.569cm" svg:x="14.208cm" svg:y="21.574cm">
              <draw:text-box>
                <text:p><text:span text:style-name="T5">ADFS Servers</text:span></text:p>
              </draw:text-box>
            </draw:frame>
          </draw:g>
        </draw:g>
        <draw:g>
          <draw:g>
            <draw:g>
              <svg:title>Domain Controller</svg:title>
              <svg:desc>www.draw-shapes.de</svg:desc>
              <draw:custom-shape draw:style-name="gr117" draw:text-style-name="P13" draw:layer="Active Directory" svg:width="0.914cm" svg:height="1.6cm" svg:x="8.239cm" svg:y="22.336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18" draw:text-style-name="P14" draw:layer="Active Directory" svg:width="0.686cm" svg:height="0.114cm" svg:x="8.239cm" svg:y="23.822cm">
                <text:p/>
              </draw:rect>
              <draw:custom-shape draw:style-name="gr119" draw:text-style-name="P15" draw:layer="Active Directory" svg:width="0.686cm" svg:height="1.371cm" svg:x="8.239cm" svg:y="22.565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3" draw:layer="Active Directory" svg:width="0.457cm" svg:height="0.08cm" svg:x="8.356cm" svg:y="22.717cm">
                <text:p/>
                <draw:enhanced-geometry svg:viewBox="0 0 21600 21600" draw:mirror-horizontal="false" draw:mirror-vertical="false" draw:type="rectangle" draw:enhanced-path="M 0 0 L 21600 0 21600 21600 0 21600 0 0 Z N"/>
              </draw:custom-shape>
              <draw:custom-shape draw:style-name="gr121" draw:text-style-name="P13" draw:layer="Active Directory" svg:width="0.113cm" svg:height="0.037cm" svg:x="8.7cm" svg:y="22.817cm">
                <text:p/>
                <draw:enhanced-geometry svg:viewBox="0 0 21600 21600" draw:mirror-horizontal="false" draw:mirror-vertical="false" draw:type="rectangle" draw:enhanced-path="M 0 0 L 21600 0 21600 21600 0 21600 0 0 Z N"/>
              </draw:custom-shape>
              <draw:custom-shape draw:style-name="gr122" draw:text-style-name="P14" draw:layer="Active Directory" svg:width="0.537cm" svg:height="0.19cm" svg:x="8.315cm" svg:y="22.6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5" draw:layer="Active Directory" svg:width="0.457cm" svg:height="0.08cm" svg:x="8.356cm" svg:y="22.717cm">
                <text:p/>
                <draw:enhanced-geometry svg:viewBox="0 0 21600 21600" draw:mirror-horizontal="false" draw:mirror-vertical="false" draw:type="rectangle" draw:enhanced-path="M 0 0 L 21600 0 21600 21600 0 21600 0 0 Z N"/>
              </draw:custom-shape>
              <draw:custom-shape draw:style-name="gr124" draw:text-style-name="P15" draw:layer="Active Directory" svg:width="0.113cm" svg:height="0.037cm" svg:x="8.7cm" svg:y="22.817cm">
                <text:p/>
                <draw:enhanced-geometry svg:viewBox="0 0 21600 21600" draw:mirror-horizontal="false" draw:mirror-vertical="false" draw:type="rectangle" draw:enhanced-path="M 0 0 L 21600 0 21600 21600 0 21600 0 0 Z N"/>
              </draw:custom-shape>
              <draw:custom-shape draw:style-name="gr125" draw:text-style-name="P14" draw:layer="Active Directory" svg:width="0.536cm" svg:height="0.109cm" svg:x="8.318cm" svg:y="22.9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15" draw:layer="Active Directory" svg:width="0.114cm" svg:height="0.038cm" svg:x="8.356cm" svg:y="22.947cm">
                <text:p/>
                <draw:enhanced-geometry svg:viewBox="0 0 21600 21600" draw:mirror-horizontal="false" draw:mirror-vertical="false" draw:type="rectangle" draw:enhanced-path="M 0 0 L 21600 0 21600 21600 0 21600 0 0 Z N"/>
              </draw:custom-shape>
              <draw:line draw:style-name="gr127" draw:text-style-name="P16" draw:layer="Active Directory" svg:x1="8.925cm" svg:y1="22.653cm" svg:x2="8.925cm" svg:y2="23.846cm">
                <text:p/>
              </draw:line>
              <draw:path draw:style-name="gr128" draw:text-style-name="P17" draw:layer="Active Directory" svg:width="0.052cm" svg:height="0.051cm" svg:x="8.756cm" svg:y="22.942cm" svg:viewBox="0 0 53 52" svg:d="M27 0c15 0 26 11 26 26s-11 26-26 26-27-12-27-26 12-26 27-26z">
                <text:p/>
              </draw:path>
              <draw:g>
                <draw:custom-shape draw:style-name="gr129" draw:text-style-name="P18" draw:layer="Active Directory" svg:width="0.606cm" svg:height="0.471cm" svg:x="8.277cm" svg:y="23.293cm">
                  <text:p/>
                  <draw:enhanced-geometry svg:viewBox="0 0 21600 21600" draw:mirror-horizontal="false" draw:mirror-vertical="false" draw:glue-points="10800 0 ?f1 10800 0 21600 10800 21600 21600 21600 ?f7 10800" draw:text-areas="?f1 10800 ?f2 18000 ?f3 7200 ?f4 21600" draw:type="isosceles-triangle" draw:modifiers="10782.005998000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30" draw:text-style-name="P26" draw:layer="Active Directory" svg:width="0.13cm" svg:height="0.135cm" svg:x="8.618cm" svg:y="23.619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1" draw:text-style-name="P26" draw:layer="Active Directory" svg:width="0.059cm" svg:height="0.072cm" svg:x="8.653cm" svg:y="23.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32" draw:text-style-name="P26" draw:layer="Active Directory" svg:width="0.13cm" svg:height="0.024cm" svg:x="8.618cm" svg:y="23.684cm">
                    <text:p/>
                  </draw:rect>
                  <draw:rect draw:style-name="gr133" draw:text-style-name="P26" draw:layer="Active Directory" svg:width="0.023cm" svg:height="0.018cm" svg:x="8.671cm" svg:y="23.671cm">
                    <text:p/>
                  </draw:rect>
                </draw:g>
                <draw:g>
                  <draw:custom-shape draw:style-name="gr134" draw:text-style-name="P15" draw:layer="Active Directory" svg:width="0.131cm" svg:height="0.135cm" svg:x="8.509cm" svg:y="23.52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5" draw:text-style-name="P15" draw:layer="Active Directory" svg:width="0.059cm" svg:height="0.072cm" svg:x="8.545cm" svg:y="23.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36" draw:text-style-name="P15" draw:layer="Active Directory" svg:width="0.131cm" svg:height="0.025cm" svg:x="8.509cm" svg:y="23.583cm">
                    <text:p/>
                  </draw:rect>
                  <draw:rect draw:style-name="gr137" draw:text-style-name="P15" draw:layer="Active Directory" svg:width="0.023cm" svg:height="0.017cm" svg:x="8.563cm" svg:y="23.572cm">
                    <text:p/>
                  </draw:rect>
                </draw:g>
                <draw:g>
                  <draw:custom-shape draw:style-name="gr138" draw:text-style-name="P27" draw:layer="Active Directory" svg:width="0.13cm" svg:height="0.135cm" svg:x="8.438cm" svg:y="23.591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9" draw:text-style-name="P27" draw:layer="Active Directory" svg:width="0.059cm" svg:height="0.071cm" svg:x="8.474cm" svg:y="23.5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40" draw:text-style-name="P27" draw:layer="Active Directory" svg:width="0.13cm" svg:height="0.024cm" svg:x="8.438cm" svg:y="23.655cm">
                    <text:p/>
                  </draw:rect>
                  <draw:rect draw:style-name="gr141" draw:text-style-name="P27" draw:layer="Active Directory" svg:width="0.023cm" svg:height="0.018cm" svg:x="8.492cm" svg:y="23.643cm">
                    <text:p/>
                  </draw:rect>
                </draw:g>
              </draw:g>
            </draw:g>
            <draw:frame draw:style-name="gr142" draw:text-style-name="P23" draw:layer="Active Directory" svg:width="3.429cm" svg:height="0.569cm" svg:x="6.969cm" svg:y="23.799cm">
              <draw:text-box>
                <text:p><text:span text:style-name="T2">dc1.ext.company.com</text:span></text:p>
              </draw:text-box>
            </draw:frame>
          </draw:g>
          <draw:g>
            <draw:g>
              <svg:title>Domain Controller</svg:title>
              <svg:desc>www.draw-shapes.de</svg:desc>
              <draw:custom-shape draw:style-name="gr143" draw:text-style-name="P13" draw:layer="Active Directory" svg:width="0.914cm" svg:height="1.6cm" svg:x="8.239cm" svg:y="24.368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44" draw:text-style-name="P14" draw:layer="Active Directory" svg:width="0.686cm" svg:height="0.114cm" svg:x="8.239cm" svg:y="25.854cm">
                <text:p/>
              </draw:rect>
              <draw:custom-shape draw:style-name="gr145" draw:text-style-name="P15" draw:layer="Active Directory" svg:width="0.686cm" svg:height="1.371cm" svg:x="8.239cm" svg:y="24.597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13" draw:layer="Active Directory" svg:width="0.457cm" svg:height="0.08cm" svg:x="8.356cm" svg:y="24.749cm">
                <text:p/>
                <draw:enhanced-geometry svg:viewBox="0 0 21600 21600" draw:mirror-horizontal="false" draw:mirror-vertical="false" draw:type="rectangle" draw:enhanced-path="M 0 0 L 21600 0 21600 21600 0 21600 0 0 Z N"/>
              </draw:custom-shape>
              <draw:custom-shape draw:style-name="gr147" draw:text-style-name="P13" draw:layer="Active Directory" svg:width="0.113cm" svg:height="0.037cm" svg:x="8.7cm" svg:y="24.849cm">
                <text:p/>
                <draw:enhanced-geometry svg:viewBox="0 0 21600 21600" draw:mirror-horizontal="false" draw:mirror-vertical="false" draw:type="rectangle" draw:enhanced-path="M 0 0 L 21600 0 21600 21600 0 21600 0 0 Z N"/>
              </draw:custom-shape>
              <draw:custom-shape draw:style-name="gr148" draw:text-style-name="P14" draw:layer="Active Directory" svg:width="0.537cm" svg:height="0.19cm" svg:x="8.315cm" svg:y="24.7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15" draw:layer="Active Directory" svg:width="0.457cm" svg:height="0.08cm" svg:x="8.356cm" svg:y="24.749cm">
                <text:p/>
                <draw:enhanced-geometry svg:viewBox="0 0 21600 21600" draw:mirror-horizontal="false" draw:mirror-vertical="false" draw:type="rectangle" draw:enhanced-path="M 0 0 L 21600 0 21600 21600 0 21600 0 0 Z N"/>
              </draw:custom-shape>
              <draw:custom-shape draw:style-name="gr150" draw:text-style-name="P15" draw:layer="Active Directory" svg:width="0.113cm" svg:height="0.037cm" svg:x="8.7cm" svg:y="24.849cm">
                <text:p/>
                <draw:enhanced-geometry svg:viewBox="0 0 21600 21600" draw:mirror-horizontal="false" draw:mirror-vertical="false" draw:type="rectangle" draw:enhanced-path="M 0 0 L 21600 0 21600 21600 0 21600 0 0 Z N"/>
              </draw:custom-shape>
              <draw:custom-shape draw:style-name="gr151" draw:text-style-name="P14" draw:layer="Active Directory" svg:width="0.536cm" svg:height="0.109cm" svg:x="8.318cm" svg:y="24.9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15" draw:layer="Active Directory" svg:width="0.114cm" svg:height="0.038cm" svg:x="8.356cm" svg:y="24.979cm">
                <text:p/>
                <draw:enhanced-geometry svg:viewBox="0 0 21600 21600" draw:mirror-horizontal="false" draw:mirror-vertical="false" draw:type="rectangle" draw:enhanced-path="M 0 0 L 21600 0 21600 21600 0 21600 0 0 Z N"/>
              </draw:custom-shape>
              <draw:line draw:style-name="gr153" draw:text-style-name="P16" draw:layer="Active Directory" svg:x1="8.925cm" svg:y1="24.685cm" svg:x2="8.925cm" svg:y2="25.878cm">
                <text:p/>
              </draw:line>
              <draw:path draw:style-name="gr154" draw:text-style-name="P17" draw:layer="Active Directory" svg:width="0.052cm" svg:height="0.051cm" svg:x="8.756cm" svg:y="24.974cm" svg:viewBox="0 0 53 52" svg:d="M27 0c15 0 26 11 26 26s-11 26-26 26-27-12-27-26 12-26 27-26z">
                <text:p/>
              </draw:path>
              <draw:g>
                <draw:custom-shape draw:style-name="gr155" draw:text-style-name="P18" draw:layer="Active Directory" svg:width="0.606cm" svg:height="0.471cm" svg:x="8.277cm" svg:y="25.325cm">
                  <text:p/>
                  <draw:enhanced-geometry svg:viewBox="0 0 21600 21600" draw:mirror-horizontal="false" draw:mirror-vertical="false" draw:glue-points="10800 0 ?f1 10800 0 21600 10800 21600 21600 21600 ?f7 10800" draw:text-areas="?f1 10800 ?f2 18000 ?f3 7200 ?f4 21600" draw:type="isosceles-triangle" draw:modifiers="10782.005998000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56" draw:text-style-name="P26" draw:layer="Active Directory" svg:width="0.13cm" svg:height="0.135cm" svg:x="8.618cm" svg:y="25.651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57" draw:text-style-name="P26" draw:layer="Active Directory" svg:width="0.059cm" svg:height="0.072cm" svg:x="8.653cm" svg:y="2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58" draw:text-style-name="P26" draw:layer="Active Directory" svg:width="0.13cm" svg:height="0.024cm" svg:x="8.618cm" svg:y="25.716cm">
                    <text:p/>
                  </draw:rect>
                  <draw:rect draw:style-name="gr159" draw:text-style-name="P26" draw:layer="Active Directory" svg:width="0.023cm" svg:height="0.018cm" svg:x="8.671cm" svg:y="25.703cm">
                    <text:p/>
                  </draw:rect>
                </draw:g>
                <draw:g>
                  <draw:custom-shape draw:style-name="gr160" draw:text-style-name="P15" draw:layer="Active Directory" svg:width="0.131cm" svg:height="0.135cm" svg:x="8.509cm" svg:y="25.552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61" draw:text-style-name="P15" draw:layer="Active Directory" svg:width="0.059cm" svg:height="0.072cm" svg:x="8.545cm" svg:y="25.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62" draw:text-style-name="P15" draw:layer="Active Directory" svg:width="0.131cm" svg:height="0.025cm" svg:x="8.509cm" svg:y="25.615cm">
                    <text:p/>
                  </draw:rect>
                  <draw:rect draw:style-name="gr163" draw:text-style-name="P15" draw:layer="Active Directory" svg:width="0.023cm" svg:height="0.017cm" svg:x="8.563cm" svg:y="25.604cm">
                    <text:p/>
                  </draw:rect>
                </draw:g>
                <draw:g>
                  <draw:custom-shape draw:style-name="gr164" draw:text-style-name="P27" draw:layer="Active Directory" svg:width="0.13cm" svg:height="0.135cm" svg:x="8.438cm" svg:y="25.623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65" draw:text-style-name="P27" draw:layer="Active Directory" svg:width="0.059cm" svg:height="0.071cm" svg:x="8.474cm" svg:y="25.5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66" draw:text-style-name="P27" draw:layer="Active Directory" svg:width="0.13cm" svg:height="0.024cm" svg:x="8.438cm" svg:y="25.687cm">
                    <text:p/>
                  </draw:rect>
                  <draw:rect draw:style-name="gr167" draw:text-style-name="P27" draw:layer="Active Directory" svg:width="0.023cm" svg:height="0.018cm" svg:x="8.492cm" svg:y="25.675cm">
                    <text:p/>
                  </draw:rect>
                </draw:g>
              </draw:g>
            </draw:g>
            <draw:frame draw:style-name="gr142" draw:text-style-name="P23" draw:layer="Active Directory" svg:width="3.429cm" svg:height="0.569cm" svg:x="6.969cm" svg:y="25.831cm">
              <draw:text-box>
                <text:p><text:span text:style-name="T2">dc2.ext.company.com</text:span></text:p>
              </draw:text-box>
            </draw:frame>
          </draw:g>
          <draw:frame draw:style-name="gr116" draw:text-style-name="P25" draw:layer="Active Directory" svg:width="3.302cm" svg:height="0.569cm" svg:x="7.223cm" svg:y="21.64cm">
            <draw:text-box>
              <text:p><text:span text:style-name="T5">Domain Controllers</text:span></text:p>
            </draw:text-box>
          </draw:frame>
        </draw:g>
        <draw:frame draw:style-name="gr77" draw:text-style-name="P24" draw:layer="SharePoint" svg:width="3.683cm" svg:height="0.887cm" svg:x="23.479cm" svg:y="19.542cm">
          <draw:text-box>
            <text:p><text:span text:style-name="T3">Load balanced VIP</text:span></text:p>
            <text:p><text:span text:style-name="T3">sp</text:span><text:span text:style-name="T4">.ext.company.com</text:span></text:p>
          </draw:text-box>
        </draw:frame>
        <draw:frame draw:style-name="gr77" draw:text-style-name="P24" draw:layer="SharePoint" svg:width="3.683cm" svg:height="0.887cm" svg:x="23.479cm" svg:y="17.766cm">
          <draw:text-box>
            <text:p><text:span text:style-name="T3">Load balanced VIP</text:span></text:p>
            <text:p><text:span text:style-name="T3">fba</text:span><text:span text:style-name="T4">.ext.company.com</text:span></text:p>
          </draw:text-box>
        </draw:frame>
        <draw:g>
          <draw:g>
            <draw:g>
              <svg:title>SSL encrypted Server</svg:title>
              <svg:desc>www.draw-shapes.de</svg:desc>
              <draw:custom-shape draw:style-name="gr168" draw:text-style-name="P13" draw:layer="ADFS" svg:width="0.911cm" svg:height="1.594cm" svg:x="10.503cm" svg:y="7.407cm">
                <draw:glue-point draw:id="10" svg:x="-1.25cm" svg:y="-5cm"/>
                <draw:glue-point draw:id="11" svg:x="2.5cm" svg:y="-5cm"/>
                <draw:glue-point draw:id="12" svg:x="3.75cm" svg:y="-5cm"/>
                <draw:glue-point draw:id="13" svg:x="0cm" svg:y="-5cm"/>
                <text:p/>
                <draw:enhanced-geometry svg:viewBox="0 0 21600 21600"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69" draw:text-style-name="P14" draw:layer="ADFS" svg:width="0.683cm" svg:height="0.114cm" svg:x="10.503cm" svg:y="8.887cm">
                <text:p/>
              </draw:rect>
              <draw:custom-shape draw:style-name="gr170" draw:text-style-name="P15" draw:layer="ADFS" svg:width="0.683cm" svg:height="1.365cm" svg:x="10.503cm" svg:y="7.636cm">
                <draw:glue-point draw:id="4" svg:x="1.673cm" svg:y="5cm"/>
                <draw:glue-point draw:id="5" svg:x="3.341cm" svg:y="5cm"/>
                <draw:glue-point draw:id="6" svg:x="-1.663cm" svg:y="5cm"/>
                <draw:glue-point draw:id="7" svg:x="-3.331cm" svg:y="5cm"/>
                <text:p/>
                <draw:enhanced-geometry svg:viewBox="0 0 21600 21600"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3" draw:layer="ADFS" svg:width="0.455cm" svg:height="0.08cm" svg:x="10.62cm" svg:y="7.787cm">
                <text:p/>
                <draw:enhanced-geometry svg:viewBox="0 0 21600 21600" draw:type="rectangle" draw:enhanced-path="M 0 0 L 21600 0 21600 21600 0 21600 0 0 Z N"/>
              </draw:custom-shape>
              <draw:custom-shape draw:style-name="gr172" draw:text-style-name="P13" draw:layer="ADFS" svg:width="0.113cm" svg:height="0.038cm" svg:x="10.962cm" svg:y="7.885cm">
                <text:p/>
                <draw:enhanced-geometry svg:viewBox="0 0 21600 21600" draw:type="rectangle" draw:enhanced-path="M 0 0 L 21600 0 21600 21600 0 21600 0 0 Z N"/>
              </draw:custom-shape>
              <draw:custom-shape draw:style-name="gr173" draw:text-style-name="P14" draw:layer="ADFS" svg:width="0.535cm" svg:height="0.19cm" svg:x="10.579cm" svg:y="7.7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5" draw:layer="ADFS" svg:width="0.455cm" svg:height="0.08cm" svg:x="10.62cm" svg:y="7.787cm">
                <text:p/>
                <draw:enhanced-geometry svg:viewBox="0 0 21600 21600" draw:type="rectangle" draw:enhanced-path="M 0 0 L 21600 0 21600 21600 0 21600 0 0 Z N"/>
              </draw:custom-shape>
              <draw:custom-shape draw:style-name="gr175" draw:text-style-name="P15" draw:layer="ADFS" svg:width="0.113cm" svg:height="0.038cm" svg:x="10.962cm" svg:y="7.885cm">
                <text:p/>
                <draw:enhanced-geometry svg:viewBox="0 0 21600 21600" draw:type="rectangle" draw:enhanced-path="M 0 0 L 21600 0 21600 21600 0 21600 0 0 Z N"/>
              </draw:custom-shape>
              <draw:custom-shape draw:style-name="gr176" draw:text-style-name="P14" draw:layer="ADFS" svg:width="0.534cm" svg:height="0.11cm" svg:x="10.582cm" svg:y="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7" draw:text-style-name="P15" draw:layer="ADFS" svg:width="0.114cm" svg:height="0.038cm" svg:x="10.62cm" svg:y="8.016cm">
                <text:p/>
                <draw:enhanced-geometry svg:viewBox="0 0 21600 21600" draw:type="rectangle" draw:enhanced-path="M 0 0 L 21600 0 21600 21600 0 21600 0 0 Z N"/>
              </draw:custom-shape>
              <draw:line draw:style-name="gr178" draw:text-style-name="P16" draw:layer="ADFS" svg:x1="11.186cm" svg:y1="7.723cm" svg:x2="11.186cm" svg:y2="8.912cm">
                <text:p/>
              </draw:line>
              <draw:path draw:style-name="gr179" draw:text-style-name="P17" draw:layer="ADFS" svg:width="0.052cm" svg:height="0.051cm" svg:x="11.018cm" svg:y="8.011cm" svg:viewBox="0 0 53 52" svg:d="M26 0c15 0 27 11 27 26 0 14-12 26-27 26s-26-12-26-26c0-15 11-26 26-26z">
                <text:p/>
              </draw:path>
              <draw:g>
                <draw:custom-shape draw:style-name="gr180" draw:text-style-name="P18" draw:layer="ADFS" svg:width="0.281cm" svg:height="0.252cm" svg:x="10.636cm" svg:y="8.507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1" draw:text-style-name="P13" draw:layer="ADFS" svg:width="0.193cm" svg:height="0.187cm" svg:x="10.68cm" svg:y="8.356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82" draw:text-style-name="P13" draw:layer="ADFS" svg:width="0.033cm" svg:height="0.079cm" svg:x="10.68cm" svg:y="8.448cm">
                  <text:p/>
                  <draw:enhanced-geometry svg:viewBox="0 0 21600 21600" draw:type="rectangle" draw:enhanced-path="M 0 0 L 21600 0 21600 21600 0 21600 0 0 Z N"/>
                </draw:custom-shape>
                <draw:custom-shape draw:style-name="gr183" draw:text-style-name="P13" draw:layer="ADFS" svg:width="0.033cm" svg:height="0.015cm" svg:x="10.68cm" svg:y="8.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13" draw:layer="ADFS" svg:width="0.033cm" svg:height="0.079cm" svg:x="10.84cm" svg:y="8.448cm">
                  <text:p/>
                  <draw:enhanced-geometry svg:viewBox="0 0 21600 21600" draw:type="rectangle" draw:enhanced-path="M 0 0 L 21600 0 21600 21600 0 21600 0 0 Z N"/>
                </draw:custom-shape>
                <draw:custom-shape draw:style-name="gr185" draw:text-style-name="P13" draw:layer="ADFS" svg:width="0.033cm" svg:height="0.015cm" svg:x="10.84cm" svg:y="8.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86" draw:text-style-name="P13" draw:layer="ADFS" svg:width="0.032cm" svg:height="0.095cm" svg:x="10.681cm" svg:y="8.433cm">
                  <text:p/>
                </draw:rect>
                <draw:rect draw:style-name="gr187" draw:text-style-name="P13" draw:layer="ADFS" svg:width="0.032cm" svg:height="0.095cm" svg:x="10.84cm" svg:y="8.433cm">
                  <text:p/>
                </draw:rect>
                <draw:g>
                  <draw:rect draw:style-name="gr188" draw:text-style-name="P19" draw:layer="ADFS" svg:width="0.316cm" svg:height="0.211cm" svg:x="10.756cm" svg:y="8.631cm">
                    <text:p/>
                  </draw:rect>
                  <draw:rect draw:style-name="gr189" draw:text-style-name="P20" draw:layer="ADFS" svg:width="0.132cm" svg:height="0.008cm" svg:x="10.844cm" svg:y="8.746cm">
                    <text:p/>
                  </draw:rect>
                  <draw:rect draw:style-name="gr190" draw:text-style-name="P20" draw:layer="ADFS" svg:width="0.15cm" svg:height="0.009cm" svg:x="10.835cm" svg:y="8.725cm">
                    <text:p/>
                  </draw:rect>
                  <draw:rect draw:style-name="gr191" draw:text-style-name="P20" draw:layer="ADFS" svg:width="0.15cm" svg:height="0.009cm" svg:x="10.835cm" svg:y="8.705cm">
                    <text:p/>
                  </draw:rect>
                  <draw:rect draw:style-name="gr192" draw:text-style-name="P20" draw:layer="ADFS" svg:width="0.132cm" svg:height="0.009cm" svg:x="10.844cm" svg:y="8.684cm">
                    <text:p/>
                  </draw:rect>
                  <draw:custom-shape draw:style-name="gr193" draw:text-style-name="P21" draw:layer="ADFS" svg:width="0.07cm" svg:height="0.07cm" svg:x="10.756cm" svg:y="8.772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194" draw:text-style-name="P21" draw:layer="ADFS" svg:width="0.071cm" svg:height="0.07cm" draw:transform="rotate (-1.5707963267949) translate (10.826cm 8.631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195" draw:text-style-name="P21" draw:layer="ADFS" svg:width="0.071cm" svg:height="0.07cm" draw:transform="rotate (-1.5707963267949) translate (11.072cm 8.631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custom-shape draw:style-name="gr196" draw:text-style-name="P21" draw:layer="ADFS" svg:width="0.316cm" svg:height="0.009cm" svg:x="10.756cm" svg:y="8.631cm">
                    <text:p/>
                    <draw:enhanced-geometry svg:viewBox="0 0 21600 21600" draw:mirror-horizontal="false" draw:mirror-vertical="false" draw:type="rectangle" draw:enhanced-path="M 0 0 L 21600 0 21600 21600 0 21600 0 0 Z N"/>
                  </draw:custom-shape>
                  <draw:custom-shape draw:style-name="gr197" draw:text-style-name="P21" draw:layer="ADFS" svg:width="0.316cm" svg:height="0.008cm" svg:x="10.756cm" svg:y="8.834cm">
                    <text:p/>
                    <draw:enhanced-geometry svg:viewBox="0 0 21600 21600" draw:mirror-horizontal="false" draw:mirror-vertical="false" draw:type="rectangle" draw:enhanced-path="M 0 0 L 21600 0 21600 21600 0 21600 0 0 Z N"/>
                  </draw:custom-shape>
                  <draw:custom-shape draw:style-name="gr198" draw:text-style-name="P21" draw:layer="ADFS" svg:width="0.011cm" svg:height="0.211cm" svg:x="10.754cm" svg:y="8.631cm">
                    <text:p/>
                    <draw:enhanced-geometry svg:viewBox="0 0 21600 21600" draw:mirror-horizontal="false" draw:mirror-vertical="false" draw:type="rectangle" draw:enhanced-path="M 0 0 L 21600 0 21600 21600 0 21600 0 0 Z N"/>
                  </draw:custom-shape>
                  <draw:custom-shape draw:style-name="gr199" draw:text-style-name="P21" draw:layer="ADFS" svg:width="0.008cm" svg:height="0.211cm" svg:x="11.064cm" svg:y="8.631cm">
                    <text:p/>
                    <draw:enhanced-geometry svg:viewBox="0 0 21600 21600" draw:mirror-horizontal="false" draw:mirror-vertical="false" draw:type="rectangle" draw:enhanced-path="M 0 0 L 21600 0 21600 21600 0 21600 0 0 Z N"/>
                  </draw:custom-shape>
                  <draw:custom-shape draw:style-name="gr200" draw:text-style-name="P21" draw:layer="ADFS" svg:width="0.07cm" svg:height="0.07cm" svg:x="10.996cm" svg:y="8.772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rect draw:style-name="gr201" draw:text-style-name="P20" draw:layer="ADFS" svg:width="0.062cm" svg:height="0.012cm" svg:x="10.844cm" svg:y="8.777cm">
                    <text:p/>
                  </draw:rect>
                  <draw:custom-shape draw:style-name="gr202" draw:text-style-name="P22" draw:layer="ADFS" svg:width="0.062cm" svg:height="0.062cm" svg:x="10.967cm" svg:y="8.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22" draw:layer="ADFS" svg:width="0.044cm" svg:height="0.071cm" svg:x="10.967cm" svg:y="8.789cm">
                    <text:p/>
                    <draw:enhanced-geometry svg:viewBox="0 0 21600 21600" draw:mirror-horizontal="false" draw:mirror-vertical="false" draw:glue-points="?f6 0 10800 ?f8 ?f11 10800 ?f9 21600 10800 ?f10 ?f5 10800" draw:text-areas="?f3 ?f3 ?f4 ?f4" draw:type="parallelogram" draw:modifiers="11220.779220779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4" draw:text-style-name="P22" draw:layer="ADFS" svg:width="0.044cm" svg:height="0.071cm" svg:x="10.991cm" svg:y="8.798cm">
                    <text:p/>
                    <draw:enhanced-geometry svg:viewBox="0 0 21600 21600" draw:mirror-horizontal="true" draw:mirror-vertical="false" draw:glue-points="?f6 0 10800 ?f8 ?f11 10800 ?f9 21600 10800 ?f10 ?f5 10800" draw:text-areas="?f3 ?f3 ?f4 ?f4" draw:type="parallelogram" draw:modifiers="11220.779220779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frame draw:style-name="gr77" draw:text-style-name="P28" draw:layer="ADFS" svg:width="3.048cm" svg:height="0.887cm" svg:x="9.509cm" svg:y="9.001cm">
              <draw:text-box>
                <text:p><text:span text:style-name="T6">sts</text:span><text:span text:style-name="T7">.company.com</text:span></text:p>
              </draw:text-box>
            </draw:frame>
          </draw:g>
          <draw:frame draw:style-name="gr116" draw:text-style-name="P25" draw:layer="ADFS" svg:width="2.413cm" svg:height="0.569cm" svg:x="9.509cm" svg:y="6.781cm">
            <draw:text-box>
              <text:p><text:span text:style-name="T5">ADFS Servers</text:span></text:p>
            </draw:text-box>
          </draw:frame>
        </draw:g>
        <draw:g>
          <draw:g>
            <draw:g>
              <svg:title>Domain Controller</svg:title>
              <svg:desc>www.draw-shapes.de</svg:desc>
              <draw:custom-shape draw:style-name="gr205" draw:text-style-name="P13" draw:layer="Active Directory" svg:width="1.016cm" svg:height="1.445cm" svg:x="4.429cm" svg:y="3.111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206" draw:text-style-name="P14" draw:layer="Active Directory" svg:width="0.762cm" svg:height="0.103cm" svg:x="4.429cm" svg:y="4.453cm">
                <text:p/>
              </draw:rect>
              <draw:custom-shape draw:style-name="gr207" draw:text-style-name="P15" draw:layer="Active Directory" svg:width="0.762cm" svg:height="1.238cm" svg:x="4.429cm" svg:y="3.318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8" draw:text-style-name="P13" draw:layer="Active Directory" svg:width="0.508cm" svg:height="0.072cm" svg:x="4.559cm" svg:y="3.455cm">
                <text:p/>
                <draw:enhanced-geometry svg:viewBox="0 0 21600 21600" draw:mirror-horizontal="false" draw:mirror-vertical="false" draw:type="rectangle" draw:enhanced-path="M 0 0 L 21600 0 21600 21600 0 21600 0 0 Z N"/>
              </draw:custom-shape>
              <draw:custom-shape draw:style-name="gr209" draw:text-style-name="P13" draw:layer="Active Directory" svg:width="0.126cm" svg:height="0.034cm" svg:x="4.941cm" svg:y="3.545cm">
                <text:p/>
                <draw:enhanced-geometry svg:viewBox="0 0 21600 21600" draw:mirror-horizontal="false" draw:mirror-vertical="false" draw:type="rectangle" draw:enhanced-path="M 0 0 L 21600 0 21600 21600 0 21600 0 0 Z N"/>
              </draw:custom-shape>
              <draw:custom-shape draw:style-name="gr210" draw:text-style-name="P14" draw:layer="Active Directory" svg:width="0.596cm" svg:height="0.172cm" svg:x="4.514cm" svg:y="3.4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5" draw:layer="Active Directory" svg:width="0.508cm" svg:height="0.072cm" svg:x="4.559cm" svg:y="3.455cm">
                <text:p/>
                <draw:enhanced-geometry svg:viewBox="0 0 21600 21600" draw:mirror-horizontal="false" draw:mirror-vertical="false" draw:type="rectangle" draw:enhanced-path="M 0 0 L 21600 0 21600 21600 0 21600 0 0 Z N"/>
              </draw:custom-shape>
              <draw:custom-shape draw:style-name="gr212" draw:text-style-name="P15" draw:layer="Active Directory" svg:width="0.126cm" svg:height="0.034cm" svg:x="4.941cm" svg:y="3.545cm">
                <text:p/>
                <draw:enhanced-geometry svg:viewBox="0 0 21600 21600" draw:mirror-horizontal="false" draw:mirror-vertical="false" draw:type="rectangle" draw:enhanced-path="M 0 0 L 21600 0 21600 21600 0 21600 0 0 Z N"/>
              </draw:custom-shape>
              <draw:custom-shape draw:style-name="gr213" draw:text-style-name="P14" draw:layer="Active Directory" svg:width="0.596cm" svg:height="0.099cm" svg:x="4.517cm" svg:y="3.6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5" draw:layer="Active Directory" svg:width="0.127cm" svg:height="0.034cm" svg:x="4.559cm" svg:y="3.663cm">
                <text:p/>
                <draw:enhanced-geometry svg:viewBox="0 0 21600 21600" draw:mirror-horizontal="false" draw:mirror-vertical="false" draw:type="rectangle" draw:enhanced-path="M 0 0 L 21600 0 21600 21600 0 21600 0 0 Z N"/>
              </draw:custom-shape>
              <draw:line draw:style-name="gr215" draw:text-style-name="P16" draw:layer="Active Directory" svg:x1="5.191cm" svg:y1="3.398cm" svg:x2="5.191cm" svg:y2="4.476cm">
                <text:p/>
              </draw:line>
              <draw:path draw:style-name="gr216" draw:text-style-name="P17" draw:layer="Active Directory" svg:width="0.058cm" svg:height="0.046cm" svg:x="5.004cm" svg:y="3.659cm" svg:viewBox="0 0 59 47" svg:d="M30 0c16 0 29 10 29 23 0 14-13 24-29 24-17 0-30-11-30-24s13-23 30-23z">
                <text:p/>
              </draw:path>
              <draw:g>
                <draw:custom-shape draw:style-name="gr217" draw:text-style-name="P18" draw:layer="Active Directory" svg:width="0.674cm" svg:height="0.426cm" svg:x="4.471cm" svg:y="3.975cm">
                  <text:p/>
                  <draw:enhanced-geometry svg:viewBox="0 0 21600 21600" draw:mirror-horizontal="false" draw:mirror-vertical="false" draw:glue-points="10800 0 ?f1 10800 0 21600 10800 21600 21600 21600 ?f7 10800" draw:text-areas="?f1 10800 ?f2 18000 ?f3 7200 ?f4 21600" draw:type="isosceles-triangle" draw:modifiers="10782.005998000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8" draw:text-style-name="P26" draw:layer="Active Directory" svg:width="0.145cm" svg:height="0.122cm" svg:x="4.85cm" svg:y="4.27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9" draw:text-style-name="P26" draw:layer="Active Directory" svg:width="0.066cm" svg:height="0.065cm" svg:x="4.889cm" svg:y="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220" draw:text-style-name="P26" draw:layer="Active Directory" svg:width="0.145cm" svg:height="0.022cm" svg:x="4.85cm" svg:y="4.328cm">
                    <text:p/>
                  </draw:rect>
                  <draw:rect draw:style-name="gr221" draw:text-style-name="P26" draw:layer="Active Directory" svg:width="0.026cm" svg:height="0.016cm" svg:x="4.909cm" svg:y="4.317cm">
                    <text:p/>
                  </draw:rect>
                </draw:g>
                <draw:g>
                  <draw:custom-shape draw:style-name="gr222" draw:text-style-name="P15" draw:layer="Active Directory" svg:width="0.146cm" svg:height="0.122cm" svg:x="4.729cm" svg:y="4.18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3" draw:text-style-name="P15" draw:layer="Active Directory" svg:width="0.066cm" svg:height="0.065cm" svg:x="4.769cm" svg:y="4.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224" draw:text-style-name="P15" draw:layer="Active Directory" svg:width="0.146cm" svg:height="0.023cm" svg:x="4.729cm" svg:y="4.237cm">
                    <text:p/>
                  </draw:rect>
                  <draw:rect draw:style-name="gr225" draw:text-style-name="P15" draw:layer="Active Directory" svg:width="0.026cm" svg:height="0.016cm" svg:x="4.789cm" svg:y="4.227cm">
                    <text:p/>
                  </draw:rect>
                </draw:g>
                <draw:g>
                  <draw:custom-shape draw:style-name="gr226" draw:text-style-name="P27" draw:layer="Active Directory" svg:width="0.145cm" svg:height="0.122cm" svg:x="4.65cm" svg:y="4.244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7" draw:text-style-name="P27" draw:layer="Active Directory" svg:width="0.066cm" svg:height="0.064cm" svg:x="4.69cm" svg:y="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228" draw:text-style-name="P27" draw:layer="Active Directory" svg:width="0.145cm" svg:height="0.022cm" svg:x="4.65cm" svg:y="4.302cm">
                    <text:p/>
                  </draw:rect>
                  <draw:rect draw:style-name="gr229" draw:text-style-name="P27" draw:layer="Active Directory" svg:width="0.026cm" svg:height="0.017cm" svg:x="4.71cm" svg:y="4.291cm">
                    <text:p/>
                  </draw:rect>
                </draw:g>
              </draw:g>
            </draw:g>
            <draw:frame draw:style-name="gr230" draw:text-style-name="P30" draw:layer="Active Directory" svg:width="2.794cm" svg:height="1.295cm" svg:x="3.54cm" svg:y="4.556cm">
              <draw:text-box>
                <text:p text:style-name="P29"><text:span text:style-name="T8">AD domain</text:span></text:p>
                <text:p text:style-name="P29"><text:span text:style-name="T8">company.</text:span><text:span text:style-name="T9">com</text:span></text:p>
              </draw:text-box>
            </draw:frame>
          </draw:g>
          <draw:frame draw:style-name="gr231" draw:text-style-name="P25" draw:layer="Active Directory" svg:width="3.175cm" svg:height="0.635cm" svg:x="3.54cm" svg:y="2.397cm">
            <draw:text-box>
              <text:p><text:span text:style-name="T5">Domain controllers</text:span></text:p>
            </draw:text-box>
          </draw:frame>
        </draw:g>
        <draw:g>
          <draw:g>
            <draw:g>
              <svg:title>All-In-One</svg:title>
              <svg:desc>www.draw-shapes.de</svg:desc>
              <draw:custom-shape draw:style-name="gr232" draw:text-style-name="P26" draw:layer="Internal Users" svg:width="1.224cm" svg:height="0.218cm" svg:x="13.423cm" svg:y="3.261cm">
                <text:p/>
                <draw:enhanced-geometry svg:viewBox="0 0 21600 21600" draw:mirror-horizontal="false" draw:mirror-vertical="false" draw:glue-points="?f7 0 ?f6 ?f1 0 ?f10 ?f6 21600 ?f4 ?f10 21600 ?f9" draw:path-stretchpoint-x="10800" draw:path-stretchpoint-y="10800" draw:text-areas="0 ?f1 ?f4 ?f12" draw:type="cube" draw:modifiers="17471.072699542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3" draw:text-style-name="P13" draw:layer="Internal Users" svg:width="0.667cm" svg:height="0.104cm" svg:x="13.498cm" svg:y="3.316cm">
                <text:p/>
                <draw:enhanced-geometry svg:viewBox="0 0 21600 21600" draw:glue-points="?f7 0 ?f6 ?f1 0 ?f10 ?f6 21600 ?f4 ?f10 21600 ?f9" draw:path-stretchpoint-x="10800" draw:path-stretchpoint-y="10800" draw:text-areas="0 ?f1 ?f4 ?f12" draw:type="cube" draw:modifiers="17761.027837259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4" draw:text-style-name="P13" draw:layer="Internal Users" svg:width="0.765cm" svg:height="0.03cm" svg:x="13.604cm" svg:y="3.28cm">
                <text:p/>
                <draw:enhanced-geometry svg:viewBox="0 0 21600 21600" draw:mirror-horizontal="false" draw:mirror-vertical="false" draw:glue-points="?f7 0 ?f6 ?f1 0 ?f10 ?f6 21600 ?f4 ?f10 21600 ?f9" draw:path-stretchpoint-x="10800" draw:path-stretchpoint-y="10800" draw:text-areas="0 ?f1 ?f4 ?f12" draw:type="cube" draw:modifiers="11964.312267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5" draw:text-style-name="P13" draw:layer="Internal Users" svg:width="0.222cm" svg:height="0.104cm" svg:x="14.295cm" svg:y="3.316cm">
                <text:p/>
                <draw:enhanced-geometry svg:viewBox="0 0 21600 21600" draw:glue-points="?f7 0 ?f6 ?f1 0 ?f10 ?f6 21600 ?f4 ?f10 21600 ?f9" draw:path-stretchpoint-x="10800" draw:path-stretchpoint-y="10800" draw:text-areas="0 ?f1 ?f4 ?f12" draw:type="cube" draw:modifiers="17761.027837259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6" draw:text-style-name="P13" draw:layer="Internal Users" svg:width="0.152cm" svg:height="0.049cm" svg:x="14.125cm" svg:y="3.371cm">
                <text:p/>
                <draw:enhanced-geometry svg:viewBox="0 0 21600 21600" draw:glue-points="?f7 0 ?f6 ?f1 0 ?f10 ?f6 21600 ?f4 ?f10 21600 ?f9" draw:path-stretchpoint-x="10800" draw:path-stretchpoint-y="10800" draw:text-areas="0 ?f1 ?f4 ?f12" draw:type="cube" draw:modifiers="13745.45454545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7" draw:text-style-name="P26" draw:layer="Internal Users" svg:width="0.182cm" svg:height="0.118cm" svg:x="14.643cm" svg:y="3.354cm">
                <text:p/>
                <draw:enhanced-geometry svg:viewBox="0 0 21600 21600" draw:mirror-horizontal="false" draw:mirror-vertical="false" draw:glue-points="?f7 0 ?f6 ?f1 0 ?f10 ?f6 21600 ?f4 ?f10 21600 ?f9" draw:path-stretchpoint-x="10800" draw:path-stretchpoint-y="10800" draw:text-areas="0 ?f1 ?f4 ?f12" draw:type="cube" draw:modifiers="11984.25492033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8" draw:text-style-name="P13" draw:layer="Internal Users" svg:width="0.153cm" svg:height="0.051cm" svg:x="14.178cm" svg:y="3.316cm">
                <text:p/>
                <draw:enhanced-geometry svg:viewBox="0 0 21600 21600" draw:glue-points="?f7 0 ?f6 ?f1 0 ?f10 ?f6 21600 ?f4 ?f10 21600 ?f9" draw:path-stretchpoint-x="10800" draw:path-stretchpoint-y="10800" draw:text-areas="0 ?f1 ?f4 ?f12" draw:type="cube" draw:modifiers="13745.45454545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9" draw:text-style-name="P15" draw:layer="Internal Users" svg:width="0.47cm" svg:height="0.117cm" svg:x="13.936cm" svg:y="3.097cm">
                <text:p/>
                <draw:enhanced-geometry svg:viewBox="0 0 21600 21600" draw:mirror-horizontal="false" draw:glue-points="?f7 0 ?f6 ?f1 0 ?f10 ?f6 21600 ?f4 ?f10 21600 ?f9" draw:path-stretchpoint-x="10800" draw:path-stretchpoint-y="10800" draw:text-areas="0 ?f1 ?f4 ?f12" draw:type="cube" draw:modifiers="17300.719424460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0" draw:text-style-name="P15" draw:layer="Internal Users" svg:width="0.389cm" svg:height="0.12cm" svg:x="14.017cm" svg:y="2.991cm">
                <text:p/>
                <draw:enhanced-geometry svg:viewBox="0 0 21600 21600" draw:mirror-horizontal="false" draw:glue-points="?f7 0 ?f6 ?f1 0 ?f10 ?f6 21600 ?f4 ?f10 21600 ?f9" draw:path-stretchpoint-x="10800" draw:path-stretchpoint-y="10800" draw:text-areas="0 ?f1 ?f4 ?f12" draw:type="cube" draw:modifiers="2508.710801393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1" draw:text-style-name="P26" draw:layer="Internal Users" svg:width="1.323cm" svg:height="1.007cm" svg:x="13.522cm" svg:y="2.006cm">
                <text:p/>
                <draw:enhanced-geometry svg:viewBox="0 0 21600 21600" draw:mirror-horizontal="false" draw:mirror-vertical="false" draw:glue-points="?f7 0 ?f6 ?f1 0 ?f10 ?f6 21600 ?f4 ?f10 21600 ?f9" draw:path-stretchpoint-x="10800" draw:path-stretchpoint-y="10800" draw:text-areas="0 ?f1 ?f4 ?f12" draw:type="cube" draw:modifiers="744.204212581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2" draw:text-style-name="P31" draw:layer="Internal Users" svg:width="1.224cm" svg:height="0.796cm" svg:x="13.569cm" svg:y="2.047cm">
                <text:p/>
                <draw:enhanced-geometry svg:viewBox="0 0 21600 21600" draw:mirror-vertical="true" draw:type="rectangle" draw:enhanced-path="M 0 0 L 21600 0 21600 21600 0 21600 0 0 Z N"/>
              </draw:custom-shape>
              <draw:ellipse draw:style-name="gr243" draw:text-style-name="P32" draw:layer="Internal Users" svg:width="0.424cm" svg:height="0.422cm" svg:x="13.545cm" svg:y="2.057cm">
                <text:p/>
              </draw:ellipse>
              <draw:custom-shape draw:style-name="gr244" draw:text-style-name="P18" draw:layer="Internal Users" svg:width="1.294cm" svg:height="0.046cm" svg:x="13.522cm" svg:y="2.807cm">
                <text:p/>
                <draw:enhanced-geometry svg:viewBox="0 0 21600 21600" draw:glue-points="?f7 0 ?f6 ?f1 0 ?f10 ?f6 21600 ?f4 ?f10 21600 ?f9" draw:path-stretchpoint-x="10800" draw:path-stretchpoint-y="10800" draw:text-areas="0 ?f1 ?f4 ?f12" draw:type="cube" draw:modifiers="3107.292707292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18" draw:layer="Internal Users" svg:width="0.048cm" svg:height="0.793cm" svg:x="14.768cm" svg:y="2.057cm">
                <text:p/>
                <draw:enhanced-geometry svg:viewBox="0 0 21600 21600" draw:glue-points="?f7 0 ?f6 ?f1 0 ?f10 ?f6 21600 ?f4 ?f10 21600 ?f9" draw:path-stretchpoint-x="10800" draw:path-stretchpoint-y="10800" draw:text-areas="0 ?f1 ?f4 ?f12" draw:type="cube" draw:modifiers="3107.292707292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6" draw:text-style-name="P18" draw:layer="Internal Users" svg:width="0.047cm" svg:height="0.778cm" svg:x="13.522cm" svg:y="2.039cm">
                <text:p/>
                <draw:enhanced-geometry svg:viewBox="0 0 21600 21600" draw:glue-points="?f7 0 ?f6 ?f1 0 ?f10 ?f6 21600 ?f4 ?f10 21600 ?f9" draw:path-stretchpoint-x="10800" draw:path-stretchpoint-y="10800" draw:text-areas="0 ?f1 ?f4 ?f12" draw:type="cube" draw:modifiers="3107.292707292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7" draw:text-style-name="P18" draw:layer="Internal Users" svg:width="1.294cm" svg:height="0.047cm" svg:x="13.522cm" svg:y="2.034cm">
                <text:p/>
                <draw:enhanced-geometry svg:viewBox="0 0 21600 21600" draw:glue-points="?f7 0 ?f6 ?f1 0 ?f10 ?f6 21600 ?f4 ?f10 21600 ?f9" draw:path-stretchpoint-x="10800" draw:path-stretchpoint-y="10800" draw:text-areas="0 ?f1 ?f4 ?f12" draw:type="cube" draw:modifiers="3107.292707292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33" draw:layer="Internal Users" svg:width="0.094cm" svg:height="0.033cm" svg:x="14.119cm" svg:y="2.915cm">
                <text:p/>
                <draw:enhanced-geometry svg:viewBox="0 0 21600 21600" draw:mirror-horizontal="false" draw:mirror-vertical="false" draw:glue-points="?f7 0 ?f6 ?f1 0 ?f10 ?f6 21600 ?f4 ?f10 21600 ?f9" draw:path-stretchpoint-x="10800" draw:path-stretchpoint-y="10800" draw:text-areas="0 ?f1 ?f4 ?f12" draw:type="cube" draw:modifiers="5422.9787234042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style-name="gr249" draw:text-style-name="P23" draw:layer="Internal Users" svg:width="2.286cm" svg:height="0.564cm" svg:x="12.938cm" svg:y="3.413cm">
              <draw:text-box>
                <text:p><text:span text:style-name="T2">Internal user</text:span></text:p>
              </draw:text-box>
            </draw:frame>
          </draw:g>
          <draw:g>
            <draw:g>
              <svg:title>All-In-One</svg:title>
              <svg:desc>www.draw-shapes.de</svg:desc>
              <draw:custom-shape draw:style-name="gr250" draw:text-style-name="P26" draw:layer="Internal Users" svg:width="1.224cm" svg:height="0.218cm" svg:x="15.582cm" svg:y="3.261cm">
                <text:p/>
                <draw:enhanced-geometry svg:viewBox="0 0 21600 21600" draw:mirror-horizontal="false" draw:mirror-vertical="false" draw:glue-points="?f7 0 ?f6 ?f1 0 ?f10 ?f6 21600 ?f4 ?f10 21600 ?f9" draw:path-stretchpoint-x="10800" draw:path-stretchpoint-y="10800" draw:text-areas="0 ?f1 ?f4 ?f12" draw:type="cube" draw:modifiers="17471.072699542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1" draw:text-style-name="P13" draw:layer="Internal Users" svg:width="0.667cm" svg:height="0.104cm" svg:x="15.657cm" svg:y="3.316cm">
                <text:p/>
                <draw:enhanced-geometry svg:viewBox="0 0 21600 21600" draw:mirror-horizontal="false" draw:mirror-vertical="false" draw:glue-points="?f7 0 ?f6 ?f1 0 ?f10 ?f6 21600 ?f4 ?f10 21600 ?f9" draw:path-stretchpoint-x="10800" draw:path-stretchpoint-y="10800" draw:text-areas="0 ?f1 ?f4 ?f12" draw:type="cube" draw:modifiers="17761.027837259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2" draw:text-style-name="P13" draw:layer="Internal Users" svg:width="0.765cm" svg:height="0.03cm" svg:x="15.763cm" svg:y="3.28cm">
                <text:p/>
                <draw:enhanced-geometry svg:viewBox="0 0 21600 21600" draw:mirror-horizontal="false" draw:mirror-vertical="false" draw:glue-points="?f7 0 ?f6 ?f1 0 ?f10 ?f6 21600 ?f4 ?f10 21600 ?f9" draw:path-stretchpoint-x="10800" draw:path-stretchpoint-y="10800" draw:text-areas="0 ?f1 ?f4 ?f12" draw:type="cube" draw:modifiers="11964.312267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3" draw:text-style-name="P13" draw:layer="Internal Users" svg:width="0.222cm" svg:height="0.104cm" svg:x="16.454cm" svg:y="3.316cm">
                <text:p/>
                <draw:enhanced-geometry svg:viewBox="0 0 21600 21600" draw:mirror-horizontal="false" draw:mirror-vertical="false" draw:glue-points="?f7 0 ?f6 ?f1 0 ?f10 ?f6 21600 ?f4 ?f10 21600 ?f9" draw:path-stretchpoint-x="10800" draw:path-stretchpoint-y="10800" draw:text-areas="0 ?f1 ?f4 ?f12" draw:type="cube" draw:modifiers="17761.027837259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4" draw:text-style-name="P13" draw:layer="Internal Users" svg:width="0.152cm" svg:height="0.049cm" svg:x="16.284cm" svg:y="3.371cm">
                <text:p/>
                <draw:enhanced-geometry svg:viewBox="0 0 21600 21600" draw:mirror-horizontal="false" draw:mirror-vertical="false" draw:glue-points="?f7 0 ?f6 ?f1 0 ?f10 ?f6 21600 ?f4 ?f10 21600 ?f9" draw:path-stretchpoint-x="10800" draw:path-stretchpoint-y="10800" draw:text-areas="0 ?f1 ?f4 ?f12" draw:type="cube" draw:modifiers="13745.45454545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5" draw:text-style-name="P26" draw:layer="Internal Users" svg:width="0.182cm" svg:height="0.118cm" svg:x="16.802cm" svg:y="3.354cm">
                <text:p/>
                <draw:enhanced-geometry svg:viewBox="0 0 21600 21600" draw:mirror-horizontal="false" draw:mirror-vertical="false" draw:glue-points="?f7 0 ?f6 ?f1 0 ?f10 ?f6 21600 ?f4 ?f10 21600 ?f9" draw:path-stretchpoint-x="10800" draw:path-stretchpoint-y="10800" draw:text-areas="0 ?f1 ?f4 ?f12" draw:type="cube" draw:modifiers="11984.25492033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6" draw:text-style-name="P13" draw:layer="Internal Users" svg:width="0.153cm" svg:height="0.051cm" svg:x="16.337cm" svg:y="3.316cm">
                <text:p/>
                <draw:enhanced-geometry svg:viewBox="0 0 21600 21600" draw:mirror-horizontal="false" draw:mirror-vertical="false" draw:glue-points="?f7 0 ?f6 ?f1 0 ?f10 ?f6 21600 ?f4 ?f10 21600 ?f9" draw:path-stretchpoint-x="10800" draw:path-stretchpoint-y="10800" draw:text-areas="0 ?f1 ?f4 ?f12" draw:type="cube" draw:modifiers="13745.45454545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7" draw:text-style-name="P15" draw:layer="Internal Users" svg:width="0.47cm" svg:height="0.117cm" svg:x="16.095cm" svg:y="3.097cm">
                <text:p/>
                <draw:enhanced-geometry svg:viewBox="0 0 21600 21600" draw:mirror-horizontal="false" draw:mirror-vertical="false" draw:glue-points="?f7 0 ?f6 ?f1 0 ?f10 ?f6 21600 ?f4 ?f10 21600 ?f9" draw:path-stretchpoint-x="10800" draw:path-stretchpoint-y="10800" draw:text-areas="0 ?f1 ?f4 ?f12" draw:type="cube" draw:modifiers="17300.719424460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5" draw:layer="Internal Users" svg:width="0.389cm" svg:height="0.12cm" svg:x="16.176cm" svg:y="2.991cm">
                <text:p/>
                <draw:enhanced-geometry svg:viewBox="0 0 21600 21600" draw:mirror-horizontal="false" draw:mirror-vertical="false" draw:glue-points="?f7 0 ?f6 ?f1 0 ?f10 ?f6 21600 ?f4 ?f10 21600 ?f9" draw:path-stretchpoint-x="10800" draw:path-stretchpoint-y="10800" draw:text-areas="0 ?f1 ?f4 ?f12" draw:type="cube" draw:modifiers="2508.710801393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9" draw:text-style-name="P26" draw:layer="Internal Users" svg:width="1.323cm" svg:height="1.007cm" svg:x="15.681cm" svg:y="2.006cm">
                <text:p/>
                <draw:enhanced-geometry svg:viewBox="0 0 21600 21600" draw:mirror-horizontal="false" draw:mirror-vertical="false" draw:glue-points="?f7 0 ?f6 ?f1 0 ?f10 ?f6 21600 ?f4 ?f10 21600 ?f9" draw:path-stretchpoint-x="10800" draw:path-stretchpoint-y="10800" draw:text-areas="0 ?f1 ?f4 ?f12" draw:type="cube" draw:modifiers="744.204212581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0" draw:text-style-name="P31" draw:layer="Internal Users" svg:width="1.224cm" svg:height="0.796cm" svg:x="15.728cm" svg:y="2.047cm">
                <text:p/>
                <draw:enhanced-geometry svg:viewBox="0 0 21600 21600" draw:mirror-vertical="true" draw:mirror-horizontal="false" draw:type="rectangle" draw:enhanced-path="M 0 0 L 21600 0 21600 21600 0 21600 0 0 Z N"/>
              </draw:custom-shape>
              <draw:ellipse draw:style-name="gr261" draw:text-style-name="P32" draw:layer="Internal Users" svg:width="0.424cm" svg:height="0.422cm" svg:x="15.704cm" svg:y="2.057cm">
                <text:p/>
              </draw:ellipse>
              <draw:custom-shape draw:style-name="gr262" draw:text-style-name="P18" draw:layer="Internal Users" svg:width="1.294cm" svg:height="0.046cm" svg:x="15.681cm" svg:y="2.807cm">
                <text:p/>
                <draw:enhanced-geometry svg:viewBox="0 0 21600 21600" draw:mirror-horizontal="false" draw:mirror-vertical="false" draw:glue-points="?f7 0 ?f6 ?f1 0 ?f10 ?f6 21600 ?f4 ?f10 21600 ?f9" draw:path-stretchpoint-x="10800" draw:path-stretchpoint-y="10800" draw:text-areas="0 ?f1 ?f4 ?f12" draw:type="cube" draw:modifiers="3107.292707292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8" draw:layer="Internal Users" svg:width="0.048cm" svg:height="0.793cm" svg:x="16.927cm" svg:y="2.057cm">
                <text:p/>
                <draw:enhanced-geometry svg:viewBox="0 0 21600 21600" draw:mirror-horizontal="false" draw:mirror-vertical="false" draw:glue-points="?f7 0 ?f6 ?f1 0 ?f10 ?f6 21600 ?f4 ?f10 21600 ?f9" draw:path-stretchpoint-x="10800" draw:path-stretchpoint-y="10800" draw:text-areas="0 ?f1 ?f4 ?f12" draw:type="cube" draw:modifiers="3107.292707292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18" draw:layer="Internal Users" svg:width="0.047cm" svg:height="0.778cm" svg:x="15.681cm" svg:y="2.039cm">
                <text:p/>
                <draw:enhanced-geometry svg:viewBox="0 0 21600 21600" draw:mirror-horizontal="false" draw:mirror-vertical="false" draw:glue-points="?f7 0 ?f6 ?f1 0 ?f10 ?f6 21600 ?f4 ?f10 21600 ?f9" draw:path-stretchpoint-x="10800" draw:path-stretchpoint-y="10800" draw:text-areas="0 ?f1 ?f4 ?f12" draw:type="cube" draw:modifiers="3107.292707292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18" draw:layer="Internal Users" svg:width="1.294cm" svg:height="0.047cm" svg:x="15.681cm" svg:y="2.034cm">
                <text:p/>
                <draw:enhanced-geometry svg:viewBox="0 0 21600 21600" draw:mirror-horizontal="false" draw:mirror-vertical="false" draw:glue-points="?f7 0 ?f6 ?f1 0 ?f10 ?f6 21600 ?f4 ?f10 21600 ?f9" draw:path-stretchpoint-x="10800" draw:path-stretchpoint-y="10800" draw:text-areas="0 ?f1 ?f4 ?f12" draw:type="cube" draw:modifiers="3107.292707292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33" draw:layer="Internal Users" svg:width="0.094cm" svg:height="0.033cm" svg:x="16.278cm" svg:y="2.915cm">
                <text:p/>
                <draw:enhanced-geometry svg:viewBox="0 0 21600 21600" draw:mirror-horizontal="false" draw:mirror-vertical="false" draw:glue-points="?f7 0 ?f6 ?f1 0 ?f10 ?f6 21600 ?f4 ?f10 21600 ?f9" draw:path-stretchpoint-x="10800" draw:path-stretchpoint-y="10800" draw:text-areas="0 ?f1 ?f4 ?f12" draw:type="cube" draw:modifiers="5422.9787234042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style-name="gr267" draw:text-style-name="P23" draw:layer="Internal Users" svg:width="3.048cm" svg:height="0.635cm" svg:x="15.224cm" svg:y="3.413cm">
              <draw:text-box>
                <text:p><text:span text:style-name="T2">Internal user</text:span></text:p>
              </draw:text-box>
            </draw:frame>
          </draw:g>
        </draw:g>
        <draw:g>
          <draw:frame draw:style-name="gr267" draw:text-style-name="P23" draw:layer="External Users" svg:width="2.286cm" svg:height="0.635cm" svg:x="23.987cm" svg:y="7.604cm">
            <draw:text-box>
              <text:p><text:span text:style-name="T2">External user</text:span></text:p>
            </draw:text-box>
          </draw:frame>
          <draw:g>
            <svg:title>Netbook</svg:title>
            <svg:desc>www.draw-shapes.de</svg:desc>
            <draw:custom-shape draw:style-name="gr268" draw:text-style-name="P33" draw:layer="External Users" svg:width="1.427cm" svg:height="0.335cm" svg:x="24.368cm" svg:y="7.269cm">
              <text:p/>
              <draw:enhanced-geometry svg:viewBox="0 0 21600 21600" draw:mirror-vertical="false" draw:mirror-horizontal="false" draw:glue-points="?f7 0 ?f6 ?f1 0 ?f10 ?f6 21600 ?f4 ?f10 21600 ?f9" draw:path-stretchpoint-x="10800" draw:path-stretchpoint-y="10800" draw:text-areas="0 ?f1 ?f4 ?f12" draw:type="cube" draw:modifiers="18159.54681772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14" draw:layer="External Users" svg:width="1.239cm" svg:height="0.478cm" svg:x="24.653cm" svg:y="6.791cm">
              <text:p/>
              <draw:enhanced-geometry svg:viewBox="0 0 21600 21600" draw:mirror-horizontal="false" draw:mirror-vertical="false" draw:glue-points="?f6 0 10800 ?f8 ?f11 10800 ?f9 21600 10800 ?f10 ?f5 10800" draw:text-areas="?f3 ?f3 ?f4 ?f4" draw:type="parallelogram" draw:modifiers="1694.6135831381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0" draw:text-style-name="P15" draw:layer="External Users" svg:width="1.209cm" svg:height="0.144cm" svg:x="24.528cm" svg:y="7.293cm">
              <text:p/>
              <draw:enhanced-geometry svg:viewBox="0 0 21600 21600" draw:mirror-vertical="false" draw:mirror-horizontal="false" draw:glue-points="?f7 0 ?f6 ?f1 0 ?f10 ?f6 21600 ?f4 ?f10 21600 ?f9" draw:path-stretchpoint-x="10800" draw:path-stretchpoint-y="10800" draw:text-areas="0 ?f1 ?f4 ?f12" draw:type="cube" draw:modifiers="19737.931034482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1" draw:text-style-name="P33" draw:layer="External Users" svg:width="0.266cm" svg:height="0.071cm" svg:x="24.852cm" svg:y="7.461cm">
              <text:p/>
              <draw:enhanced-geometry svg:viewBox="0 0 21600 21600" draw:mirror-horizontal="false" draw:mirror-vertical="false" draw:glue-points="?f6 0 10800 ?f8 ?f11 10800 ?f9 21600 10800 ?f10 ?f5 10800" draw:text-areas="?f3 ?f3 ?f4 ?f4" draw:type="parallelogram" draw:modifiers="5924.1003271537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2" draw:text-style-name="P31" draw:layer="External Users" svg:width="0.895cm" svg:height="0.431cm" svg:x="24.818cm" svg:y="6.824cm">
              <text:p/>
              <draw:enhanced-geometry svg:viewBox="0 0 21600 21600" draw:mirror-vertical="false" draw:mirror-horizontal="false" draw:glue-points="?f6 0 10800 ?f8 ?f11 10800 ?f9 21600 10800 ?f10 ?f5 10800" draw:text-areas="?f3 ?f3 ?f4 ?f4" draw:type="parallelogram" draw:modifiers="2104.6692607003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ellipse draw:style-name="gr273" draw:text-style-name="P32" draw:layer="External Users" svg:width="0.542cm" svg:height="0.382cm" svg:x="24.876cm" svg:y="6.839cm">
              <text:p/>
            </draw:ellipse>
            <draw:custom-shape draw:style-name="gr274" draw:text-style-name="P26" draw:layer="External Users" svg:width="0.218cm" svg:height="0.024cm" svg:x="24.852cm" svg:y="7.508cm">
              <text:p/>
              <draw:enhanced-geometry svg:viewBox="0 0 21600 21600" draw:mirror-horizontal="false" draw:mirror-vertical="false" draw:glue-points="?f6 0 10800 ?f8 ?f11 10800 ?f9 21600 10800 ?f10 ?f5 10800" draw:text-areas="?f3 ?f3 ?f4 ?f4" draw:type="parallelogram" draw:modifiers="2462.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frame draw:style-name="gr267" draw:text-style-name="P23" draw:layer="External Users" svg:width="2.286cm" svg:height="0.635cm" svg:x="26.527cm" svg:y="7.604cm">
            <draw:text-box>
              <text:p><text:span text:style-name="T2">External user</text:span></text:p>
            </draw:text-box>
          </draw:frame>
          <draw:g>
            <svg:title>Netbook</svg:title>
            <svg:desc>www.draw-shapes.de</svg:desc>
            <draw:custom-shape draw:style-name="gr275" draw:text-style-name="P33" draw:layer="External Users" svg:width="1.427cm" svg:height="0.335cm" svg:x="26.908cm" svg:y="7.269cm">
              <text:p/>
              <draw:enhanced-geometry svg:viewBox="0 0 21600 21600" draw:mirror-vertical="false" draw:mirror-horizontal="false" draw:glue-points="?f7 0 ?f6 ?f1 0 ?f10 ?f6 21600 ?f4 ?f10 21600 ?f9" draw:path-stretchpoint-x="10800" draw:path-stretchpoint-y="10800" draw:text-areas="0 ?f1 ?f4 ?f12" draw:type="cube" draw:modifiers="18159.54681772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6" draw:text-style-name="P14" draw:layer="External Users" svg:width="1.239cm" svg:height="0.478cm" svg:x="27.193cm" svg:y="6.791cm">
              <text:p/>
              <draw:enhanced-geometry svg:viewBox="0 0 21600 21600" draw:mirror-horizontal="false" draw:mirror-vertical="false" draw:glue-points="?f6 0 10800 ?f8 ?f11 10800 ?f9 21600 10800 ?f10 ?f5 10800" draw:text-areas="?f3 ?f3 ?f4 ?f4" draw:type="parallelogram" draw:modifiers="1694.6135831381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7" draw:text-style-name="P15" draw:layer="External Users" svg:width="1.209cm" svg:height="0.144cm" svg:x="27.068cm" svg:y="7.293cm">
              <text:p/>
              <draw:enhanced-geometry svg:viewBox="0 0 21600 21600" draw:mirror-vertical="false" draw:mirror-horizontal="false" draw:glue-points="?f7 0 ?f6 ?f1 0 ?f10 ?f6 21600 ?f4 ?f10 21600 ?f9" draw:path-stretchpoint-x="10800" draw:path-stretchpoint-y="10800" draw:text-areas="0 ?f1 ?f4 ?f12" draw:type="cube" draw:modifiers="19737.931034482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8" draw:text-style-name="P33" draw:layer="External Users" svg:width="0.266cm" svg:height="0.071cm" svg:x="27.392cm" svg:y="7.461cm">
              <text:p/>
              <draw:enhanced-geometry svg:viewBox="0 0 21600 21600" draw:mirror-horizontal="false" draw:mirror-vertical="false" draw:glue-points="?f6 0 10800 ?f8 ?f11 10800 ?f9 21600 10800 ?f10 ?f5 10800" draw:text-areas="?f3 ?f3 ?f4 ?f4" draw:type="parallelogram" draw:modifiers="5924.1003271537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9" draw:text-style-name="P31" draw:layer="External Users" svg:width="0.895cm" svg:height="0.431cm" svg:x="27.358cm" svg:y="6.824cm">
              <text:p/>
              <draw:enhanced-geometry svg:viewBox="0 0 21600 21600" draw:mirror-vertical="false" draw:mirror-horizontal="false" draw:glue-points="?f6 0 10800 ?f8 ?f11 10800 ?f9 21600 10800 ?f10 ?f5 10800" draw:text-areas="?f3 ?f3 ?f4 ?f4" draw:type="parallelogram" draw:modifiers="2104.6692607003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ellipse draw:style-name="gr280" draw:text-style-name="P32" draw:layer="External Users" svg:width="0.542cm" svg:height="0.382cm" svg:x="27.416cm" svg:y="6.839cm">
              <text:p/>
            </draw:ellipse>
            <draw:custom-shape draw:style-name="gr281" draw:text-style-name="P26" draw:layer="External Users" svg:width="0.218cm" svg:height="0.024cm" svg:x="27.392cm" svg:y="7.508cm">
              <text:p/>
              <draw:enhanced-geometry svg:viewBox="0 0 21600 21600" draw:mirror-horizontal="false" draw:mirror-vertical="false" draw:glue-points="?f6 0 10800 ?f8 ?f11 10800 ?f9 21600 10800 ?f10 ?f5 10800" draw:text-areas="?f3 ?f3 ?f4 ?f4" draw:type="parallelogram" draw:modifiers="2462.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82" draw:text-style-name="P34" draw:layer="SharePoint" svg:width="13.208cm" svg:height="4.826cm" svg:x="26.654cm" svg:y="16.494cm">
            <text:p/>
            <draw:enhanced-geometry svg:viewBox="0 0 21600 21600" draw:type="rectangle" draw:enhanced-path="M 0 0 L 21600 0 21600 21600 0 21600 0 0 Z N"/>
          </draw:custom-shape>
          <draw:g>
            <draw:g>
              <svg:title>Application Server</svg:title>
              <svg:desc>www.draw-shapes.de</svg:desc>
              <draw:custom-shape draw:style-name="gr283" draw:text-style-name="P13" draw:layer="SharePoint" svg:width="0.914cm" svg:height="1.6cm" svg:x="34.02cm" svg:y="19.024cm">
                <draw:glue-point draw:id="10" svg:x="-1.25cm" svg:y="-5cm"/>
                <draw:glue-point draw:id="11" svg:x="2.5cm" svg:y="-5cm"/>
                <draw:glue-point draw:id="12" svg:x="3.75cm" svg:y="-5cm"/>
                <draw:glue-point draw:id="13" svg:x="0cm" svg:y="-5cm"/>
                <text:p/>
                <draw:enhanced-geometry svg:viewBox="0 0 21600 21600"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284" draw:text-style-name="P14" draw:layer="SharePoint" svg:width="0.685cm" svg:height="0.115cm" svg:x="34.02cm" svg:y="20.509cm">
                <text:p/>
              </draw:rect>
              <draw:custom-shape draw:style-name="gr285" draw:text-style-name="P15" draw:layer="SharePoint" svg:width="0.685cm" svg:height="1.37cm" svg:x="34.02cm" svg:y="19.254cm">
                <draw:glue-point draw:id="4" svg:x="1.673cm" svg:y="5cm"/>
                <draw:glue-point draw:id="5" svg:x="3.341cm" svg:y="5cm"/>
                <draw:glue-point draw:id="6" svg:x="-1.663cm" svg:y="5cm"/>
                <draw:glue-point draw:id="7" svg:x="-3.331cm" svg:y="5cm"/>
                <text:p/>
                <draw:enhanced-geometry svg:viewBox="0 0 21600 21600"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3" draw:layer="SharePoint" svg:width="0.457cm" svg:height="0.08cm" svg:x="34.137cm" svg:y="19.405cm">
                <text:p/>
                <draw:enhanced-geometry svg:viewBox="0 0 21600 21600" draw:type="rectangle" draw:enhanced-path="M 0 0 L 21600 0 21600 21600 0 21600 0 0 Z N"/>
              </draw:custom-shape>
              <draw:custom-shape draw:style-name="gr287" draw:text-style-name="P13" draw:layer="SharePoint" svg:width="0.114cm" svg:height="0.038cm" svg:x="34.48cm" svg:y="19.504cm">
                <text:p/>
                <draw:enhanced-geometry svg:viewBox="0 0 21600 21600" draw:type="rectangle" draw:enhanced-path="M 0 0 L 21600 0 21600 21600 0 21600 0 0 Z N"/>
              </draw:custom-shape>
              <draw:custom-shape draw:style-name="gr288" draw:text-style-name="P14" draw:layer="SharePoint" svg:width="0.536cm" svg:height="0.19cm" svg:x="34.096cm" svg:y="19.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5" draw:layer="SharePoint" svg:width="0.457cm" svg:height="0.08cm" svg:x="34.137cm" svg:y="19.405cm">
                <text:p/>
                <draw:enhanced-geometry svg:viewBox="0 0 21600 21600" draw:type="rectangle" draw:enhanced-path="M 0 0 L 21600 0 21600 21600 0 21600 0 0 Z N"/>
              </draw:custom-shape>
              <draw:custom-shape draw:style-name="gr290" draw:text-style-name="P15" draw:layer="SharePoint" svg:width="0.114cm" svg:height="0.038cm" svg:x="34.48cm" svg:y="19.504cm">
                <text:p/>
                <draw:enhanced-geometry svg:viewBox="0 0 21600 21600" draw:type="rectangle" draw:enhanced-path="M 0 0 L 21600 0 21600 21600 0 21600 0 0 Z N"/>
              </draw:custom-shape>
              <draw:custom-shape draw:style-name="gr291" draw:text-style-name="P14" draw:layer="SharePoint" svg:width="0.536cm" svg:height="0.11cm" svg:x="34.099cm" svg:y="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2" draw:text-style-name="P15" draw:layer="SharePoint" svg:width="0.115cm" svg:height="0.039cm" svg:x="34.137cm" svg:y="19.635cm">
                <text:p/>
                <draw:enhanced-geometry svg:viewBox="0 0 21600 21600" draw:type="rectangle" draw:enhanced-path="M 0 0 L 21600 0 21600 21600 0 21600 0 0 Z N"/>
              </draw:custom-shape>
              <draw:line draw:style-name="gr293" draw:text-style-name="P16" draw:layer="SharePoint" svg:x1="34.706cm" svg:y1="19.341cm" svg:x2="34.706cm" svg:y2="20.534cm">
                <text:p/>
              </draw:line>
              <draw:path draw:style-name="gr294" draw:text-style-name="P17" draw:layer="SharePoint" svg:width="0.052cm" svg:height="0.051cm" svg:x="34.537cm" svg:y="19.631cm" svg:viewBox="0 0 53 52" svg:d="M26 0c16 0 27 11 27 26s-11 26-27 26c-15 0-26-12-26-26s12-26 26-26z">
                <text:p/>
              </draw:path>
              <draw:g>
                <draw:custom-shape draw:style-name="gr295" draw:text-style-name="P36" draw:layer="SharePoint" svg:width="0.457cm" svg:height="0.571cm" svg:x="34.132cm" svg:y="19.938cm">
                  <text:p text:style-name="P35"><text:span text:style-name="T10">www.draw-shapes.de</text:span></text:p>
                  <draw:enhanced-geometry svg:viewBox="0 0 21600 21600" draw:type="rectangle" draw:enhanced-path="M 0 0 L 21600 0 21600 21600 0 21600 0 0 Z N"/>
                </draw:custom-shape>
                <draw:g>
                  <draw:custom-shape draw:style-name="gr296" draw:text-style-name="P26" draw:layer="SharePoint" svg:width="0.191cm" svg:height="0.191cm" svg:x="34.201cm" svg:y="20.034cm">
                    <text:p/>
                    <draw:enhanced-geometry svg:viewBox="0 0 21600 21600" draw:mirror-horizontal="false" draw:mirror-vertical="false" draw:glue-points="10800 0 3163 3163 0 10800 3163 18437 10800 21600 18437 18437 21600 10800 18437 3163" draw:text-areas="3163 3163 18437 18437" draw:type="ring" draw:modifiers="8008.665222462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7" draw:text-style-name="P26" draw:layer="SharePoint" svg:width="0.242cm" svg:height="0.241cm" svg:x="34.175cm" svg:y="20.009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8" draw:text-style-name="P26" draw:layer="SharePoint" svg:width="0.243cm" svg:height="0.241cm" draw:transform="rotate (0.785398163397448) translate (34.125cm 20.13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9" draw:text-style-name="P26" draw:layer="SharePoint" svg:width="0.242cm" svg:height="0.242cm" draw:transform="rotate (1.5707963267949) translate (34.175cm 20.25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00" draw:text-style-name="P26" draw:layer="SharePoint" svg:width="0.242cm" svg:height="0.241cm" draw:transform="skewX (0.0041887902047865) rotate (2.35619449019234) translate (34.296cm 20.3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01" draw:text-style-name="P26" draw:layer="SharePoint" svg:width="0.242cm" svg:height="0.241cm" draw:transform="rotate (-3.14159265358979) translate (34.417cm 20.25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02" draw:text-style-name="P26" draw:layer="SharePoint" svg:width="0.242cm" svg:height="0.242cm" draw:transform="rotate (-2.35619449019235) translate (34.467cm 20.129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03" draw:text-style-name="P26" draw:layer="SharePoint" svg:width="0.242cm" svg:height="0.242cm" draw:transform="rotate (-1.5707963267949) translate (34.417cm 20.008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04" draw:text-style-name="P26" draw:layer="SharePoint" svg:width="0.242cm" svg:height="0.242cm" draw:transform="rotate (-0.785398163397449) translate (34.296cm 19.958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305" draw:text-style-name="P15" draw:layer="SharePoint" svg:width="0.191cm" svg:height="0.191cm" svg:x="34.322cm" svg:y="20.22cm">
                    <text:p/>
                    <draw:enhanced-geometry svg:viewBox="0 0 21600 21600" draw:mirror-horizontal="false" draw:mirror-vertical="false" draw:glue-points="10800 0 3163 3163 0 10800 3163 18437 10800 21600 18437 18437 21600 10800 18437 3163" draw:text-areas="3163 3163 18437 18437" draw:type="ring" draw:modifiers="8008.665222462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06" draw:text-style-name="P15" draw:layer="SharePoint" svg:width="0.242cm" svg:height="0.242cm" svg:x="34.296cm" svg:y="20.194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07" draw:text-style-name="P15" draw:layer="SharePoint" svg:width="0.243cm" svg:height="0.241cm" draw:transform="skewX (-0.0041887902047864) rotate (0.785398163397448) translate (34.246cm 20.316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08" draw:text-style-name="P15" draw:layer="SharePoint" svg:width="0.242cm" svg:height="0.242cm" draw:transform="rotate (1.5707963267949) translate (34.296cm 20.436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09" draw:text-style-name="P15" draw:layer="SharePoint" svg:width="0.242cm" svg:height="0.24cm" draw:transform="rotate (2.35619449019234) translate (34.418cm 20.486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10" draw:text-style-name="P15" draw:layer="SharePoint" svg:width="0.242cm" svg:height="0.242cm" draw:transform="rotate (-3.14159265358979) translate (34.538cm 20.436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11" draw:text-style-name="P15" draw:layer="SharePoint" svg:width="0.242cm" svg:height="0.241cm" draw:transform="skewX (0.00418879020478644) rotate (-2.35619449019235) translate (34.588cm 20.315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12" draw:text-style-name="P15" draw:layer="SharePoint" svg:width="0.242cm" svg:height="0.242cm" draw:transform="rotate (-1.5707963267949) translate (34.538cm 20.194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13" draw:text-style-name="P15" draw:layer="SharePoint" svg:width="0.242cm" svg:height="0.241cm" draw:transform="skewX (-0.00418879020478638) rotate (-0.785398163397449) translate (34.417cm 20.144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314" draw:text-style-name="P15" draw:layer="SharePoint" svg:width="0.106cm" svg:height="0.171cm" svg:x="34.432cm" svg:y="20.009cm">
                  <text:p/>
                  <draw:enhanced-geometry svg:viewBox="0 0 21600 21600" draw:mirror-horizontal="false" draw:mirror-vertical="false" draw:type="rectangle" draw:enhanced-path="M 0 0 L 21600 0 21600 21600 0 21600 0 0 Z N"/>
                </draw:custom-shape>
                <draw:custom-shape draw:style-name="gr315" draw:text-style-name="P26" draw:layer="SharePoint" svg:width="0.105cm" svg:height="0.171cm" svg:x="34.176cm" svg:y="20.265cm">
                  <text:p/>
                  <draw:enhanced-geometry svg:viewBox="0 0 21600 21600" draw:mirror-horizontal="false" draw:mirror-vertical="false" draw:type="rectangle" draw:enhanced-path="M 0 0 L 21600 0 21600 21600 0 21600 0 0 Z N"/>
                </draw:custom-shape>
              </draw:g>
            </draw:g>
            <draw:g>
              <draw:g>
                <svg:title>Application Server</svg:title>
                <svg:desc>www.draw-shapes.de</svg:desc>
                <draw:custom-shape draw:style-name="gr316" draw:text-style-name="P13" draw:layer="SharePoint" svg:width="0.914cm" svg:height="1.6cm" svg:x="34.147cm" svg:y="16.621cm">
                  <draw:glue-point draw:id="10" svg:x="-1.25cm" svg:y="-5cm"/>
                  <draw:glue-point draw:id="11" svg:x="2.5cm" svg:y="-5cm"/>
                  <draw:glue-point draw:id="12" svg:x="3.75cm" svg:y="-5cm"/>
                  <draw:glue-point draw:id="13" svg:x="0cm" svg:y="-5cm"/>
                  <text:p/>
                  <draw:enhanced-geometry svg:viewBox="0 0 21600 21600"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317" draw:text-style-name="P14" draw:layer="SharePoint" svg:width="0.685cm" svg:height="0.115cm" svg:x="34.147cm" svg:y="18.106cm">
                  <text:p/>
                </draw:rect>
                <draw:custom-shape draw:style-name="gr318" draw:text-style-name="P15" draw:layer="SharePoint" svg:width="0.685cm" svg:height="1.37cm" svg:x="34.147cm" svg:y="16.851cm">
                  <draw:glue-point draw:id="4" svg:x="1.673cm" svg:y="5cm"/>
                  <draw:glue-point draw:id="5" svg:x="3.341cm" svg:y="5cm"/>
                  <draw:glue-point draw:id="6" svg:x="-1.663cm" svg:y="5cm"/>
                  <draw:glue-point draw:id="7" svg:x="-3.331cm" svg:y="5cm"/>
                  <text:p/>
                  <draw:enhanced-geometry svg:viewBox="0 0 21600 21600"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9" draw:text-style-name="P13" draw:layer="SharePoint" svg:width="0.457cm" svg:height="0.08cm" svg:x="34.264cm" svg:y="17.002cm">
                  <text:p/>
                  <draw:enhanced-geometry svg:viewBox="0 0 21600 21600" draw:type="rectangle" draw:enhanced-path="M 0 0 L 21600 0 21600 21600 0 21600 0 0 Z N"/>
                </draw:custom-shape>
                <draw:custom-shape draw:style-name="gr320" draw:text-style-name="P13" draw:layer="SharePoint" svg:width="0.114cm" svg:height="0.038cm" svg:x="34.607cm" svg:y="17.101cm">
                  <text:p/>
                  <draw:enhanced-geometry svg:viewBox="0 0 21600 21600" draw:type="rectangle" draw:enhanced-path="M 0 0 L 21600 0 21600 21600 0 21600 0 0 Z N"/>
                </draw:custom-shape>
                <draw:custom-shape draw:style-name="gr321" draw:text-style-name="P14" draw:layer="SharePoint" svg:width="0.536cm" svg:height="0.19cm" svg:x="34.223cm" svg:y="16.9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5" draw:layer="SharePoint" svg:width="0.457cm" svg:height="0.08cm" svg:x="34.264cm" svg:y="17.002cm">
                  <text:p/>
                  <draw:enhanced-geometry svg:viewBox="0 0 21600 21600" draw:type="rectangle" draw:enhanced-path="M 0 0 L 21600 0 21600 21600 0 21600 0 0 Z N"/>
                </draw:custom-shape>
                <draw:custom-shape draw:style-name="gr323" draw:text-style-name="P15" draw:layer="SharePoint" svg:width="0.114cm" svg:height="0.038cm" svg:x="34.607cm" svg:y="17.101cm">
                  <text:p/>
                  <draw:enhanced-geometry svg:viewBox="0 0 21600 21600" draw:type="rectangle" draw:enhanced-path="M 0 0 L 21600 0 21600 21600 0 21600 0 0 Z N"/>
                </draw:custom-shape>
                <draw:custom-shape draw:style-name="gr324" draw:text-style-name="P14" draw:layer="SharePoint" svg:width="0.536cm" svg:height="0.11cm" svg:x="34.226cm" svg:y="17.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5" draw:layer="SharePoint" svg:width="0.115cm" svg:height="0.039cm" svg:x="34.264cm" svg:y="17.232cm">
                  <text:p/>
                  <draw:enhanced-geometry svg:viewBox="0 0 21600 21600" draw:type="rectangle" draw:enhanced-path="M 0 0 L 21600 0 21600 21600 0 21600 0 0 Z N"/>
                </draw:custom-shape>
                <draw:line draw:style-name="gr326" draw:text-style-name="P16" draw:layer="SharePoint" svg:x1="34.833cm" svg:y1="16.938cm" svg:x2="34.833cm" svg:y2="18.131cm">
                  <text:p/>
                </draw:line>
                <draw:path draw:style-name="gr327" draw:text-style-name="P17" draw:layer="SharePoint" svg:width="0.052cm" svg:height="0.051cm" svg:x="34.664cm" svg:y="17.228cm" svg:viewBox="0 0 53 52" svg:d="M26 0c16 0 27 11 27 26s-11 26-27 26c-15 0-26-12-26-26s12-26 26-26z">
                  <text:p/>
                </draw:path>
                <draw:g>
                  <draw:custom-shape draw:style-name="gr328" draw:text-style-name="P36" draw:layer="SharePoint" svg:width="0.457cm" svg:height="0.571cm" svg:x="34.259cm" svg:y="17.535cm">
                    <text:p text:style-name="P35"><text:span text:style-name="T10">www.draw-shapes.de</text:span></text:p>
                    <draw:enhanced-geometry svg:viewBox="0 0 21600 21600" draw:type="rectangle" draw:enhanced-path="M 0 0 L 21600 0 21600 21600 0 21600 0 0 Z N"/>
                  </draw:custom-shape>
                  <draw:g>
                    <draw:custom-shape draw:style-name="gr329" draw:text-style-name="P26" draw:layer="SharePoint" svg:width="0.191cm" svg:height="0.191cm" svg:x="34.328cm" svg:y="17.631cm">
                      <text:p/>
                      <draw:enhanced-geometry svg:viewBox="0 0 21600 21600" draw:mirror-horizontal="false" draw:mirror-vertical="false" draw:glue-points="10800 0 3163 3163 0 10800 3163 18437 10800 21600 18437 18437 21600 10800 18437 3163" draw:text-areas="3163 3163 18437 18437" draw:type="ring" draw:modifiers="8008.665222462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30" draw:text-style-name="P26" draw:layer="SharePoint" svg:width="0.242cm" svg:height="0.241cm" svg:x="34.302cm" svg:y="17.606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1" draw:text-style-name="P26" draw:layer="SharePoint" svg:width="0.243cm" svg:height="0.241cm" draw:transform="rotate (0.785398163397448) translate (34.252cm 17.727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2" draw:text-style-name="P26" draw:layer="SharePoint" svg:width="0.242cm" svg:height="0.242cm" draw:transform="rotate (1.5707963267949) translate (34.302cm 17.847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3" draw:text-style-name="P26" draw:layer="SharePoint" svg:width="0.242cm" svg:height="0.241cm" draw:transform="skewX (0.0041887902047865) rotate (2.35619449019234) translate (34.423cm 17.897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4" draw:text-style-name="P26" draw:layer="SharePoint" svg:width="0.242cm" svg:height="0.241cm" draw:transform="rotate (-3.14159265358979) translate (34.544cm 17.847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5" draw:text-style-name="P26" draw:layer="SharePoint" svg:width="0.242cm" svg:height="0.242cm" draw:transform="rotate (-2.35619449019235) translate (34.594cm 17.726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6" draw:text-style-name="P26" draw:layer="SharePoint" svg:width="0.242cm" svg:height="0.242cm" draw:transform="rotate (-1.5707963267949) translate (34.544cm 17.605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7" draw:text-style-name="P26" draw:layer="SharePoint" svg:width="0.242cm" svg:height="0.242cm" draw:transform="rotate (-0.785398163397449) translate (34.423cm 17.555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338" draw:text-style-name="P15" draw:layer="SharePoint" svg:width="0.191cm" svg:height="0.191cm" svg:x="34.449cm" svg:y="17.817cm">
                      <text:p/>
                      <draw:enhanced-geometry svg:viewBox="0 0 21600 21600" draw:mirror-horizontal="false" draw:mirror-vertical="false" draw:glue-points="10800 0 3163 3163 0 10800 3163 18437 10800 21600 18437 18437 21600 10800 18437 3163" draw:text-areas="3163 3163 18437 18437" draw:type="ring" draw:modifiers="8008.665222462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39" draw:text-style-name="P15" draw:layer="SharePoint" svg:width="0.242cm" svg:height="0.242cm" svg:x="34.423cm" svg:y="17.791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40" draw:text-style-name="P15" draw:layer="SharePoint" svg:width="0.243cm" svg:height="0.241cm" draw:transform="skewX (-0.0041887902047864) rotate (0.785398163397448) translate (34.373cm 17.913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41" draw:text-style-name="P15" draw:layer="SharePoint" svg:width="0.242cm" svg:height="0.242cm" draw:transform="rotate (1.5707963267949) translate (34.423cm 18.033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42" draw:text-style-name="P15" draw:layer="SharePoint" svg:width="0.242cm" svg:height="0.24cm" draw:transform="rotate (2.35619449019234) translate (34.545cm 18.083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43" draw:text-style-name="P15" draw:layer="SharePoint" svg:width="0.242cm" svg:height="0.242cm" draw:transform="rotate (-3.14159265358979) translate (34.665cm 18.033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44" draw:text-style-name="P15" draw:layer="SharePoint" svg:width="0.242cm" svg:height="0.241cm" draw:transform="skewX (0.00418879020478644) rotate (-2.35619449019235) translate (34.715cm 17.912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45" draw:text-style-name="P15" draw:layer="SharePoint" svg:width="0.242cm" svg:height="0.242cm" draw:transform="rotate (-1.5707963267949) translate (34.665cm 17.791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46" draw:text-style-name="P15" draw:layer="SharePoint" svg:width="0.242cm" svg:height="0.241cm" draw:transform="skewX (-0.00418879020478638) rotate (-0.785398163397449) translate (34.544cm 17.741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347" draw:text-style-name="P15" draw:layer="SharePoint" svg:width="0.106cm" svg:height="0.171cm" svg:x="34.559cm" svg:y="17.606cm">
                    <text:p/>
                    <draw:enhanced-geometry svg:viewBox="0 0 21600 21600" draw:mirror-horizontal="false" draw:mirror-vertical="false" draw:type="rectangle" draw:enhanced-path="M 0 0 L 21600 0 21600 21600 0 21600 0 0 Z N"/>
                  </draw:custom-shape>
                  <draw:custom-shape draw:style-name="gr348" draw:text-style-name="P26" draw:layer="SharePoint" svg:width="0.105cm" svg:height="0.171cm" svg:x="34.303cm" svg:y="17.862cm">
                    <text:p/>
                    <draw:enhanced-geometry svg:viewBox="0 0 21600 21600" draw:mirror-horizontal="false" draw:mirror-vertical="false" draw:type="rectangle" draw:enhanced-path="M 0 0 L 21600 0 21600 21600 0 21600 0 0 Z N"/>
                  </draw:custom-shape>
                </draw:g>
              </draw:g>
              <draw:frame draw:style-name="gr142" draw:text-style-name="P23" draw:layer="SharePoint" svg:width="4.318cm" svg:height="0.569cm" svg:x="32.623cm" svg:y="18.221cm">
                <draw:text-box>
                  <text:p><text:span text:style-name="T1">sp-app1</text:span><text:span text:style-name="T2">.ext.company.com</text:span></text:p>
                </draw:text-box>
              </draw:frame>
              <draw:frame draw:style-name="gr142" draw:text-style-name="P23" draw:layer="SharePoint" svg:width="4.318cm" svg:height="0.569cm" svg:x="32.623cm" svg:y="20.624cm">
                <draw:text-box>
                  <text:p><text:span text:style-name="T1">sp-app2</text:span><text:span text:style-name="T2">.ext.company.com</text:span></text:p>
                </draw:text-box>
              </draw:frame>
              <draw:polyline draw:style-name="gr349" draw:text-style-name="P37" draw:layer="SharePoint" svg:width="2.158cm" svg:height="2.666cm" draw:transform="rotate (-3.14159265358979) translate (29.067cm 20.05cm)" svg:viewBox="0 0 2159 2667" draw:points="0,2667 2159,2667 2159,0 0,0">
                <text:p/>
              </draw:polyline>
              <draw:custom-shape draw:style-name="gr39" draw:text-style-name="P12" draw:layer="SharePoint" svg:width="0.254cm" svg:height="0.254cm" svg:x="26.781cm" svg:y="19.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12" draw:layer="SharePoint" svg:width="0.254cm" svg:height="0.254cm" svg:x="26.781cm" svg:y="17.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42" draw:text-style-name="P23" draw:layer="SharePoint" svg:width="4.318cm" svg:height="0.569cm" svg:x="27.416cm" svg:y="18.274cm">
                  <draw:text-box>
                    <text:p><text:span text:style-name="T1">sp-wfe1</text:span><text:span text:style-name="T2">.ext.company.com</text:span></text:p>
                  </draw:text-box>
                </draw:frame>
                <draw:g>
                  <svg:title>Web Server</svg:title>
                  <svg:desc>www.draw-shapes.de</svg:desc>
                  <draw:custom-shape draw:style-name="gr350" draw:text-style-name="P13" draw:layer="SharePoint" svg:width="0.914cm" svg:height="1.6cm" svg:x="29.042cm" svg:y="16.621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351" draw:text-style-name="P14" draw:layer="SharePoint" svg:width="0.685cm" svg:height="0.114cm" svg:x="29.042cm" svg:y="18.107cm">
                    <text:p/>
                  </draw:rect>
                  <draw:custom-shape draw:style-name="gr352" draw:text-style-name="P15" draw:layer="SharePoint" svg:width="0.685cm" svg:height="1.37cm" svg:x="29.042cm" svg:y="16.851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3" draw:text-style-name="P13" draw:layer="SharePoint" svg:width="0.457cm" svg:height="0.08cm" svg:x="29.159cm" svg:y="17.002cm">
                    <text:p/>
                    <draw:enhanced-geometry svg:viewBox="0 0 21600 21600" draw:mirror-horizontal="false" draw:mirror-vertical="false" draw:type="rectangle" draw:enhanced-path="M 0 0 L 21600 0 21600 21600 0 21600 0 0 Z N"/>
                  </draw:custom-shape>
                  <draw:custom-shape draw:style-name="gr354" draw:text-style-name="P13" draw:layer="SharePoint" svg:width="0.114cm" svg:height="0.038cm" svg:x="29.502cm" svg:y="17.101cm">
                    <text:p/>
                    <draw:enhanced-geometry svg:viewBox="0 0 21600 21600" draw:mirror-horizontal="false" draw:mirror-vertical="false" draw:type="rectangle" draw:enhanced-path="M 0 0 L 21600 0 21600 21600 0 21600 0 0 Z N"/>
                  </draw:custom-shape>
                  <draw:custom-shape draw:style-name="gr355" draw:text-style-name="P14" draw:layer="SharePoint" svg:width="0.536cm" svg:height="0.19cm" svg:x="29.118cm" svg:y="16.9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6" draw:text-style-name="P15" draw:layer="SharePoint" svg:width="0.457cm" svg:height="0.08cm" svg:x="29.159cm" svg:y="17.002cm">
                    <text:p/>
                    <draw:enhanced-geometry svg:viewBox="0 0 21600 21600" draw:mirror-horizontal="false" draw:mirror-vertical="false" draw:type="rectangle" draw:enhanced-path="M 0 0 L 21600 0 21600 21600 0 21600 0 0 Z N"/>
                  </draw:custom-shape>
                  <draw:custom-shape draw:style-name="gr357" draw:text-style-name="P15" draw:layer="SharePoint" svg:width="0.114cm" svg:height="0.038cm" svg:x="29.502cm" svg:y="17.101cm">
                    <text:p/>
                    <draw:enhanced-geometry svg:viewBox="0 0 21600 21600" draw:mirror-horizontal="false" draw:mirror-vertical="false" draw:type="rectangle" draw:enhanced-path="M 0 0 L 21600 0 21600 21600 0 21600 0 0 Z N"/>
                  </draw:custom-shape>
                  <draw:custom-shape draw:style-name="gr358" draw:text-style-name="P14" draw:layer="SharePoint" svg:width="0.536cm" svg:height="0.111cm" svg:x="29.121cm" svg:y="17.1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9" draw:text-style-name="P15" draw:layer="SharePoint" svg:width="0.114cm" svg:height="0.038cm" svg:x="29.159cm" svg:y="17.233cm">
                    <text:p/>
                    <draw:enhanced-geometry svg:viewBox="0 0 21600 21600" draw:mirror-horizontal="false" draw:mirror-vertical="false" draw:type="rectangle" draw:enhanced-path="M 0 0 L 21600 0 21600 21600 0 21600 0 0 Z N"/>
                  </draw:custom-shape>
                  <draw:line draw:style-name="gr360" draw:text-style-name="P16" draw:layer="SharePoint" svg:x1="29.727cm" svg:y1="16.938cm" svg:x2="29.727cm" svg:y2="18.131cm">
                    <text:p/>
                  </draw:line>
                  <draw:path draw:style-name="gr361" draw:text-style-name="P17" draw:layer="SharePoint" svg:width="0.052cm" svg:height="0.051cm" svg:x="29.559cm" svg:y="17.228cm" svg:viewBox="0 0 53 52" svg:d="M27 0c15 0 26 11 26 26s-11 26-26 26-27-12-27-26 12-26 27-26z">
                    <text:p/>
                  </draw:path>
                  <draw:g>
                    <draw:custom-shape draw:style-name="gr362" draw:text-style-name="P38" draw:layer="SharePoint" svg:width="0.45cm" svg:height="0.45cm" svg:x="29.152cm" svg:y="17.6cm">
                      <text:p text:style-name="P35"><text:span text:style-name="T11">draw-shapes.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363" draw:text-style-name="P39" draw:layer="SharePoint" svg:width="0.111cm" svg:height="0.1cm" svg:x="29.304cm" svg:y="17.598cm" svg:viewBox="0 0 112 101" draw:points="20,8 47,3 79,0 112,6 107,54 67,79 56,101 41,96 34,72 33,38 20,28 5,33 0,20">
                      <text:p/>
                    </draw:polygon>
                    <draw:polygon draw:style-name="gr364" draw:text-style-name="P39" draw:layer="SharePoint" svg:width="0.025cm" svg:height="0.016cm" svg:x="29.403cm" svg:y="17.667cm" svg:viewBox="0 0 26 17" draw:points="0,5 20,0 26,10 10,17">
                      <text:p/>
                    </draw:polygon>
                    <draw:polygon draw:style-name="gr365" draw:text-style-name="P39" draw:layer="SharePoint" svg:width="0.186cm" svg:height="0.374cm" svg:x="29.418cm" svg:y="17.646cm" svg:viewBox="0 0 187 375" draw:points="100,0 136,36 167,82 182,133 187,179 182,230 167,235 146,179 141,184 165,243 177,240 167,271 141,292 141,317 121,343 75,375 70,358 65,327 75,302 65,276 70,261 49,256 19,261 0,232 3,219 3,199 13,184 24,174 24,164 34,153 43,155 54,148 80,148 80,158 85,164 106,174 106,164 141,169 146,164 146,148 131,153 121,148 121,138 131,133 141,128 146,133 162,133 162,128 152,118 131,112 126,128 126,133 121,138 116,133 111,138 116,143 111,148 100,133 100,128 85,118 80,118 100,138 95,141 90,148 81,145 90,143 90,138 75,123 65,123 59,128 54,133 49,138 44,148 36,150 30,147 25,145 24,138 26,123 44,123 47,114 37,102 70,82 70,67 75,67 78,80 100,77 106,59 121,56 121,51 106,51 100,41 106,29 98,27 90,46 95,56 91,61 86,73 80,72 75,56 65,63 59,56 59,46 85,20 85,5">
                      <text:p/>
                    </draw:polygon>
                    <draw:polygon draw:style-name="gr366" draw:text-style-name="P39" draw:layer="SharePoint" svg:width="0.004cm" svg:height="0.014cm" svg:x="29.489cm" svg:y="17.772cm" svg:viewBox="0 0 5 15" draw:points="0,0 5,0 5,15 0,15 0,10 5,10 0,5">
                      <text:p/>
                    </draw:polygon>
                    <draw:polygon draw:style-name="gr367" draw:text-style-name="P39" draw:layer="SharePoint" svg:width="0.019cm" svg:height="0.04cm" svg:x="29.452cm" svg:y="17.703cm" svg:viewBox="0 0 20 41" draw:points="20,31 0,41 5,20 0,15 0,0 5,0 10,10 12,20">
                      <text:p/>
                    </draw:polygon>
                    <draw:polygon draw:style-name="gr368" draw:text-style-name="P39" draw:layer="SharePoint" svg:width="0.012cm" svg:height="0.019cm" svg:x="29.439cm" svg:y="17.718cm" svg:viewBox="0 0 13 20" draw:points="0,14 6,0 13,5 8,20">
                      <text:p/>
                    </draw:polygon>
                    <draw:polygon draw:style-name="gr369" draw:text-style-name="P39" draw:layer="SharePoint" svg:width="0.06cm" svg:height="0.033cm" svg:x="29.238cm" svg:y="17.613cm" svg:viewBox="0 0 61 34" draw:points="61,0 26,13 0,34 46,28">
                      <text:p/>
                    </draw:polygon>
                    <draw:polygon draw:style-name="gr370" draw:text-style-name="P39" draw:layer="SharePoint" svg:width="0.076cm" svg:height="0.055cm" svg:x="29.243cm" svg:y="17.641cm" svg:viewBox="0 0 77 56" draw:points="0,10 46,0 77,31 61,56 36,51 51,26 41,20 20,20">
                      <text:p/>
                    </draw:polygon>
                    <draw:polygon draw:style-name="gr371" draw:text-style-name="P39" draw:layer="SharePoint" svg:width="0.178cm" svg:height="0.234cm" svg:x="29.152cm" svg:y="17.662cm" svg:viewBox="0 0 179 235" draw:points="116,5 126,5 126,15 85,51 91,61 111,72 111,82 116,82 116,67 121,56 126,36 142,39 145,48 154,42 169,65 179,89 162,92 167,77 136,92 150,89 149,100 157,97 145,111 139,107 117,127 111,143 96,158 98,172 96,179 91,169 88,162 75,160 60,167 50,174 50,189 55,199 65,199 70,189 80,189 72,206 80,205 85,210 85,225 91,230 96,225 101,230 101,235 96,230 86,231 80,225 73,215 60,210 39,204 29,194 14,158 12,165 19,189 8,173 4,153 0,153 4,112 19,67 29,46 50,20 70,26 75,20 91,15 96,5 101,0 106,5 101,10 106,10">
                      <text:p/>
                    </draw:polygon>
                    <draw:polygon draw:style-name="gr372" draw:text-style-name="P39" draw:layer="SharePoint" svg:width="0.035cm" svg:height="0.025cm" svg:x="29.202cm" svg:y="17.657cm" svg:viewBox="0 0 36 26" draw:points="20,0 36,5 36,15 36,20 20,26 10,26 0,26">
                      <text:p/>
                    </draw:polygon>
                    <draw:polygon draw:style-name="gr373" draw:text-style-name="P39" draw:layer="SharePoint" svg:width="0.03cm" svg:height="0.009cm" svg:x="29.238cm" svg:y="17.846cm" svg:viewBox="0 0 31 10" draw:points="0,0 15,0 31,10 20,10 15,5">
                      <text:p/>
                    </draw:polygon>
                    <draw:polygon draw:style-name="gr374" draw:text-style-name="P39" draw:layer="SharePoint" svg:width="0.019cm" svg:height="0.004cm" svg:x="29.265cm" svg:y="17.856cm" svg:viewBox="0 0 20 5" draw:points="5,0 10,0 20,5 0,5">
                      <text:p/>
                    </draw:polygon>
                    <draw:polygon draw:style-name="gr375" draw:text-style-name="P39" draw:layer="SharePoint" svg:width="0.127cm" svg:height="0.157cm" svg:x="29.243cm" svg:y="17.881cm" svg:viewBox="0 0 128 158" draw:points="10,10 20,0 61,10 82,20 87,36 128,56 128,67 112,82 107,108 87,112 87,123 77,138 67,143 56,158 35,149 36,138 31,87 15,77 0,51 0,31 10,15">
                      <text:p/>
                    </draw:polygon>
                    <draw:custom-shape draw:style-name="gr376" draw:text-style-name="P26" draw:layer="SharePoint" svg:width="0.457cm" svg:height="0.457cm" svg:x="29.149cm" svg:y="17.596cm">
                      <text:p/>
                      <draw:enhanced-geometry svg:viewBox="0 0 21600 21600" draw:mirror-horizontal="false" draw:mirror-vertical="false" draw:glue-points="10800 0 3163 3163 0 10800 3163 18437 10800 21600 18437 18437 21600 10800 18437 3163" draw:text-areas="3163 3163 18437 18437" draw:type="ring" draw:modifiers="185.544594322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g>
                <svg:title>Web Server</svg:title>
                <svg:desc>www.draw-shapes.de</svg:desc>
                <draw:custom-shape draw:style-name="gr377" draw:text-style-name="P13" draw:layer="SharePoint" svg:width="0.914cm" svg:height="1.6cm" svg:x="29.042cm" svg:y="19.1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378" draw:text-style-name="P14" draw:layer="SharePoint" svg:width="0.685cm" svg:height="0.114cm" svg:x="29.042cm" svg:y="20.586cm">
                  <text:p/>
                </draw:rect>
                <draw:custom-shape draw:style-name="gr379" draw:text-style-name="P15" draw:layer="SharePoint" svg:width="0.685cm" svg:height="1.37cm" svg:x="29.042cm" svg:y="19.33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0" draw:text-style-name="P13" draw:layer="SharePoint" svg:width="0.457cm" svg:height="0.08cm" svg:x="29.159cm" svg:y="19.481cm">
                  <text:p/>
                  <draw:enhanced-geometry svg:viewBox="0 0 21600 21600" draw:mirror-horizontal="false" draw:mirror-vertical="false" draw:type="rectangle" draw:enhanced-path="M 0 0 L 21600 0 21600 21600 0 21600 0 0 Z N"/>
                </draw:custom-shape>
                <draw:custom-shape draw:style-name="gr381" draw:text-style-name="P13" draw:layer="SharePoint" svg:width="0.114cm" svg:height="0.038cm" svg:x="29.502cm" svg:y="19.58cm">
                  <text:p/>
                  <draw:enhanced-geometry svg:viewBox="0 0 21600 21600" draw:mirror-horizontal="false" draw:mirror-vertical="false" draw:type="rectangle" draw:enhanced-path="M 0 0 L 21600 0 21600 21600 0 21600 0 0 Z N"/>
                </draw:custom-shape>
                <draw:custom-shape draw:style-name="gr382" draw:text-style-name="P14" draw:layer="SharePoint" svg:width="0.536cm" svg:height="0.19cm" svg:x="29.118cm" svg:y="19.44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15" draw:layer="SharePoint" svg:width="0.457cm" svg:height="0.08cm" svg:x="29.159cm" svg:y="19.481cm">
                  <text:p/>
                  <draw:enhanced-geometry svg:viewBox="0 0 21600 21600" draw:mirror-horizontal="false" draw:mirror-vertical="false" draw:type="rectangle" draw:enhanced-path="M 0 0 L 21600 0 21600 21600 0 21600 0 0 Z N"/>
                </draw:custom-shape>
                <draw:custom-shape draw:style-name="gr384" draw:text-style-name="P15" draw:layer="SharePoint" svg:width="0.114cm" svg:height="0.038cm" svg:x="29.502cm" svg:y="19.58cm">
                  <text:p/>
                  <draw:enhanced-geometry svg:viewBox="0 0 21600 21600" draw:mirror-horizontal="false" draw:mirror-vertical="false" draw:type="rectangle" draw:enhanced-path="M 0 0 L 21600 0 21600 21600 0 21600 0 0 Z N"/>
                </draw:custom-shape>
                <draw:custom-shape draw:style-name="gr385" draw:text-style-name="P14" draw:layer="SharePoint" svg:width="0.536cm" svg:height="0.111cm" svg:x="29.121cm" svg:y="19.6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15" draw:layer="SharePoint" svg:width="0.114cm" svg:height="0.038cm" svg:x="29.159cm" svg:y="19.712cm">
                  <text:p/>
                  <draw:enhanced-geometry svg:viewBox="0 0 21600 21600" draw:mirror-horizontal="false" draw:mirror-vertical="false" draw:type="rectangle" draw:enhanced-path="M 0 0 L 21600 0 21600 21600 0 21600 0 0 Z N"/>
                </draw:custom-shape>
                <draw:line draw:style-name="gr387" draw:text-style-name="P16" draw:layer="SharePoint" svg:x1="29.727cm" svg:y1="19.417cm" svg:x2="29.727cm" svg:y2="20.61cm">
                  <text:p/>
                </draw:line>
                <draw:path draw:style-name="gr388" draw:text-style-name="P17" draw:layer="SharePoint" svg:width="0.052cm" svg:height="0.051cm" svg:x="29.559cm" svg:y="19.707cm" svg:viewBox="0 0 53 52" svg:d="M27 0c15 0 26 11 26 26s-11 26-26 26-27-12-27-26 12-26 27-26z">
                  <text:p/>
                </draw:path>
                <draw:g>
                  <draw:custom-shape draw:style-name="gr389" draw:text-style-name="P38" draw:layer="SharePoint" svg:width="0.45cm" svg:height="0.45cm" svg:x="29.152cm" svg:y="20.079cm">
                    <text:p text:style-name="P35"><text:span text:style-name="T11">draw-shapes.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390" draw:text-style-name="P39" draw:layer="SharePoint" svg:width="0.111cm" svg:height="0.1cm" svg:x="29.304cm" svg:y="20.077cm" svg:viewBox="0 0 112 101" draw:points="20,8 47,3 79,0 112,6 107,54 67,79 56,101 41,96 34,72 33,38 20,28 5,33 0,20">
                    <text:p/>
                  </draw:polygon>
                  <draw:polygon draw:style-name="gr391" draw:text-style-name="P39" draw:layer="SharePoint" svg:width="0.025cm" svg:height="0.016cm" svg:x="29.403cm" svg:y="20.146cm" svg:viewBox="0 0 26 17" draw:points="0,5 20,0 26,10 10,17">
                    <text:p/>
                  </draw:polygon>
                  <draw:polygon draw:style-name="gr392" draw:text-style-name="P39" draw:layer="SharePoint" svg:width="0.186cm" svg:height="0.374cm" svg:x="29.418cm" svg:y="20.125cm" svg:viewBox="0 0 187 375" draw:points="100,0 136,36 167,82 182,133 187,179 182,230 167,235 146,179 141,184 165,243 177,240 167,271 141,292 141,317 121,343 75,375 70,358 65,327 75,302 65,276 70,261 49,256 19,261 0,232 3,219 3,199 13,184 24,174 24,164 34,153 43,155 54,148 80,148 80,158 85,164 106,174 106,164 141,169 146,164 146,148 131,153 121,148 121,138 131,133 141,128 146,133 162,133 162,128 152,118 131,112 126,128 126,133 121,138 116,133 111,138 116,143 111,148 100,133 100,128 85,118 80,118 100,138 95,141 90,148 81,145 90,143 90,138 75,123 65,123 59,128 54,133 49,138 44,148 36,150 30,147 25,145 24,138 26,123 44,123 47,114 37,102 70,82 70,67 75,67 78,80 100,77 106,59 121,56 121,51 106,51 100,41 106,29 98,27 90,46 95,56 91,61 86,73 80,72 75,56 65,63 59,56 59,46 85,20 85,5">
                    <text:p/>
                  </draw:polygon>
                  <draw:polygon draw:style-name="gr393" draw:text-style-name="P39" draw:layer="SharePoint" svg:width="0.004cm" svg:height="0.014cm" svg:x="29.489cm" svg:y="20.251cm" svg:viewBox="0 0 5 15" draw:points="0,0 5,0 5,15 0,15 0,10 5,10 0,5">
                    <text:p/>
                  </draw:polygon>
                  <draw:polygon draw:style-name="gr394" draw:text-style-name="P39" draw:layer="SharePoint" svg:width="0.019cm" svg:height="0.04cm" svg:x="29.452cm" svg:y="20.182cm" svg:viewBox="0 0 20 41" draw:points="20,31 0,41 5,20 0,15 0,0 5,0 10,10 12,20">
                    <text:p/>
                  </draw:polygon>
                  <draw:polygon draw:style-name="gr395" draw:text-style-name="P39" draw:layer="SharePoint" svg:width="0.012cm" svg:height="0.019cm" svg:x="29.439cm" svg:y="20.197cm" svg:viewBox="0 0 13 20" draw:points="0,14 6,0 13,5 8,20">
                    <text:p/>
                  </draw:polygon>
                  <draw:polygon draw:style-name="gr396" draw:text-style-name="P39" draw:layer="SharePoint" svg:width="0.06cm" svg:height="0.033cm" svg:x="29.238cm" svg:y="20.092cm" svg:viewBox="0 0 61 34" draw:points="61,0 26,13 0,34 46,28">
                    <text:p/>
                  </draw:polygon>
                  <draw:polygon draw:style-name="gr397" draw:text-style-name="P39" draw:layer="SharePoint" svg:width="0.076cm" svg:height="0.055cm" svg:x="29.243cm" svg:y="20.12cm" svg:viewBox="0 0 77 56" draw:points="0,10 46,0 77,31 61,56 36,51 51,26 41,20 20,20">
                    <text:p/>
                  </draw:polygon>
                  <draw:polygon draw:style-name="gr398" draw:text-style-name="P39" draw:layer="SharePoint" svg:width="0.178cm" svg:height="0.234cm" svg:x="29.152cm" svg:y="20.141cm" svg:viewBox="0 0 179 235" draw:points="116,5 126,5 126,15 85,51 91,61 111,72 111,82 116,82 116,67 121,56 126,36 142,39 145,48 154,42 169,65 179,89 162,92 167,77 136,92 150,89 149,100 157,97 145,111 139,107 117,127 111,143 96,158 98,172 96,179 91,169 88,162 75,160 60,167 50,174 50,189 55,199 65,199 70,189 80,189 72,206 80,205 85,210 85,225 91,230 96,225 101,230 101,235 96,230 86,231 80,225 73,215 60,210 39,204 29,194 14,158 12,165 19,189 8,173 4,153 0,153 4,112 19,67 29,46 50,20 70,26 75,20 91,15 96,5 101,0 106,5 101,10 106,10">
                    <text:p/>
                  </draw:polygon>
                  <draw:polygon draw:style-name="gr399" draw:text-style-name="P39" draw:layer="SharePoint" svg:width="0.035cm" svg:height="0.025cm" svg:x="29.202cm" svg:y="20.136cm" svg:viewBox="0 0 36 26" draw:points="20,0 36,5 36,15 36,20 20,26 10,26 0,26">
                    <text:p/>
                  </draw:polygon>
                  <draw:polygon draw:style-name="gr400" draw:text-style-name="P39" draw:layer="SharePoint" svg:width="0.03cm" svg:height="0.009cm" svg:x="29.238cm" svg:y="20.325cm" svg:viewBox="0 0 31 10" draw:points="0,0 15,0 31,10 20,10 15,5">
                    <text:p/>
                  </draw:polygon>
                  <draw:polygon draw:style-name="gr401" draw:text-style-name="P39" draw:layer="SharePoint" svg:width="0.019cm" svg:height="0.004cm" svg:x="29.265cm" svg:y="20.335cm" svg:viewBox="0 0 20 5" draw:points="5,0 10,0 20,5 0,5">
                    <text:p/>
                  </draw:polygon>
                  <draw:polygon draw:style-name="gr402" draw:text-style-name="P39" draw:layer="SharePoint" svg:width="0.127cm" svg:height="0.157cm" svg:x="29.243cm" svg:y="20.36cm" svg:viewBox="0 0 128 158" draw:points="10,10 20,0 61,10 82,20 87,36 128,56 128,67 112,82 107,108 87,112 87,123 77,138 67,143 56,158 35,149 36,138 31,87 15,77 0,51 0,31 10,15">
                    <text:p/>
                  </draw:polygon>
                  <draw:custom-shape draw:style-name="gr403" draw:text-style-name="P26" draw:layer="SharePoint" svg:width="0.457cm" svg:height="0.457cm" svg:x="29.149cm" svg:y="20.075cm">
                    <text:p/>
                    <draw:enhanced-geometry svg:viewBox="0 0 21600 21600" draw:mirror-horizontal="false" draw:mirror-vertical="false" draw:glue-points="10800 0 3163 3163 0 10800 3163 18437 10800 21600 18437 18437 21600 10800 18437 3163" draw:text-areas="3163 3163 18437 18437" draw:type="ring" draw:modifiers="185.544594322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frame draw:style-name="gr142" draw:text-style-name="P23" draw:layer="SharePoint" svg:width="4.318cm" svg:height="0.569cm" svg:x="27.416cm" svg:y="20.751cm">
                <draw:text-box>
                  <text:p><text:span text:style-name="T1">sp-wfe2</text:span><text:span text:style-name="T2">.ext.company.com</text:span></text:p>
                </draw:text-box>
              </draw:frame>
              <draw:frame draw:style-name="gr116" draw:text-style-name="P25" draw:layer="SharePoint" svg:width="4.699cm" svg:height="0.569cm" svg:x="27.289cm" svg:y="15.925cm">
                <draw:text-box>
                  <text:p><text:span text:style-name="T5">SharePoint Farm</text:span></text:p>
                </draw:text-box>
              </draw:frame>
              <draw:g>
                <svg:title>Application Server</svg:title>
                <svg:desc>www.draw-shapes.de</svg:desc>
                <draw:custom-shape draw:style-name="gr404" draw:text-style-name="P13" draw:layer="SharePoint" svg:width="0.914cm" svg:height="1.6cm" svg:x="37.772cm" svg:y="18.067cm">
                  <draw:glue-point draw:id="10" svg:x="-1.25cm" svg:y="-5cm"/>
                  <draw:glue-point draw:id="11" svg:x="2.5cm" svg:y="-5cm"/>
                  <draw:glue-point draw:id="12" svg:x="3.75cm" svg:y="-5cm"/>
                  <draw:glue-point draw:id="13" svg:x="0cm" svg:y="-5cm"/>
                  <text:p/>
                  <draw:enhanced-geometry svg:viewBox="0 0 21600 21600"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405" draw:text-style-name="P14" draw:layer="SharePoint" svg:width="0.685cm" svg:height="0.115cm" svg:x="37.772cm" svg:y="19.552cm">
                  <text:p/>
                </draw:rect>
                <draw:custom-shape draw:style-name="gr406" draw:text-style-name="P15" draw:layer="SharePoint" svg:width="0.685cm" svg:height="1.37cm" svg:x="37.772cm" svg:y="18.297cm">
                  <draw:glue-point draw:id="4" svg:x="1.673cm" svg:y="5cm"/>
                  <draw:glue-point draw:id="5" svg:x="3.341cm" svg:y="5cm"/>
                  <draw:glue-point draw:id="6" svg:x="-1.663cm" svg:y="5cm"/>
                  <draw:glue-point draw:id="7" svg:x="-3.331cm" svg:y="5cm"/>
                  <text:p/>
                  <draw:enhanced-geometry svg:viewBox="0 0 21600 21600"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7" draw:text-style-name="P13" draw:layer="SharePoint" svg:width="0.457cm" svg:height="0.08cm" svg:x="37.889cm" svg:y="18.448cm">
                  <text:p/>
                  <draw:enhanced-geometry svg:viewBox="0 0 21600 21600" draw:type="rectangle" draw:enhanced-path="M 0 0 L 21600 0 21600 21600 0 21600 0 0 Z N"/>
                </draw:custom-shape>
                <draw:custom-shape draw:style-name="gr408" draw:text-style-name="P13" draw:layer="SharePoint" svg:width="0.114cm" svg:height="0.038cm" svg:x="38.232cm" svg:y="18.547cm">
                  <text:p/>
                  <draw:enhanced-geometry svg:viewBox="0 0 21600 21600" draw:type="rectangle" draw:enhanced-path="M 0 0 L 21600 0 21600 21600 0 21600 0 0 Z N"/>
                </draw:custom-shape>
                <draw:custom-shape draw:style-name="gr409" draw:text-style-name="P14" draw:layer="SharePoint" svg:width="0.536cm" svg:height="0.19cm" svg:x="37.848cm" svg:y="18.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0" draw:text-style-name="P15" draw:layer="SharePoint" svg:width="0.457cm" svg:height="0.08cm" svg:x="37.889cm" svg:y="18.448cm">
                  <text:p/>
                  <draw:enhanced-geometry svg:viewBox="0 0 21600 21600" draw:type="rectangle" draw:enhanced-path="M 0 0 L 21600 0 21600 21600 0 21600 0 0 Z N"/>
                </draw:custom-shape>
                <draw:custom-shape draw:style-name="gr411" draw:text-style-name="P15" draw:layer="SharePoint" svg:width="0.114cm" svg:height="0.038cm" svg:x="38.232cm" svg:y="18.547cm">
                  <text:p/>
                  <draw:enhanced-geometry svg:viewBox="0 0 21600 21600" draw:type="rectangle" draw:enhanced-path="M 0 0 L 21600 0 21600 21600 0 21600 0 0 Z N"/>
                </draw:custom-shape>
                <draw:custom-shape draw:style-name="gr412" draw:text-style-name="P14" draw:layer="SharePoint" svg:width="0.536cm" svg:height="0.11cm" svg:x="37.851cm" svg:y="18.6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3" draw:text-style-name="P15" draw:layer="SharePoint" svg:width="0.115cm" svg:height="0.039cm" svg:x="37.889cm" svg:y="18.678cm">
                  <text:p/>
                  <draw:enhanced-geometry svg:viewBox="0 0 21600 21600" draw:type="rectangle" draw:enhanced-path="M 0 0 L 21600 0 21600 21600 0 21600 0 0 Z N"/>
                </draw:custom-shape>
                <draw:line draw:style-name="gr414" draw:text-style-name="P16" draw:layer="SharePoint" svg:x1="38.458cm" svg:y1="18.384cm" svg:x2="38.458cm" svg:y2="19.577cm">
                  <text:p/>
                </draw:line>
                <draw:path draw:style-name="gr415" draw:text-style-name="P17" draw:layer="SharePoint" svg:width="0.052cm" svg:height="0.051cm" svg:x="38.289cm" svg:y="18.674cm" svg:viewBox="0 0 53 52" svg:d="M26 0c16 0 27 11 27 26s-11 26-27 26c-15 0-26-12-26-26s12-26 26-26z">
                  <text:p/>
                </draw:path>
                <draw:g>
                  <draw:custom-shape draw:style-name="gr416" draw:text-style-name="P36" draw:layer="SharePoint" svg:width="0.457cm" svg:height="0.571cm" svg:x="37.884cm" svg:y="18.981cm">
                    <text:p text:style-name="P35"><text:span text:style-name="T10">www.draw-shapes.de</text:span></text:p>
                    <draw:enhanced-geometry svg:viewBox="0 0 21600 21600" draw:type="rectangle" draw:enhanced-path="M 0 0 L 21600 0 21600 21600 0 21600 0 0 Z N"/>
                  </draw:custom-shape>
                  <draw:g>
                    <draw:custom-shape draw:style-name="gr417" draw:text-style-name="P26" draw:layer="SharePoint" svg:width="0.191cm" svg:height="0.191cm" svg:x="37.953cm" svg:y="19.077cm">
                      <text:p/>
                      <draw:enhanced-geometry svg:viewBox="0 0 21600 21600" draw:mirror-horizontal="false" draw:mirror-vertical="false" draw:glue-points="10800 0 3163 3163 0 10800 3163 18437 10800 21600 18437 18437 21600 10800 18437 3163" draw:text-areas="3163 3163 18437 18437" draw:type="ring" draw:modifiers="8008.665222462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18" draw:text-style-name="P26" draw:layer="SharePoint" svg:width="0.242cm" svg:height="0.241cm" svg:x="37.927cm" svg:y="19.052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9" draw:text-style-name="P26" draw:layer="SharePoint" svg:width="0.243cm" svg:height="0.241cm" draw:transform="rotate (0.785398163397448) translate (37.877cm 19.173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0" draw:text-style-name="P26" draw:layer="SharePoint" svg:width="0.242cm" svg:height="0.242cm" draw:transform="rotate (1.5707963267949) translate (37.927cm 19.293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1" draw:text-style-name="P26" draw:layer="SharePoint" svg:width="0.242cm" svg:height="0.241cm" draw:transform="skewX (0.0041887902047865) rotate (2.35619449019234) translate (38.048cm 19.343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2" draw:text-style-name="P26" draw:layer="SharePoint" svg:width="0.242cm" svg:height="0.241cm" draw:transform="rotate (-3.14159265358979) translate (38.169cm 19.293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3" draw:text-style-name="P26" draw:layer="SharePoint" svg:width="0.242cm" svg:height="0.242cm" draw:transform="rotate (-2.35619449019235) translate (38.219cm 19.172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4" draw:text-style-name="P26" draw:layer="SharePoint" svg:width="0.242cm" svg:height="0.242cm" draw:transform="rotate (-1.5707963267949) translate (38.169cm 19.051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5" draw:text-style-name="P26" draw:layer="SharePoint" svg:width="0.242cm" svg:height="0.242cm" draw:transform="rotate (-0.785398163397449) translate (38.048cm 19.001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426" draw:text-style-name="P15" draw:layer="SharePoint" svg:width="0.191cm" svg:height="0.191cm" svg:x="38.074cm" svg:y="19.263cm">
                      <text:p/>
                      <draw:enhanced-geometry svg:viewBox="0 0 21600 21600" draw:mirror-horizontal="false" draw:mirror-vertical="false" draw:glue-points="10800 0 3163 3163 0 10800 3163 18437 10800 21600 18437 18437 21600 10800 18437 3163" draw:text-areas="3163 3163 18437 18437" draw:type="ring" draw:modifiers="8008.665222462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27" draw:text-style-name="P15" draw:layer="SharePoint" svg:width="0.242cm" svg:height="0.242cm" svg:x="38.048cm" svg:y="19.237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8" draw:text-style-name="P15" draw:layer="SharePoint" svg:width="0.243cm" svg:height="0.241cm" draw:transform="skewX (-0.0041887902047864) rotate (0.785398163397448) translate (37.998cm 19.359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9" draw:text-style-name="P15" draw:layer="SharePoint" svg:width="0.242cm" svg:height="0.242cm" draw:transform="rotate (1.5707963267949) translate (38.048cm 19.479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30" draw:text-style-name="P15" draw:layer="SharePoint" svg:width="0.242cm" svg:height="0.24cm" draw:transform="rotate (2.35619449019234) translate (38.17cm 19.529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31" draw:text-style-name="P15" draw:layer="SharePoint" svg:width="0.242cm" svg:height="0.242cm" draw:transform="rotate (-3.14159265358979) translate (38.29cm 19.479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32" draw:text-style-name="P15" draw:layer="SharePoint" svg:width="0.242cm" svg:height="0.241cm" draw:transform="skewX (0.00418879020478644) rotate (-2.35619449019235) translate (38.34cm 19.358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33" draw:text-style-name="P15" draw:layer="SharePoint" svg:width="0.242cm" svg:height="0.242cm" draw:transform="rotate (-1.5707963267949) translate (38.29cm 19.237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34" draw:text-style-name="P15" draw:layer="SharePoint" svg:width="0.242cm" svg:height="0.241cm" draw:transform="skewX (-0.00418879020478638) rotate (-0.785398163397449) translate (38.169cm 19.187cm)">
                      <text:p/>
                      <draw:enhanced-geometry svg:viewBox="0 0 21600 21600" draw:mirror-horizontal="false" draw:mirror-vertical="false" draw:type="block-arc" draw:modifiers="-100.3423158759 6790.644497160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435" draw:text-style-name="P15" draw:layer="SharePoint" svg:width="0.106cm" svg:height="0.171cm" svg:x="38.184cm" svg:y="19.052cm">
                    <text:p/>
                    <draw:enhanced-geometry svg:viewBox="0 0 21600 21600" draw:mirror-horizontal="false" draw:mirror-vertical="false" draw:type="rectangle" draw:enhanced-path="M 0 0 L 21600 0 21600 21600 0 21600 0 0 Z N"/>
                  </draw:custom-shape>
                  <draw:custom-shape draw:style-name="gr436" draw:text-style-name="P26" draw:layer="SharePoint" svg:width="0.105cm" svg:height="0.171cm" svg:x="37.928cm" svg:y="19.308cm">
                    <text:p/>
                    <draw:enhanced-geometry svg:viewBox="0 0 21600 21600" draw:mirror-horizontal="false" draw:mirror-vertical="false" draw:type="rectangle" draw:enhanced-path="M 0 0 L 21600 0 21600 21600 0 21600 0 0 Z N"/>
                  </draw:custom-shape>
                </draw:g>
              </draw:g>
              <draw:frame draw:style-name="gr142" draw:text-style-name="P23" draw:layer="SharePoint" svg:width="4.318cm" svg:height="0.569cm" svg:x="36.273cm" svg:y="19.733cm">
                <draw:text-box>
                  <text:p><text:span text:style-name="T1">sp-owa</text:span><text:span text:style-name="T2">.ext.company.com</text:span></text:p>
                </draw:text-box>
              </draw:frame>
            </draw:g>
          </draw:g>
        </draw:g>
        <draw:g>
          <draw:path draw:style-name="gr437" draw:text-style-name="P37" draw:layer="Internal Users" svg:width="5.104cm" svg:height="3.862cm" draw:transform="rotate (-1.83137398411765) translate (16.5887982775691cm 4.1746002951201cm)" svg:viewBox="0 0 5105 3863" svg:d="M0 491c214-44 1444-399 1841-489 398-91 3197 3819 3264 3861">
            <text:p/>
          </draw:path>
          <draw:frame draw:style-name="gr438" draw:text-style-name="P41" draw:layer="Internal Users" svg:width="4.405cm" svg:height="0.887cm" draw:transform="rotate (0.374024058702385) translate (12.069cm 6.905cm)">
            <draw:text-box>
              <text:p text:style-name="P40"><text:span text:style-name="T12">https to sp.ext.company.com</text:span></text:p>
              <text:p text:style-name="P40"><text:span text:style-name="T12">Win auth</text:span></text:p>
            </draw:text-box>
          </draw:frame>
          <draw:frame draw:style-name="gr439" draw:text-style-name="P42" draw:layer="Internal Users" svg:width="0.739cm" svg:height="0.954cm" svg:x="15.478cm" svg:y="4.556cm">
            <draw:text-box>
              <text:p><text:span text:style-name="T13">2</text:span></text:p>
            </draw:text-box>
          </draw:frame>
        </draw:g>
        <draw:g>
          <draw:frame draw:style-name="gr440" draw:text-style-name="P44" draw:layer="Internal Users" svg:width="4.405cm" svg:height="0.877cm" draw:transform="rotate (-1.51442219195548) translate (19.021cm 7.223cm)">
            <draw:text-box>
              <text:p text:style-name="P43"><text:span text:style-name="T12">https to sp.ext.company.com</text:span></text:p>
              <text:p text:style-name="P40"><text:span text:style-name="T12">SAML auth</text:span></text:p>
            </draw:text-box>
          </draw:frame>
          <draw:path draw:style-name="gr437" draw:text-style-name="P37" draw:layer="Internal Users" svg:width="12.9cm" svg:height="4.55cm" draw:transform="rotate (-1.83137398411765) translate (21.145021784955cm 5.22042265173096cm)" svg:viewBox="0 0 12901 4551" svg:d="M0 4551c212-51 1309-1007 2192-1636 172-56 9768-3788 10709-2724">
            <text:p/>
          </draw:path>
          <draw:frame draw:style-name="gr439" draw:text-style-name="P42" draw:layer="Internal Users" svg:width="0.739cm" svg:height="0.954cm" svg:x="17.914cm" svg:y="6.523cm">
            <draw:text-box>
              <text:p><text:span text:style-name="T13">3</text:span></text:p>
            </draw:text-box>
          </draw:frame>
        </draw:g>
        <draw:g>
          <draw:path draw:style-name="gr437" draw:text-style-name="P37" draw:layer="Internal Users" svg:width="1.718cm" svg:height="10.314cm" draw:transform="rotate (-1.38736222241029) translate (26.2133927119855cm 17.7305730935741cm)" svg:viewBox="0 0 1719 10315" svg:d="M0 10314c171 139 1648-10279 1719-10314">
            <text:p/>
          </draw:path>
          <draw:frame draw:style-name="gr441" draw:text-style-name="P41" draw:layer="Internal Users" svg:width="4.405cm" svg:height="0.877cm" svg:x="18.145cm" svg:y="19.681cm">
            <draw:text-box>
              <text:p text:style-name="P40"><text:span text:style-name="T12">https to sp.ext.company.com</text:span></text:p>
              <text:p text:style-name="P40"><text:span text:style-name="T12">SAML auth</text:span></text:p>
            </draw:text-box>
          </draw:frame>
          <draw:frame draw:style-name="gr439" draw:text-style-name="P45" draw:layer="Internal Users" svg:width="0.739cm" svg:height="0.954cm" svg:x="17.51cm" svg:y="19.731cm">
            <draw:text-box>
              <text:p text:style-name="P43"><text:span text:style-name="T14">4</text:span></text:p>
            </draw:text-box>
          </draw:frame>
        </draw:g>
        <draw:g>
          <draw:polyline draw:style-name="gr115" draw:text-style-name="P2" draw:layer="ADFS" svg:width="1.65cm" svg:height="2.666cm" svg:x="15.933cm" svg:y="16.678cm" svg:viewBox="0 0 1651 2667" draw:points="0,0 1651,0 1651,2667 0,2667">
            <text:p/>
          </draw:polyline>
          <draw:g>
            <draw:g>
              <svg:title>SSL encrypted Server</svg:title>
              <svg:desc>www.draw-shapes.de</svg:desc>
              <draw:custom-shape draw:style-name="gr442" draw:text-style-name="P13" draw:layer="ADFS" svg:width="0.911cm" svg:height="1.594cm" svg:x="15.022cm" svg:y="16.17cm">
                <draw:glue-point draw:id="10" svg:x="-1.25cm" svg:y="-5cm"/>
                <draw:glue-point draw:id="11" svg:x="2.5cm" svg:y="-5cm"/>
                <draw:glue-point draw:id="12" svg:x="3.75cm" svg:y="-5cm"/>
                <draw:glue-point draw:id="13" svg:x="0cm" svg:y="-5cm"/>
                <text:p/>
                <draw:enhanced-geometry svg:viewBox="0 0 21600 21600"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443" draw:text-style-name="P14" draw:layer="ADFS" svg:width="0.683cm" svg:height="0.114cm" svg:x="15.022cm" svg:y="17.65cm">
                <text:p/>
              </draw:rect>
              <draw:custom-shape draw:style-name="gr444" draw:text-style-name="P15" draw:layer="ADFS" svg:width="0.683cm" svg:height="1.365cm" svg:x="15.022cm" svg:y="16.399cm">
                <draw:glue-point draw:id="4" svg:x="1.673cm" svg:y="5cm"/>
                <draw:glue-point draw:id="5" svg:x="3.341cm" svg:y="5cm"/>
                <draw:glue-point draw:id="6" svg:x="-1.663cm" svg:y="5cm"/>
                <draw:glue-point draw:id="7" svg:x="-3.331cm" svg:y="5cm"/>
                <text:p/>
                <draw:enhanced-geometry svg:viewBox="0 0 21600 21600"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13" draw:layer="ADFS" svg:width="0.455cm" svg:height="0.08cm" svg:x="15.139cm" svg:y="16.55cm">
                <text:p/>
                <draw:enhanced-geometry svg:viewBox="0 0 21600 21600" draw:type="rectangle" draw:enhanced-path="M 0 0 L 21600 0 21600 21600 0 21600 0 0 Z N"/>
              </draw:custom-shape>
              <draw:custom-shape draw:style-name="gr446" draw:text-style-name="P13" draw:layer="ADFS" svg:width="0.113cm" svg:height="0.038cm" svg:x="15.481cm" svg:y="16.648cm">
                <text:p/>
                <draw:enhanced-geometry svg:viewBox="0 0 21600 21600" draw:type="rectangle" draw:enhanced-path="M 0 0 L 21600 0 21600 21600 0 21600 0 0 Z N"/>
              </draw:custom-shape>
              <draw:custom-shape draw:style-name="gr447" draw:text-style-name="P14" draw:layer="ADFS" svg:width="0.535cm" svg:height="0.19cm" svg:x="15.098cm" svg:y="16.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15" draw:layer="ADFS" svg:width="0.455cm" svg:height="0.08cm" svg:x="15.139cm" svg:y="16.55cm">
                <text:p/>
                <draw:enhanced-geometry svg:viewBox="0 0 21600 21600" draw:type="rectangle" draw:enhanced-path="M 0 0 L 21600 0 21600 21600 0 21600 0 0 Z N"/>
              </draw:custom-shape>
              <draw:custom-shape draw:style-name="gr449" draw:text-style-name="P15" draw:layer="ADFS" svg:width="0.113cm" svg:height="0.038cm" svg:x="15.481cm" svg:y="16.648cm">
                <text:p/>
                <draw:enhanced-geometry svg:viewBox="0 0 21600 21600" draw:type="rectangle" draw:enhanced-path="M 0 0 L 21600 0 21600 21600 0 21600 0 0 Z N"/>
              </draw:custom-shape>
              <draw:custom-shape draw:style-name="gr450" draw:text-style-name="P14" draw:layer="ADFS" svg:width="0.534cm" svg:height="0.11cm" svg:x="15.101cm" svg:y="16.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15" draw:layer="ADFS" svg:width="0.114cm" svg:height="0.038cm" svg:x="15.139cm" svg:y="16.779cm">
                <text:p/>
                <draw:enhanced-geometry svg:viewBox="0 0 21600 21600" draw:type="rectangle" draw:enhanced-path="M 0 0 L 21600 0 21600 21600 0 21600 0 0 Z N"/>
              </draw:custom-shape>
              <draw:line draw:style-name="gr452" draw:text-style-name="P16" draw:layer="ADFS" svg:x1="15.705cm" svg:y1="16.486cm" svg:x2="15.705cm" svg:y2="17.675cm">
                <text:p/>
              </draw:line>
              <draw:path draw:style-name="gr453" draw:text-style-name="P17" draw:layer="ADFS" svg:width="0.052cm" svg:height="0.051cm" svg:x="15.537cm" svg:y="16.774cm" svg:viewBox="0 0 53 52" svg:d="M26 0c15 0 27 11 27 26 0 14-12 26-27 26s-26-12-26-26c0-15 11-26 26-26z">
                <text:p/>
              </draw:path>
              <draw:g>
                <draw:custom-shape draw:style-name="gr454" draw:text-style-name="P18" draw:layer="ADFS" svg:width="0.281cm" svg:height="0.252cm" svg:x="15.155cm" svg:y="17.27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55" draw:text-style-name="P13" draw:layer="ADFS" svg:width="0.193cm" svg:height="0.187cm" svg:x="15.199cm" svg:y="17.119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56" draw:text-style-name="P13" draw:layer="ADFS" svg:width="0.033cm" svg:height="0.079cm" svg:x="15.199cm" svg:y="17.211cm">
                  <text:p/>
                  <draw:enhanced-geometry svg:viewBox="0 0 21600 21600" draw:type="rectangle" draw:enhanced-path="M 0 0 L 21600 0 21600 21600 0 21600 0 0 Z N"/>
                </draw:custom-shape>
                <draw:custom-shape draw:style-name="gr457" draw:text-style-name="P13" draw:layer="ADFS" svg:width="0.033cm" svg:height="0.015cm" svg:x="15.199cm" svg:y="17.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8" draw:text-style-name="P13" draw:layer="ADFS" svg:width="0.033cm" svg:height="0.079cm" svg:x="15.359cm" svg:y="17.211cm">
                  <text:p/>
                  <draw:enhanced-geometry svg:viewBox="0 0 21600 21600" draw:type="rectangle" draw:enhanced-path="M 0 0 L 21600 0 21600 21600 0 21600 0 0 Z N"/>
                </draw:custom-shape>
                <draw:custom-shape draw:style-name="gr459" draw:text-style-name="P13" draw:layer="ADFS" svg:width="0.033cm" svg:height="0.015cm" svg:x="15.359cm" svg:y="17.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60" draw:text-style-name="P13" draw:layer="ADFS" svg:width="0.032cm" svg:height="0.095cm" svg:x="15.2cm" svg:y="17.196cm">
                  <text:p/>
                </draw:rect>
                <draw:rect draw:style-name="gr461" draw:text-style-name="P13" draw:layer="ADFS" svg:width="0.032cm" svg:height="0.095cm" svg:x="15.359cm" svg:y="17.196cm">
                  <text:p/>
                </draw:rect>
                <draw:g>
                  <draw:rect draw:style-name="gr462" draw:text-style-name="P19" draw:layer="ADFS" svg:width="0.316cm" svg:height="0.211cm" svg:x="15.275cm" svg:y="17.394cm">
                    <text:p/>
                  </draw:rect>
                  <draw:rect draw:style-name="gr463" draw:text-style-name="P20" draw:layer="ADFS" svg:width="0.132cm" svg:height="0.008cm" svg:x="15.363cm" svg:y="17.509cm">
                    <text:p/>
                  </draw:rect>
                  <draw:rect draw:style-name="gr464" draw:text-style-name="P20" draw:layer="ADFS" svg:width="0.15cm" svg:height="0.009cm" svg:x="15.354cm" svg:y="17.488cm">
                    <text:p/>
                  </draw:rect>
                  <draw:rect draw:style-name="gr465" draw:text-style-name="P20" draw:layer="ADFS" svg:width="0.15cm" svg:height="0.009cm" svg:x="15.354cm" svg:y="17.468cm">
                    <text:p/>
                  </draw:rect>
                  <draw:rect draw:style-name="gr466" draw:text-style-name="P20" draw:layer="ADFS" svg:width="0.132cm" svg:height="0.009cm" svg:x="15.363cm" svg:y="17.447cm">
                    <text:p/>
                  </draw:rect>
                  <draw:custom-shape draw:style-name="gr467" draw:text-style-name="P21" draw:layer="ADFS" svg:width="0.07cm" svg:height="0.07cm" svg:x="15.275cm" svg:y="17.53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68" draw:text-style-name="P21" draw:layer="ADFS" svg:width="0.071cm" svg:height="0.07cm" draw:transform="rotate (-1.5707963267949) translate (15.345cm 17.394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69" draw:text-style-name="P21" draw:layer="ADFS" svg:width="0.071cm" svg:height="0.07cm" draw:transform="rotate (-1.5707963267949) translate (15.591cm 17.394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custom-shape draw:style-name="gr470" draw:text-style-name="P21" draw:layer="ADFS" svg:width="0.316cm" svg:height="0.009cm" svg:x="15.275cm" svg:y="17.394cm">
                    <text:p/>
                    <draw:enhanced-geometry svg:viewBox="0 0 21600 21600" draw:mirror-horizontal="false" draw:mirror-vertical="false" draw:type="rectangle" draw:enhanced-path="M 0 0 L 21600 0 21600 21600 0 21600 0 0 Z N"/>
                  </draw:custom-shape>
                  <draw:custom-shape draw:style-name="gr471" draw:text-style-name="P21" draw:layer="ADFS" svg:width="0.316cm" svg:height="0.008cm" svg:x="15.275cm" svg:y="17.597cm">
                    <text:p/>
                    <draw:enhanced-geometry svg:viewBox="0 0 21600 21600" draw:mirror-horizontal="false" draw:mirror-vertical="false" draw:type="rectangle" draw:enhanced-path="M 0 0 L 21600 0 21600 21600 0 21600 0 0 Z N"/>
                  </draw:custom-shape>
                  <draw:custom-shape draw:style-name="gr472" draw:text-style-name="P21" draw:layer="ADFS" svg:width="0.011cm" svg:height="0.211cm" svg:x="15.273cm" svg:y="17.394cm">
                    <text:p/>
                    <draw:enhanced-geometry svg:viewBox="0 0 21600 21600" draw:mirror-horizontal="false" draw:mirror-vertical="false" draw:type="rectangle" draw:enhanced-path="M 0 0 L 21600 0 21600 21600 0 21600 0 0 Z N"/>
                  </draw:custom-shape>
                  <draw:custom-shape draw:style-name="gr473" draw:text-style-name="P21" draw:layer="ADFS" svg:width="0.008cm" svg:height="0.211cm" svg:x="15.583cm" svg:y="17.394cm">
                    <text:p/>
                    <draw:enhanced-geometry svg:viewBox="0 0 21600 21600" draw:mirror-horizontal="false" draw:mirror-vertical="false" draw:type="rectangle" draw:enhanced-path="M 0 0 L 21600 0 21600 21600 0 21600 0 0 Z N"/>
                  </draw:custom-shape>
                  <draw:custom-shape draw:style-name="gr474" draw:text-style-name="P21" draw:layer="ADFS" svg:width="0.07cm" svg:height="0.07cm" svg:x="15.515cm" svg:y="17.535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rect draw:style-name="gr475" draw:text-style-name="P20" draw:layer="ADFS" svg:width="0.062cm" svg:height="0.012cm" svg:x="15.363cm" svg:y="17.54cm">
                    <text:p/>
                  </draw:rect>
                  <draw:custom-shape draw:style-name="gr476" draw:text-style-name="P22" draw:layer="ADFS" svg:width="0.062cm" svg:height="0.062cm" svg:x="15.486cm" svg:y="17.5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7" draw:text-style-name="P22" draw:layer="ADFS" svg:width="0.044cm" svg:height="0.071cm" svg:x="15.486cm" svg:y="17.552cm">
                    <text:p/>
                    <draw:enhanced-geometry svg:viewBox="0 0 21600 21600" draw:mirror-horizontal="false" draw:mirror-vertical="false" draw:glue-points="?f6 0 10800 ?f8 ?f11 10800 ?f9 21600 10800 ?f10 ?f5 10800" draw:text-areas="?f3 ?f3 ?f4 ?f4" draw:type="parallelogram" draw:modifiers="11220.779220779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78" draw:text-style-name="P22" draw:layer="ADFS" svg:width="0.044cm" svg:height="0.071cm" svg:x="15.51cm" svg:y="17.561cm">
                    <text:p/>
                    <draw:enhanced-geometry svg:viewBox="0 0 21600 21600" draw:mirror-horizontal="true" draw:mirror-vertical="false" draw:glue-points="?f6 0 10800 ?f8 ?f11 10800 ?f9 21600 10800 ?f10 ?f5 10800" draw:text-areas="?f3 ?f3 ?f4 ?f4" draw:type="parallelogram" draw:modifiers="11220.779220779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frame draw:style-name="gr77" draw:text-style-name="P23" draw:layer="ADFS" svg:width="3.683cm" svg:height="0.887cm" svg:x="13.647cm" svg:y="17.639cm">
              <draw:text-box>
                <text:p><text:span text:style-name="T1">wap1</text:span><text:span text:style-name="T2">.ext.company.com</text:span></text:p>
              </draw:text-box>
            </draw:frame>
          </draw:g>
          <draw:g>
            <draw:g>
              <svg:title>SSL encrypted Server</svg:title>
              <svg:desc>www.draw-shapes.de</svg:desc>
              <draw:custom-shape draw:style-name="gr479" draw:text-style-name="P13" draw:layer="ADFS" svg:width="0.911cm" svg:height="1.594cm" svg:x="15.022cm" svg:y="18.272cm">
                <draw:glue-point draw:id="10" svg:x="-1.25cm" svg:y="-5cm"/>
                <draw:glue-point draw:id="11" svg:x="2.5cm" svg:y="-5cm"/>
                <draw:glue-point draw:id="12" svg:x="3.75cm" svg:y="-5cm"/>
                <draw:glue-point draw:id="13" svg:x="0cm" svg:y="-5cm"/>
                <text:p/>
                <draw:enhanced-geometry svg:viewBox="0 0 21600 21600"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480" draw:text-style-name="P14" draw:layer="ADFS" svg:width="0.683cm" svg:height="0.114cm" svg:x="15.022cm" svg:y="19.752cm">
                <text:p/>
              </draw:rect>
              <draw:custom-shape draw:style-name="gr481" draw:text-style-name="P15" draw:layer="ADFS" svg:width="0.683cm" svg:height="1.365cm" svg:x="15.022cm" svg:y="18.501cm">
                <draw:glue-point draw:id="4" svg:x="1.673cm" svg:y="5cm"/>
                <draw:glue-point draw:id="5" svg:x="3.341cm" svg:y="5cm"/>
                <draw:glue-point draw:id="6" svg:x="-1.663cm" svg:y="5cm"/>
                <draw:glue-point draw:id="7" svg:x="-3.331cm" svg:y="5cm"/>
                <text:p/>
                <draw:enhanced-geometry svg:viewBox="0 0 21600 21600"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13" draw:layer="ADFS" svg:width="0.455cm" svg:height="0.08cm" svg:x="15.139cm" svg:y="18.652cm">
                <text:p/>
                <draw:enhanced-geometry svg:viewBox="0 0 21600 21600" draw:type="rectangle" draw:enhanced-path="M 0 0 L 21600 0 21600 21600 0 21600 0 0 Z N"/>
              </draw:custom-shape>
              <draw:custom-shape draw:style-name="gr483" draw:text-style-name="P13" draw:layer="ADFS" svg:width="0.113cm" svg:height="0.038cm" svg:x="15.481cm" svg:y="18.75cm">
                <text:p/>
                <draw:enhanced-geometry svg:viewBox="0 0 21600 21600" draw:type="rectangle" draw:enhanced-path="M 0 0 L 21600 0 21600 21600 0 21600 0 0 Z N"/>
              </draw:custom-shape>
              <draw:custom-shape draw:style-name="gr484" draw:text-style-name="P14" draw:layer="ADFS" svg:width="0.535cm" svg:height="0.19cm" svg:x="15.098cm" svg:y="18.6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5" draw:text-style-name="P15" draw:layer="ADFS" svg:width="0.455cm" svg:height="0.08cm" svg:x="15.139cm" svg:y="18.652cm">
                <text:p/>
                <draw:enhanced-geometry svg:viewBox="0 0 21600 21600" draw:type="rectangle" draw:enhanced-path="M 0 0 L 21600 0 21600 21600 0 21600 0 0 Z N"/>
              </draw:custom-shape>
              <draw:custom-shape draw:style-name="gr486" draw:text-style-name="P15" draw:layer="ADFS" svg:width="0.113cm" svg:height="0.038cm" svg:x="15.481cm" svg:y="18.75cm">
                <text:p/>
                <draw:enhanced-geometry svg:viewBox="0 0 21600 21600" draw:type="rectangle" draw:enhanced-path="M 0 0 L 21600 0 21600 21600 0 21600 0 0 Z N"/>
              </draw:custom-shape>
              <draw:custom-shape draw:style-name="gr487" draw:text-style-name="P14" draw:layer="ADFS" svg:width="0.534cm" svg:height="0.11cm" svg:x="15.101cm" svg:y="18.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15" draw:layer="ADFS" svg:width="0.114cm" svg:height="0.038cm" svg:x="15.139cm" svg:y="18.881cm">
                <text:p/>
                <draw:enhanced-geometry svg:viewBox="0 0 21600 21600" draw:type="rectangle" draw:enhanced-path="M 0 0 L 21600 0 21600 21600 0 21600 0 0 Z N"/>
              </draw:custom-shape>
              <draw:line draw:style-name="gr489" draw:text-style-name="P16" draw:layer="ADFS" svg:x1="15.705cm" svg:y1="18.588cm" svg:x2="15.705cm" svg:y2="19.777cm">
                <text:p/>
              </draw:line>
              <draw:path draw:style-name="gr490" draw:text-style-name="P17" draw:layer="ADFS" svg:width="0.052cm" svg:height="0.051cm" svg:x="15.537cm" svg:y="18.876cm" svg:viewBox="0 0 53 52" svg:d="M26 0c15 0 27 11 27 26 0 14-12 26-27 26s-26-12-26-26c0-15 11-26 26-26z">
                <text:p/>
              </draw:path>
              <draw:g>
                <draw:custom-shape draw:style-name="gr491" draw:text-style-name="P18" draw:layer="ADFS" svg:width="0.281cm" svg:height="0.252cm" svg:x="15.155cm" svg:y="19.372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2" draw:text-style-name="P13" draw:layer="ADFS" svg:width="0.193cm" svg:height="0.187cm" svg:x="15.199cm" svg:y="19.221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3" draw:text-style-name="P13" draw:layer="ADFS" svg:width="0.033cm" svg:height="0.079cm" svg:x="15.199cm" svg:y="19.313cm">
                  <text:p/>
                  <draw:enhanced-geometry svg:viewBox="0 0 21600 21600" draw:type="rectangle" draw:enhanced-path="M 0 0 L 21600 0 21600 21600 0 21600 0 0 Z N"/>
                </draw:custom-shape>
                <draw:custom-shape draw:style-name="gr494" draw:text-style-name="P13" draw:layer="ADFS" svg:width="0.033cm" svg:height="0.015cm" svg:x="15.199cm" svg:y="19.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13" draw:layer="ADFS" svg:width="0.033cm" svg:height="0.079cm" svg:x="15.359cm" svg:y="19.313cm">
                  <text:p/>
                  <draw:enhanced-geometry svg:viewBox="0 0 21600 21600" draw:type="rectangle" draw:enhanced-path="M 0 0 L 21600 0 21600 21600 0 21600 0 0 Z N"/>
                </draw:custom-shape>
                <draw:custom-shape draw:style-name="gr496" draw:text-style-name="P13" draw:layer="ADFS" svg:width="0.033cm" svg:height="0.015cm" svg:x="15.359cm" svg:y="19.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97" draw:text-style-name="P13" draw:layer="ADFS" svg:width="0.032cm" svg:height="0.095cm" svg:x="15.2cm" svg:y="19.298cm">
                  <text:p/>
                </draw:rect>
                <draw:rect draw:style-name="gr498" draw:text-style-name="P13" draw:layer="ADFS" svg:width="0.032cm" svg:height="0.095cm" svg:x="15.359cm" svg:y="19.298cm">
                  <text:p/>
                </draw:rect>
                <draw:g>
                  <draw:rect draw:style-name="gr499" draw:text-style-name="P19" draw:layer="ADFS" svg:width="0.316cm" svg:height="0.211cm" svg:x="15.275cm" svg:y="19.496cm">
                    <text:p/>
                  </draw:rect>
                  <draw:rect draw:style-name="gr500" draw:text-style-name="P20" draw:layer="ADFS" svg:width="0.132cm" svg:height="0.008cm" svg:x="15.363cm" svg:y="19.611cm">
                    <text:p/>
                  </draw:rect>
                  <draw:rect draw:style-name="gr501" draw:text-style-name="P20" draw:layer="ADFS" svg:width="0.15cm" svg:height="0.009cm" svg:x="15.354cm" svg:y="19.59cm">
                    <text:p/>
                  </draw:rect>
                  <draw:rect draw:style-name="gr502" draw:text-style-name="P20" draw:layer="ADFS" svg:width="0.15cm" svg:height="0.009cm" svg:x="15.354cm" svg:y="19.57cm">
                    <text:p/>
                  </draw:rect>
                  <draw:rect draw:style-name="gr503" draw:text-style-name="P20" draw:layer="ADFS" svg:width="0.132cm" svg:height="0.009cm" svg:x="15.363cm" svg:y="19.549cm">
                    <text:p/>
                  </draw:rect>
                  <draw:custom-shape draw:style-name="gr504" draw:text-style-name="P21" draw:layer="ADFS" svg:width="0.07cm" svg:height="0.07cm" svg:x="15.275cm" svg:y="19.63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05" draw:text-style-name="P21" draw:layer="ADFS" svg:width="0.071cm" svg:height="0.07cm" draw:transform="rotate (-1.5707963267949) translate (15.345cm 19.496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06" draw:text-style-name="P21" draw:layer="ADFS" svg:width="0.071cm" svg:height="0.07cm" draw:transform="rotate (-1.5707963267949) translate (15.591cm 19.496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custom-shape draw:style-name="gr507" draw:text-style-name="P21" draw:layer="ADFS" svg:width="0.316cm" svg:height="0.009cm" svg:x="15.275cm" svg:y="19.496cm">
                    <text:p/>
                    <draw:enhanced-geometry svg:viewBox="0 0 21600 21600" draw:mirror-horizontal="false" draw:mirror-vertical="false" draw:type="rectangle" draw:enhanced-path="M 0 0 L 21600 0 21600 21600 0 21600 0 0 Z N"/>
                  </draw:custom-shape>
                  <draw:custom-shape draw:style-name="gr508" draw:text-style-name="P21" draw:layer="ADFS" svg:width="0.316cm" svg:height="0.008cm" svg:x="15.275cm" svg:y="19.699cm">
                    <text:p/>
                    <draw:enhanced-geometry svg:viewBox="0 0 21600 21600" draw:mirror-horizontal="false" draw:mirror-vertical="false" draw:type="rectangle" draw:enhanced-path="M 0 0 L 21600 0 21600 21600 0 21600 0 0 Z N"/>
                  </draw:custom-shape>
                  <draw:custom-shape draw:style-name="gr509" draw:text-style-name="P21" draw:layer="ADFS" svg:width="0.011cm" svg:height="0.211cm" svg:x="15.273cm" svg:y="19.496cm">
                    <text:p/>
                    <draw:enhanced-geometry svg:viewBox="0 0 21600 21600" draw:mirror-horizontal="false" draw:mirror-vertical="false" draw:type="rectangle" draw:enhanced-path="M 0 0 L 21600 0 21600 21600 0 21600 0 0 Z N"/>
                  </draw:custom-shape>
                  <draw:custom-shape draw:style-name="gr510" draw:text-style-name="P21" draw:layer="ADFS" svg:width="0.008cm" svg:height="0.211cm" svg:x="15.583cm" svg:y="19.496cm">
                    <text:p/>
                    <draw:enhanced-geometry svg:viewBox="0 0 21600 21600" draw:mirror-horizontal="false" draw:mirror-vertical="false" draw:type="rectangle" draw:enhanced-path="M 0 0 L 21600 0 21600 21600 0 21600 0 0 Z N"/>
                  </draw:custom-shape>
                  <draw:custom-shape draw:style-name="gr511" draw:text-style-name="P21" draw:layer="ADFS" svg:width="0.07cm" svg:height="0.07cm" svg:x="15.515cm" svg:y="19.637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rect draw:style-name="gr512" draw:text-style-name="P20" draw:layer="ADFS" svg:width="0.062cm" svg:height="0.012cm" svg:x="15.363cm" svg:y="19.642cm">
                    <text:p/>
                  </draw:rect>
                  <draw:custom-shape draw:style-name="gr513" draw:text-style-name="P22" draw:layer="ADFS" svg:width="0.062cm" svg:height="0.062cm" svg:x="15.486cm" svg:y="19.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4" draw:text-style-name="P22" draw:layer="ADFS" svg:width="0.044cm" svg:height="0.071cm" svg:x="15.486cm" svg:y="19.654cm">
                    <text:p/>
                    <draw:enhanced-geometry svg:viewBox="0 0 21600 21600" draw:mirror-horizontal="false" draw:mirror-vertical="false" draw:glue-points="?f6 0 10800 ?f8 ?f11 10800 ?f9 21600 10800 ?f10 ?f5 10800" draw:text-areas="?f3 ?f3 ?f4 ?f4" draw:type="parallelogram" draw:modifiers="11220.779220779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15" draw:text-style-name="P22" draw:layer="ADFS" svg:width="0.044cm" svg:height="0.071cm" svg:x="15.51cm" svg:y="19.663cm">
                    <text:p/>
                    <draw:enhanced-geometry svg:viewBox="0 0 21600 21600" draw:mirror-horizontal="true" draw:mirror-vertical="false" draw:glue-points="?f6 0 10800 ?f8 ?f11 10800 ?f9 21600 10800 ?f10 ?f5 10800" draw:text-areas="?f3 ?f3 ?f4 ?f4" draw:type="parallelogram" draw:modifiers="11220.779220779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frame draw:style-name="gr77" draw:text-style-name="P23" draw:layer="ADFS" svg:width="3.683cm" svg:height="0.887cm" svg:x="13.647cm" svg:y="19.798cm">
              <draw:text-box>
                <text:p><text:span text:style-name="T1">wap2</text:span><text:span text:style-name="T2">.ext.company.com</text:span></text:p>
              </draw:text-box>
            </draw:frame>
          </draw:g>
          <draw:custom-shape draw:style-name="gr39" draw:text-style-name="P12" draw:layer="ADFS" svg:width="0.254cm" svg:height="0.254cm" svg:x="17.457cm" svg:y="17.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6" draw:text-style-name="P25" draw:layer="ADFS" svg:width="2.667cm" svg:height="0.569cm" svg:x="14.282cm" svg:y="15.535cm">
            <draw:text-box>
              <text:p><text:span text:style-name="T5">WAP Servers</text:span></text:p>
            </draw:text-box>
          </draw:frame>
          <draw:frame draw:style-name="gr516" draw:text-style-name="P46" draw:layer="ADFS" svg:width="3.609cm" svg:height="0.569cm" svg:x="17.457cm" svg:y="17.891cm">
            <draw:text-box>
              <text:p><text:span text:style-name="T15">Load-balanced VIP</text:span></text:p>
            </draw:text-box>
          </draw:frame>
        </draw:g>
        <draw:g>
          <draw:path draw:style-name="gr517" draw:text-style-name="P37" draw:layer="External Users" svg:width="12.892cm" svg:height="4.766cm" draw:transform="rotate (-2.03453030904979) translate (27.7947826888078cm 8.36491852969071cm)" svg:viewBox="0 0 12893 4767" svg:d="M0 282c1778-47 4756-676 6872 113 3528 1314 5882 4326 6021 4372">
            <text:p/>
          </draw:path>
          <draw:frame draw:style-name="gr518" draw:text-style-name="P49" draw:layer="External Users" svg:width="4.498cm" svg:height="0.877cm" svg:x="27.035cm" svg:y="9.382cm">
            <draw:text-box>
              <text:p text:style-name="P47"><text:span text:style-name="T16">https to fba.ext.company.com</text:span></text:p>
              <text:p text:style-name="P48"><text:span text:style-name="T16">Form auth</text:span></text:p>
            </draw:text-box>
          </draw:frame>
          <draw:frame draw:style-name="gr439" draw:text-style-name="P50" draw:layer="External Users" svg:width="0.739cm" svg:height="0.954cm" svg:x="27.566cm" svg:y="8.747cm">
            <draw:text-box>
              <text:p><text:span text:style-name="T17">1</text:span></text:p>
            </draw:text-box>
          </draw:frame>
        </draw:g>
        <draw:g>
          <draw:path draw:style-name="gr517" draw:text-style-name="P37" draw:layer="External Users" svg:width="10.694cm" svg:height="0.633cm" draw:transform="rotate (-0.0713839664065692) translate (16.0312041667062cm 16.3698222010785cm)" svg:viewBox="0 0 10695 634" svg:d="M0 634c1131-208 3924-634 5302-634 1471 0 1403 27 5393 633">
            <text:p/>
          </draw:path>
          <draw:frame draw:style-name="gr518" draw:text-style-name="P49" draw:layer="External Users" svg:width="4.498cm" svg:height="0.877cm" svg:x="22.209cm" svg:y="16.24cm">
            <draw:text-box>
              <text:p text:style-name="P47"><text:span text:style-name="T16">https to fba.ext.company.com</text:span></text:p>
              <text:p text:style-name="P48"><text:span text:style-name="T16">Form auth</text:span></text:p>
            </draw:text-box>
          </draw:frame>
          <draw:frame draw:style-name="gr439" draw:text-style-name="P50" draw:layer="External Users" svg:width="0.739cm" svg:height="0.954cm" svg:x="25.153cm" svg:y="16.81cm">
            <draw:text-box>
              <text:p><text:span text:style-name="T17">2</text:span></text:p>
            </draw:text-box>
          </draw:frame>
        </draw:g>
        <draw:g>
          <draw:g>
            <draw:custom-shape draw:style-name="gr519" draw:text-style-name="P51" draw:layer="SQL Servers" svg:width="7.493cm" svg:height="5.334cm" svg:x="30.337cm" svg:y="23.032cm">
              <text:p/>
              <draw:enhanced-geometry svg:viewBox="0 0 21600 21600" draw:type="rectangle" draw:enhanced-path="M 0 0 L 21600 0 21600 21600 0 21600 0 0 Z N"/>
            </draw:custom-shape>
            <draw:g>
              <draw:g>
                <svg:title>Database Server</svg:title>
                <svg:desc>www.draw-shapes.de</svg:desc>
                <draw:custom-shape draw:style-name="gr520" draw:text-style-name="P13" draw:layer="SQL Servers" svg:width="0.914cm" svg:height="1.6cm" svg:x="35.265cm" svg:y="23.464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521" draw:text-style-name="P14" draw:layer="SQL Servers" svg:width="0.685cm" svg:height="0.114cm" svg:x="35.265cm" svg:y="24.95cm">
                  <text:p/>
                </draw:rect>
                <draw:custom-shape draw:style-name="gr522" draw:text-style-name="P15" draw:layer="SQL Servers" svg:width="0.685cm" svg:height="1.37cm" svg:x="35.265cm" svg:y="23.694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13" draw:layer="SQL Servers" svg:width="0.457cm" svg:height="0.08cm" svg:x="35.382cm" svg:y="23.845cm">
                  <text:p/>
                  <draw:enhanced-geometry svg:viewBox="0 0 21600 21600" draw:mirror-horizontal="false" draw:mirror-vertical="false" draw:type="rectangle" draw:enhanced-path="M 0 0 L 21600 0 21600 21600 0 21600 0 0 Z N"/>
                </draw:custom-shape>
                <draw:custom-shape draw:style-name="gr524" draw:text-style-name="P13" draw:layer="SQL Servers" svg:width="0.114cm" svg:height="0.038cm" svg:x="35.725cm" svg:y="23.944cm">
                  <text:p/>
                  <draw:enhanced-geometry svg:viewBox="0 0 21600 21600" draw:mirror-horizontal="false" draw:mirror-vertical="false" draw:type="rectangle" draw:enhanced-path="M 0 0 L 21600 0 21600 21600 0 21600 0 0 Z N"/>
                </draw:custom-shape>
                <draw:custom-shape draw:style-name="gr525" draw:text-style-name="P14" draw:layer="SQL Servers" svg:width="0.536cm" svg:height="0.19cm" svg:x="35.341cm" svg:y="23.8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15" draw:layer="SQL Servers" svg:width="0.457cm" svg:height="0.08cm" svg:x="35.382cm" svg:y="23.845cm">
                  <text:p/>
                  <draw:enhanced-geometry svg:viewBox="0 0 21600 21600" draw:mirror-horizontal="false" draw:mirror-vertical="false" draw:type="rectangle" draw:enhanced-path="M 0 0 L 21600 0 21600 21600 0 21600 0 0 Z N"/>
                </draw:custom-shape>
                <draw:custom-shape draw:style-name="gr527" draw:text-style-name="P15" draw:layer="SQL Servers" svg:width="0.114cm" svg:height="0.038cm" svg:x="35.725cm" svg:y="23.944cm">
                  <text:p/>
                  <draw:enhanced-geometry svg:viewBox="0 0 21600 21600" draw:mirror-horizontal="false" draw:mirror-vertical="false" draw:type="rectangle" draw:enhanced-path="M 0 0 L 21600 0 21600 21600 0 21600 0 0 Z N"/>
                </draw:custom-shape>
                <draw:custom-shape draw:style-name="gr528" draw:text-style-name="P14" draw:layer="SQL Servers" svg:width="0.536cm" svg:height="0.111cm" svg:x="35.344cm" svg:y="24.0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15" draw:layer="SQL Servers" svg:width="0.115cm" svg:height="0.039cm" svg:x="35.382cm" svg:y="24.075cm">
                  <text:p/>
                  <draw:enhanced-geometry svg:viewBox="0 0 21600 21600" draw:mirror-horizontal="false" draw:mirror-vertical="false" draw:type="rectangle" draw:enhanced-path="M 0 0 L 21600 0 21600 21600 0 21600 0 0 Z N"/>
                </draw:custom-shape>
                <draw:line draw:style-name="gr530" draw:text-style-name="P16" draw:layer="SQL Servers" svg:x1="35.951cm" svg:y1="23.781cm" svg:x2="35.951cm" svg:y2="24.974cm">
                  <text:p/>
                </draw:line>
                <draw:path draw:style-name="gr531" draw:text-style-name="P17" draw:layer="SQL Servers" svg:width="0.052cm" svg:height="0.051cm" svg:x="35.782cm" svg:y="24.07cm" svg:viewBox="0 0 53 52" svg:d="M27 0c15 0 26 11 26 26s-11 26-26 26-27-12-27-26 12-26 27-26z">
                  <text:p/>
                </draw:path>
                <draw:g>
                  <draw:custom-shape draw:style-name="gr532" draw:text-style-name="P18" draw:layer="SQL Servers" svg:width="0.38cm" svg:height="0.457cm" svg:x="35.372cm" svg:y="24.39cm">
                    <text:p/>
                    <draw:enhanced-geometry svg:viewBox="0 0 88 21600" draw:mirror-horizontal="false" draw:mirror-vertical="false" draw:glue-points="44 ?f6 44 0 0 10800 44 21600 88 10800" draw:text-areas="0 ?f6 88 ?f3" draw:type="can" draw:modifiers="4524.068982754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33" draw:text-style-name="P15" draw:layer="SQL Servers" svg:width="0.386cm" svg:height="0.343cm" svg:x="35.462cm" svg:y="24.542cm">
                    <text:p/>
                    <draw:enhanced-geometry svg:viewBox="0 0 21600 21600" draw:mirror-horizontal="false" draw:mirror-vertical="false" draw:type="rectangle" draw:enhanced-path="M 0 0 L 21600 0 21600 21600 0 21600 0 0 Z N"/>
                  </draw:custom-shape>
                  <draw:custom-shape draw:style-name="gr534" draw:text-style-name="P18" draw:layer="SQL Servers" svg:width="0.106cm" svg:height="0.042cm" svg:x="35.484cm" svg:y="24.564cm">
                    <text:p/>
                    <draw:enhanced-geometry svg:viewBox="0 0 21600 21600" draw:mirror-horizontal="false" draw:mirror-vertical="false" draw:type="rectangle" draw:enhanced-path="M 0 0 L 21600 0 21600 21600 0 21600 0 0 Z N"/>
                  </draw:custom-shape>
                  <draw:custom-shape draw:style-name="gr535" draw:text-style-name="P18" draw:layer="SQL Servers" svg:width="0.214cm" svg:height="0.042cm" svg:x="35.612cm" svg:y="24.564cm">
                    <text:p/>
                    <draw:enhanced-geometry svg:viewBox="0 0 21600 21600" draw:mirror-horizontal="false" draw:mirror-vertical="false" draw:type="rectangle" draw:enhanced-path="M 0 0 L 21600 0 21600 21600 0 21600 0 0 Z N"/>
                  </draw:custom-shape>
                  <draw:custom-shape draw:style-name="gr536" draw:text-style-name="P27" draw:layer="SQL Servers" svg:width="0.107cm" svg:height="0.043cm" svg:x="35.484cm" svg:y="24.628cm">
                    <text:p/>
                    <draw:enhanced-geometry svg:viewBox="0 0 21600 21600" draw:mirror-horizontal="false" draw:mirror-vertical="false" draw:type="rectangle" draw:enhanced-path="M 0 0 L 21600 0 21600 21600 0 21600 0 0 Z N"/>
                  </draw:custom-shape>
                  <draw:custom-shape draw:style-name="gr537" draw:text-style-name="P27" draw:layer="SQL Servers" svg:width="0.214cm" svg:height="0.043cm" svg:x="35.612cm" svg:y="24.628cm">
                    <text:p/>
                    <draw:enhanced-geometry svg:viewBox="0 0 21600 21600" draw:mirror-horizontal="false" draw:mirror-vertical="false" draw:type="rectangle" draw:enhanced-path="M 0 0 L 21600 0 21600 21600 0 21600 0 0 Z N"/>
                  </draw:custom-shape>
                  <draw:custom-shape draw:style-name="gr538" draw:text-style-name="P27" draw:layer="SQL Servers" svg:width="0.107cm" svg:height="0.043cm" svg:x="35.484cm" svg:y="24.692cm">
                    <text:p/>
                    <draw:enhanced-geometry svg:viewBox="0 0 21600 21600" draw:mirror-horizontal="false" draw:mirror-vertical="false" draw:type="rectangle" draw:enhanced-path="M 0 0 L 21600 0 21600 21600 0 21600 0 0 Z N"/>
                  </draw:custom-shape>
                  <draw:custom-shape draw:style-name="gr539" draw:text-style-name="P27" draw:layer="SQL Servers" svg:width="0.215cm" svg:height="0.043cm" svg:x="35.612cm" svg:y="24.692cm">
                    <text:p/>
                    <draw:enhanced-geometry svg:viewBox="0 0 21600 21600" draw:mirror-horizontal="false" draw:mirror-vertical="false" draw:type="rectangle" draw:enhanced-path="M 0 0 L 21600 0 21600 21600 0 21600 0 0 Z N"/>
                  </draw:custom-shape>
                  <draw:custom-shape draw:style-name="gr540" draw:text-style-name="P27" draw:layer="SQL Servers" svg:width="0.107cm" svg:height="0.043cm" svg:x="35.484cm" svg:y="24.756cm">
                    <text:p/>
                    <draw:enhanced-geometry svg:viewBox="0 0 21600 21600" draw:mirror-horizontal="false" draw:mirror-vertical="false" draw:type="rectangle" draw:enhanced-path="M 0 0 L 21600 0 21600 21600 0 21600 0 0 Z N"/>
                  </draw:custom-shape>
                  <draw:custom-shape draw:style-name="gr541" draw:text-style-name="P27" draw:layer="SQL Servers" svg:width="0.215cm" svg:height="0.043cm" svg:x="35.612cm" svg:y="24.756cm">
                    <text:p/>
                    <draw:enhanced-geometry svg:viewBox="0 0 21600 21600" draw:mirror-horizontal="false" draw:mirror-vertical="false" draw:type="rectangle" draw:enhanced-path="M 0 0 L 21600 0 21600 21600 0 21600 0 0 Z N"/>
                  </draw:custom-shape>
                  <draw:custom-shape draw:style-name="gr542" draw:text-style-name="P27" draw:layer="SQL Servers" svg:width="0.107cm" svg:height="0.043cm" svg:x="35.484cm" svg:y="24.82cm">
                    <text:p/>
                    <draw:enhanced-geometry svg:viewBox="0 0 21600 21600" draw:mirror-horizontal="false" draw:mirror-vertical="false" draw:type="rectangle" draw:enhanced-path="M 0 0 L 21600 0 21600 21600 0 21600 0 0 Z N"/>
                  </draw:custom-shape>
                  <draw:custom-shape draw:style-name="gr543" draw:text-style-name="P27" draw:layer="SQL Servers" svg:width="0.214cm" svg:height="0.043cm" svg:x="35.613cm" svg:y="24.821cm">
                    <text:p/>
                    <draw:enhanced-geometry svg:viewBox="0 0 21600 21600" draw:mirror-horizontal="false" draw:mirror-vertical="false" draw:type="rectangle" draw:enhanced-path="M 0 0 L 21600 0 21600 21600 0 21600 0 0 Z N"/>
                  </draw:custom-shape>
                </draw:g>
              </draw:g>
              <draw:frame draw:style-name="gr142" draw:text-style-name="P23" draw:layer="SQL Servers" svg:width="4.318cm" svg:height="0.569cm" svg:x="33.893cm" svg:y="25.003cm">
                <draw:text-box>
                  <text:p><text:span text:style-name="T1">sp-sql1</text:span><text:span text:style-name="T2">.ext.company.com</text:span></text:p>
                </draw:text-box>
              </draw:frame>
            </draw:g>
            <draw:g>
              <draw:g>
                <svg:title>Database Server</svg:title>
                <svg:desc>www.draw-shapes.de</svg:desc>
                <draw:custom-shape draw:style-name="gr544" draw:text-style-name="P13" draw:layer="SQL Servers" svg:width="0.914cm" svg:height="1.6cm" svg:x="35.265cm" svg:y="25.943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545" draw:text-style-name="P14" draw:layer="SQL Servers" svg:width="0.685cm" svg:height="0.114cm" svg:x="35.265cm" svg:y="27.429cm">
                  <text:p/>
                </draw:rect>
                <draw:custom-shape draw:style-name="gr546" draw:text-style-name="P15" draw:layer="SQL Servers" svg:width="0.685cm" svg:height="1.37cm" svg:x="35.265cm" svg:y="26.173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13" draw:layer="SQL Servers" svg:width="0.457cm" svg:height="0.08cm" svg:x="35.382cm" svg:y="26.324cm">
                  <text:p/>
                  <draw:enhanced-geometry svg:viewBox="0 0 21600 21600" draw:mirror-horizontal="false" draw:mirror-vertical="false" draw:type="rectangle" draw:enhanced-path="M 0 0 L 21600 0 21600 21600 0 21600 0 0 Z N"/>
                </draw:custom-shape>
                <draw:custom-shape draw:style-name="gr548" draw:text-style-name="P13" draw:layer="SQL Servers" svg:width="0.114cm" svg:height="0.038cm" svg:x="35.725cm" svg:y="26.423cm">
                  <text:p/>
                  <draw:enhanced-geometry svg:viewBox="0 0 21600 21600" draw:mirror-horizontal="false" draw:mirror-vertical="false" draw:type="rectangle" draw:enhanced-path="M 0 0 L 21600 0 21600 21600 0 21600 0 0 Z N"/>
                </draw:custom-shape>
                <draw:custom-shape draw:style-name="gr549" draw:text-style-name="P14" draw:layer="SQL Servers" svg:width="0.536cm" svg:height="0.19cm" svg:x="35.341cm" svg:y="26.2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15" draw:layer="SQL Servers" svg:width="0.457cm" svg:height="0.08cm" svg:x="35.382cm" svg:y="26.324cm">
                  <text:p/>
                  <draw:enhanced-geometry svg:viewBox="0 0 21600 21600" draw:mirror-horizontal="false" draw:mirror-vertical="false" draw:type="rectangle" draw:enhanced-path="M 0 0 L 21600 0 21600 21600 0 21600 0 0 Z N"/>
                </draw:custom-shape>
                <draw:custom-shape draw:style-name="gr551" draw:text-style-name="P15" draw:layer="SQL Servers" svg:width="0.114cm" svg:height="0.038cm" svg:x="35.725cm" svg:y="26.423cm">
                  <text:p/>
                  <draw:enhanced-geometry svg:viewBox="0 0 21600 21600" draw:mirror-horizontal="false" draw:mirror-vertical="false" draw:type="rectangle" draw:enhanced-path="M 0 0 L 21600 0 21600 21600 0 21600 0 0 Z N"/>
                </draw:custom-shape>
                <draw:custom-shape draw:style-name="gr552" draw:text-style-name="P14" draw:layer="SQL Servers" svg:width="0.536cm" svg:height="0.111cm" svg:x="35.344cm" svg:y="26.5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15" draw:layer="SQL Servers" svg:width="0.115cm" svg:height="0.039cm" svg:x="35.382cm" svg:y="26.554cm">
                  <text:p/>
                  <draw:enhanced-geometry svg:viewBox="0 0 21600 21600" draw:mirror-horizontal="false" draw:mirror-vertical="false" draw:type="rectangle" draw:enhanced-path="M 0 0 L 21600 0 21600 21600 0 21600 0 0 Z N"/>
                </draw:custom-shape>
                <draw:line draw:style-name="gr554" draw:text-style-name="P16" draw:layer="SQL Servers" svg:x1="35.951cm" svg:y1="26.26cm" svg:x2="35.951cm" svg:y2="27.453cm">
                  <text:p/>
                </draw:line>
                <draw:path draw:style-name="gr555" draw:text-style-name="P17" draw:layer="SQL Servers" svg:width="0.052cm" svg:height="0.051cm" svg:x="35.782cm" svg:y="26.549cm" svg:viewBox="0 0 53 52" svg:d="M27 0c15 0 26 11 26 26s-11 26-26 26-27-12-27-26 12-26 27-26z">
                  <text:p/>
                </draw:path>
                <draw:g>
                  <draw:custom-shape draw:style-name="gr556" draw:text-style-name="P18" draw:layer="SQL Servers" svg:width="0.38cm" svg:height="0.457cm" svg:x="35.372cm" svg:y="26.869cm">
                    <text:p/>
                    <draw:enhanced-geometry svg:viewBox="0 0 88 21600" draw:mirror-horizontal="false" draw:mirror-vertical="false" draw:glue-points="44 ?f6 44 0 0 10800 44 21600 88 10800" draw:text-areas="0 ?f6 88 ?f3" draw:type="can" draw:modifiers="4524.068982754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7" draw:text-style-name="P15" draw:layer="SQL Servers" svg:width="0.386cm" svg:height="0.343cm" svg:x="35.462cm" svg:y="27.021cm">
                    <text:p/>
                    <draw:enhanced-geometry svg:viewBox="0 0 21600 21600" draw:mirror-horizontal="false" draw:mirror-vertical="false" draw:type="rectangle" draw:enhanced-path="M 0 0 L 21600 0 21600 21600 0 21600 0 0 Z N"/>
                  </draw:custom-shape>
                  <draw:custom-shape draw:style-name="gr558" draw:text-style-name="P18" draw:layer="SQL Servers" svg:width="0.106cm" svg:height="0.042cm" svg:x="35.484cm" svg:y="27.043cm">
                    <text:p/>
                    <draw:enhanced-geometry svg:viewBox="0 0 21600 21600" draw:mirror-horizontal="false" draw:mirror-vertical="false" draw:type="rectangle" draw:enhanced-path="M 0 0 L 21600 0 21600 21600 0 21600 0 0 Z N"/>
                  </draw:custom-shape>
                  <draw:custom-shape draw:style-name="gr559" draw:text-style-name="P18" draw:layer="SQL Servers" svg:width="0.214cm" svg:height="0.042cm" svg:x="35.612cm" svg:y="27.043cm">
                    <text:p/>
                    <draw:enhanced-geometry svg:viewBox="0 0 21600 21600" draw:mirror-horizontal="false" draw:mirror-vertical="false" draw:type="rectangle" draw:enhanced-path="M 0 0 L 21600 0 21600 21600 0 21600 0 0 Z N"/>
                  </draw:custom-shape>
                  <draw:custom-shape draw:style-name="gr560" draw:text-style-name="P27" draw:layer="SQL Servers" svg:width="0.107cm" svg:height="0.043cm" svg:x="35.484cm" svg:y="27.107cm">
                    <text:p/>
                    <draw:enhanced-geometry svg:viewBox="0 0 21600 21600" draw:mirror-horizontal="false" draw:mirror-vertical="false" draw:type="rectangle" draw:enhanced-path="M 0 0 L 21600 0 21600 21600 0 21600 0 0 Z N"/>
                  </draw:custom-shape>
                  <draw:custom-shape draw:style-name="gr561" draw:text-style-name="P27" draw:layer="SQL Servers" svg:width="0.214cm" svg:height="0.043cm" svg:x="35.612cm" svg:y="27.107cm">
                    <text:p/>
                    <draw:enhanced-geometry svg:viewBox="0 0 21600 21600" draw:mirror-horizontal="false" draw:mirror-vertical="false" draw:type="rectangle" draw:enhanced-path="M 0 0 L 21600 0 21600 21600 0 21600 0 0 Z N"/>
                  </draw:custom-shape>
                  <draw:custom-shape draw:style-name="gr562" draw:text-style-name="P27" draw:layer="SQL Servers" svg:width="0.107cm" svg:height="0.043cm" svg:x="35.484cm" svg:y="27.171cm">
                    <text:p/>
                    <draw:enhanced-geometry svg:viewBox="0 0 21600 21600" draw:mirror-horizontal="false" draw:mirror-vertical="false" draw:type="rectangle" draw:enhanced-path="M 0 0 L 21600 0 21600 21600 0 21600 0 0 Z N"/>
                  </draw:custom-shape>
                  <draw:custom-shape draw:style-name="gr563" draw:text-style-name="P27" draw:layer="SQL Servers" svg:width="0.215cm" svg:height="0.043cm" svg:x="35.612cm" svg:y="27.171cm">
                    <text:p/>
                    <draw:enhanced-geometry svg:viewBox="0 0 21600 21600" draw:mirror-horizontal="false" draw:mirror-vertical="false" draw:type="rectangle" draw:enhanced-path="M 0 0 L 21600 0 21600 21600 0 21600 0 0 Z N"/>
                  </draw:custom-shape>
                  <draw:custom-shape draw:style-name="gr564" draw:text-style-name="P27" draw:layer="SQL Servers" svg:width="0.107cm" svg:height="0.043cm" svg:x="35.484cm" svg:y="27.235cm">
                    <text:p/>
                    <draw:enhanced-geometry svg:viewBox="0 0 21600 21600" draw:mirror-horizontal="false" draw:mirror-vertical="false" draw:type="rectangle" draw:enhanced-path="M 0 0 L 21600 0 21600 21600 0 21600 0 0 Z N"/>
                  </draw:custom-shape>
                  <draw:custom-shape draw:style-name="gr565" draw:text-style-name="P27" draw:layer="SQL Servers" svg:width="0.215cm" svg:height="0.043cm" svg:x="35.612cm" svg:y="27.235cm">
                    <text:p/>
                    <draw:enhanced-geometry svg:viewBox="0 0 21600 21600" draw:mirror-horizontal="false" draw:mirror-vertical="false" draw:type="rectangle" draw:enhanced-path="M 0 0 L 21600 0 21600 21600 0 21600 0 0 Z N"/>
                  </draw:custom-shape>
                  <draw:custom-shape draw:style-name="gr566" draw:text-style-name="P27" draw:layer="SQL Servers" svg:width="0.107cm" svg:height="0.043cm" svg:x="35.484cm" svg:y="27.299cm">
                    <text:p/>
                    <draw:enhanced-geometry svg:viewBox="0 0 21600 21600" draw:mirror-horizontal="false" draw:mirror-vertical="false" draw:type="rectangle" draw:enhanced-path="M 0 0 L 21600 0 21600 21600 0 21600 0 0 Z N"/>
                  </draw:custom-shape>
                  <draw:custom-shape draw:style-name="gr567" draw:text-style-name="P27" draw:layer="SQL Servers" svg:width="0.214cm" svg:height="0.043cm" svg:x="35.613cm" svg:y="27.3cm">
                    <text:p/>
                    <draw:enhanced-geometry svg:viewBox="0 0 21600 21600" draw:mirror-horizontal="false" draw:mirror-vertical="false" draw:type="rectangle" draw:enhanced-path="M 0 0 L 21600 0 21600 21600 0 21600 0 0 Z N"/>
                  </draw:custom-shape>
                </draw:g>
              </draw:g>
              <draw:frame draw:style-name="gr142" draw:text-style-name="P23" draw:layer="SQL Servers" svg:width="4.318cm" svg:height="0.569cm" svg:x="33.893cm" svg:y="27.543cm">
                <draw:text-box>
                  <text:p><text:span text:style-name="T1">sp-sql2</text:span><text:span text:style-name="T2">.ext.company.com</text:span></text:p>
                </draw:text-box>
              </draw:frame>
            </draw:g>
            <draw:frame draw:style-name="gr116" draw:text-style-name="P25" draw:layer="SQL Servers" svg:width="4.953cm" svg:height="0.569cm" svg:x="31.226cm" svg:y="22.463cm">
              <draw:text-box>
                <text:p><text:span text:style-name="T5">SharePoint Database Servers</text:span></text:p>
              </draw:text-box>
            </draw:frame>
          </draw:g>
          <draw:frame draw:style-name="gr77" draw:text-style-name="P52" draw:layer="SQL Servers" svg:width="3.683cm" svg:height="0.887cm" svg:x="30.591cm" svg:y="23.479cm">
            <draw:text-box>
              <text:p><text:span text:style-name="T18">SQL Cluster</text:span></text:p>
            </draw:text-box>
          </draw:frame>
        </draw:g>
        <draw:g>
          <draw:line draw:style-name="gr568" draw:text-style-name="P2" draw:layer="ADFS" svg:x1="26.605cm" svg:y1="21.318cm" svg:x2="17.517cm" svg:y2="23.987cm">
            <text:p/>
          </draw:line>
          <draw:frame draw:style-name="gr569" draw:text-style-name="P54" draw:layer="ADFS" svg:width="3.084cm" svg:height="0.798cm" draw:transform="rotate (0.270176968208722) translate (21.437cm 21.889cm)">
            <draw:text-box>
              <text:p text:style-name="P53"><text:span text:style-name="T19">ADFS trust</text:span></text:p>
            </draw:text-box>
          </draw:frame>
        </draw:g>
        <draw:g>
          <draw:line draw:style-name="gr568" draw:text-style-name="P2" draw:layer="ADFS" svg:x1="14.208cm" svg:y1="23.733cm" svg:x2="10.779cm" svg:y2="9.509cm">
            <text:p/>
          </draw:line>
          <draw:frame draw:style-name="gr569" draw:text-style-name="P54" draw:layer="ADFS" svg:width="3.084cm" svg:height="0.798cm" draw:transform="rotate (-1.32906822539368) translate (12.327cm 11.541cm)">
            <draw:text-box>
              <text:p text:style-name="P53"><text:span text:style-name="T19">ADFS trust</text:span></text:p>
            </draw:text-box>
          </draw:frame>
        </draw:g>
        <draw:g>
          <draw:frame draw:style-name="gr440" draw:text-style-name="P44" draw:layer="SharePoint" svg:width="4.405cm" svg:height="0.877cm" draw:transform="rotate (-1.53606427468021) translate (16.527cm 7.597cm)">
            <draw:text-box>
              <text:p text:style-name="P43"><text:span text:style-name="T12">https to sp.ext.company.com</text:span></text:p>
              <text:p text:style-name="P40"><text:span text:style-name="T12">ANONYMOUS</text:span></text:p>
            </draw:text-box>
          </draw:frame>
          <draw:path draw:style-name="gr437" draw:text-style-name="P37" draw:layer="SharePoint" svg:width="12.745cm" svg:height="4.449cm" draw:transform="skewX (3.283979132774E-017) rotate (-1.83137398411765) translate (20.6668067334634cm 5.19450121353207cm)" svg:viewBox="0 0 12746 4450" svg:d="M0 4450c212-51 2724-1121 3583-1350 173-56 8124-2560 9163-3100">
            <text:p/>
          </draw:path>
          <draw:frame draw:style-name="gr439" draw:text-style-name="P42" draw:layer="SharePoint" svg:width="0.739cm" svg:height="0.954cm" svg:x="16.009cm" svg:y="6.969cm">
            <draw:text-box>
              <text:p><text:span text:style-name="T13">1</text:span></text:p>
            </draw:text-box>
          </draw:frame>
        </draw:g>
        <draw:frame draw:style-name="gr569" draw:text-style-name="P11" draw:layer="SharePoint" svg:width="5.011cm" svg:height="0.954cm" svg:x="0.815cm" svg:y="0.935cm">
          <draw:text-box>
            <text:p>Internal network</text:p>
          </draw:text-box>
        </draw:frame>
        <draw:frame draw:style-name="gr569" draw:text-style-name="P11" draw:layer="SharePoint" svg:width="2.653cm" svg:height="0.954cm" svg:x="20.881cm" svg:y="1.062cm">
          <draw:text-box>
            <text:p>Internet</text:p>
          </draw:text-box>
        </draw:frame>
        <draw:frame draw:style-name="gr569" draw:text-style-name="P11" draw:layer="SharePoint" svg:width="1.878cm" svg:height="0.954cm" svg:x="0.887cm" svg:y="14.716cm">
          <draw:text-box>
            <text:p>DMZ</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opacity draw:name="Transparency_20_7" draw:display-name="Transparency 7" draw:style="radial" draw:cx="50%" draw:cy="50%" draw:start="0%" draw:end="100%" draw:border="0%"/>
    <draw:marker draw:name="Arrow" svg:viewBox="0 0 20 30" svg:d="M10 0l-10 30h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svg:title>Layout</svg:title>
        <svg:desc>base layer</svg:desc>
      </draw:layer>
      <draw:layer draw:name="background"/>
      <draw:layer draw:name="backgroundobjects"/>
      <draw:layer draw:name="controls"/>
      <draw:layer draw:name="measurelines"/>
      <draw:layer draw:name="SQL Servers"/>
      <draw:layer draw:name="Active Directory">
        <svg:title>Active Directory</svg:title>
        <svg:desc>Active Directory and ADFS</svg:desc>
      </draw:layer>
      <draw:layer draw:name="Internal Users">
        <svg:title>Internal Users</svg:title>
      </draw:layer>
      <draw:layer draw:name="External Users">
        <svg:title>External Users</svg:title>
      </draw:layer>
      <draw:layer draw:name="ADFS">
        <svg:title>Load Balancers</svg:title>
      </draw:layer>
      <draw:layer draw:name="SharePoint">
        <svg:title>SharePoint</svg:title>
      </draw:layer>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1T12:17:10.936000000</meta:creation-date>
    <dc:date>2018-10-26T15:10:21.364000000</dc:date>
    <meta:editing-duration>PT6H50M19S</meta:editing-duration>
    <meta:editing-cycles>69</meta:editing-cycles>
    <meta:generator>LibreOffice/5.4.0.3$Windows_x86 LibreOffice_project/7556cbc6811c9d992f4064ab9287069087d7f62c</meta:generator>
    <meta:document-statistic meta:object-count="705"/>
  </office:meta>
</office:document-meta>
</file>